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40">
      <style:paragraph-properties fo:line-height="100%" fo:text-align="justify" fo:text-align-last="start" style:tab-stop-distance="1in" fo:margin-left="0.37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justify" fo:text-align-last="start" style:tab-stop-distance="1in" fo:margin-left="0.37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justify" fo:text-align-last="start" style:tab-stop-distance="1in" fo:margin-left="0.37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justify" fo:text-align-last="start" style:tab-stop-distance="1in" fo:margin-left="0.37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100%" fo:text-align="justify" fo:text-align-last="start" style:tab-stop-distance="1in" fo:margin-left="0.37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52">
      <style:drawing-page-properties draw:fill="bitmap" draw:fill-image-name="a4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17">
      <style:drawing-page-properties draw:fill="bitmap" draw:fill-image-name="a9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0.1597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97">
      <style:drawing-page-properties draw:fill="bitmap" draw:fill-image-name="a6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0.1597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0.1597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0.1597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87">
      <style:drawing-page-properties draw:fill="bitmap" draw:fill-image-name="a4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1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4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2">
      <style:drawing-page-properties draw:fill="bitmap" draw:fill-image-name="a9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26">
      <style:drawing-page-properties draw:fill="bitmap" draw:fill-image-name="a7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5">
      <style:drawing-page-properties draw:fill="bitmap" draw:fill-image-name="a10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4">
      <style:drawing-page-properties draw:fill="bitmap" draw:fill-image-name="a96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justify" fo:text-align-last="start" style:tab-stop-distance="1in" fo:margin-left="0.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13">
      <style:drawing-page-properties draw:fill="bitmap" draw:fill-image-name="a5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-0.002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-0.002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justify" fo:text-align-last="start" style:tab-stop-distance="1in" fo:margin-left="0.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justify" fo:text-align-last="start" style:tab-stop-distance="1in" fo:margin-left="0.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justify" fo:text-align-last="start" style:tab-stop-distance="1in" fo:margin-left="0.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-0.002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-0.002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-0.002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-0.002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-0.002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-0.002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4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5">
      <style:drawing-page-properties draw:fill="bitmap" draw:fill-image-name="a7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justify" fo:text-align-last="star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-0.002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-0.0027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2">
      <style:paragraph-properties fo:line-height="100%" fo:text-align="justify" fo:text-align-last="star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2">
      <style:drawing-page-properties draw:fill="bitmap" draw:fill-image-name="a10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justify" fo:text-align-last="star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0">
      <style:drawing-page-properties draw:fill="bitmap" draw:fill-image-name="a9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5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bitmap" draw:fill-image-name="a5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4">
      <style:drawing-page-properties draw:fill="bitmap" draw:fill-image-name="a7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3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ymbol" style:font-family-asian="Times New Roman" style:font-family-generic="roman" style:font-family-generic-asian="roman" style:font-pitch="variable" style:font-pitch-asian="variable" style:font-charset="x-symbo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ymbol" style:font-family-asian="Times New Roman" style:font-family-generic="roman" style:font-family-generic-asian="roman" style:font-pitch="variable" style:font-pitch-asian="variable" style:font-charset="x-symbo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2">
      <style:drawing-page-properties draw:fill="bitmap" draw:fill-image-name="a10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ymbol" style:font-family-asian="Times New Roman" style:font-family-generic="roman" style:font-family-generic-asian="roman" style:font-pitch="variable" style:font-pitch-asian="variable" style:font-charset="x-symbo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center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0.1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bitmap" draw:fill-image-name="a5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>
          <style:tab-stop style:position="-0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0.1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ymbol" style:font-family-asian="Times New Roman" style:font-family-generic="roman" style:font-family-generic-asian="roman" style:font-pitch="variable" style:font-pitch-asian="variable" style:font-charset="x-symbo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0.1243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ymbol" style:font-family-asian="Times New Roman" style:font-family-generic="roman" style:font-family-generic-asian="roman" style:font-pitch="variable" style:font-pitch-asian="variable" style:font-charset="x-symbo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>
          <style:tab-stop style:position="-0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justify" fo:text-align-last="start" style:tab-stop-distance="1in" fo:margin-left="0.8125in" fo:margin-right="0in" fo:text-indent="-0.3125in" fo:margin-top="0in" fo:margin-bottom="0in" style:punctuation-wrap="hanging" style:vertical-align="auto" style:writing-mode="lr-tb">
        <style:tab-stops>
          <style:tab-stop style:position="-0.27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justify" fo:text-align-last="start" style:tab-stop-distance="1in" fo:margin-left="0.3055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ymbol" style:font-family-asian="Times New Roman" style:font-family-generic="roman" style:font-family-generic-asian="roman" style:font-pitch="variable" style:font-pitch-asian="variable" style:font-charset="x-symbol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justify" fo:text-align-last="start" style:tab-stop-distance="1in" fo:margin-left="0.3055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justify" fo:text-align-last="start" style:tab-stop-distance="1in" fo:margin-left="0.3055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8">
      <style:drawing-page-properties draw:fill="bitmap" draw:fill-image-name="a8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justify" fo:text-align-last="start" style:tab-stop-distance="1in" fo:margin-left="0.3055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2">
      <style:paragraph-properties fo:line-height="100%" fo:text-align="justify" fo:text-align-last="start" style:tab-stop-distance="1in" fo:margin-left="0.3055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justify" fo:text-align-last="start" style:tab-stop-distance="1in" fo:margin-left="0.3055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7">
      <style:drawing-page-properties draw:fill="bitmap" draw:fill-image-name="a11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bitmap" draw:fill-image-name="a5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4">
      <style:paragraph-properties fo:line-height="100%" fo:text-align="center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0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12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-0.145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5">
      <style:drawing-page-properties draw:fill="bitmap" draw:fill-image-name="a8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5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-0.145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-0.145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8">
      <style:drawing-page-properties draw:fill="bitmap" draw:fill-image-name="a3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44444in" style:font-size-asian="0.44444in" style:font-size-complex="0.44444in" fo:letter-spacing="0in" fo:language="uk" fo:country="U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justify" fo:text-align-last="start" style:tab-stop-distance="1in" fo:margin-left="0in" fo:margin-right="0in" fo:text-indent="0.3975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-0.145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-0.145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19444in" style:font-size-asian="0.19444in" style:font-size-complex="0.19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-0.145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44444in" style:font-size-asian="0.44444in" style:font-size-complex="0.44444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4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18">
      <style:drawing-page-properties draw:fill="bitmap" draw:fill-image-name="a6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32">
      <style:drawing-page-properties draw:fill="bitmap" draw:fill-image-name="a11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45">
      <style:drawing-page-properties draw:fill="bitmap" draw:fill-image-name="a8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5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-0.145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0.0069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0.0069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9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0.0069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-0.145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-0.145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-0.145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-0.145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0.0069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9">
      <style:drawing-page-properties draw:fill="bitmap" draw:fill-image-name="a40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2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-0.145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>
          <style:tab-stop style:position="-0.1458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justify" fo:text-align-last="start" style:tab-stop-distance="1in" fo:margin-left="0in" fo:margin-right="0in" fo:text-indent="0.3975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76">
      <style:drawing-page-properties draw:fill="bitmap" draw:fill-image-name="a8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5">
      <style:drawing-page-properties draw:fill="bitmap" draw:fill-image-name="a4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justify" fo:text-align-last="start" style:tab-stop-distance="1in" fo:margin-left="0in" fo:margin-right="0in" fo:text-indent="0.4923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55">
      <style:drawing-page-properties draw:fill="bitmap" draw:fill-image-name="a6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justify" fo:text-align-last="start" style:tab-stop-distance="1in" fo:margin-left="0.37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justify" fo:text-align-last="start" style:tab-stop-distance="1in" fo:margin-left="0.37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justify" fo:text-align-last="start" style:tab-stop-distance="1in" fo:margin-left="0.37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justify" fo:text-align-last="start" style:tab-stop-distance="1in" fo:margin-left="0.37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2">
      <style:drawing-page-properties draw:fill="bitmap" draw:fill-image-name="a8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80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1122">
      <text:list-level-style-bullet text:level="1" text:bullet-char="">
        <style:list-level-properties text:space-before="0in" text:min-label-width="0.375in"/>
        <style:text-properties fo:font-family="Wingdings" style:font-pitch="variable" style:font-charset="x-symbol" fo:font-size="100%"/>
      </text:list-level-style-bullet>
      <text:list-level-style-bullet text:level="2" text:bullet-char="">
        <style:list-level-properties text:space-before="0.5in" text:min-label-width="0.375in"/>
        <style:text-properties fo:font-family="Wingdings" style:font-pitch="variable" style:font-charset="x-symbol" fo:font-size="100%"/>
      </text:list-level-style-bullet>
      <text:list-level-style-bullet text:level="3" text:bullet-char="">
        <style:list-level-properties text:space-before="1in" text:min-label-width="0.375in"/>
        <style:text-properties fo:font-family="Wingdings" style:font-pitch="variable" style:font-charset="x-symbol" fo:font-size="100%"/>
      </text:list-level-style-bullet>
      <text:list-level-style-bullet text:level="4" text:bullet-char="">
        <style:list-level-properties text:space-before="1.5in" text:min-label-width="0.375in"/>
        <style:text-properties fo:font-family="Wingdings" style:font-pitch="variable" style:font-charset="x-symbol" fo:font-size="100%"/>
      </text:list-level-style-bullet>
      <text:list-level-style-bullet text:level="5" text:bullet-char="">
        <style:list-level-properties text:space-before="2in" text:min-label-width="0.375in"/>
        <style:text-properties fo:font-family="Wingdings" style:font-pitch="variable" style:font-charset="x-symbol" fo:font-size="100%"/>
      </text:list-level-style-bullet>
      <text:list-level-style-bullet text:level="6" text:bullet-char="">
        <style:list-level-properties text:space-before="2.5in" text:min-label-width="0.375in"/>
        <style:text-properties fo:font-family="Wingdings" style:font-pitch="variable" style:font-charset="x-symbol" fo:font-size="100%"/>
      </text:list-level-style-bullet>
      <text:list-level-style-bullet text:level="7" text:bullet-char="">
        <style:list-level-properties text:space-before="3in" text:min-label-width="0.375in"/>
        <style:text-properties fo:font-family="Wingdings" style:font-pitch="variable" style:font-charset="x-symbol" fo:font-size="100%"/>
      </text:list-level-style-bullet>
      <text:list-level-style-bullet text:level="8" text:bullet-char="">
        <style:list-level-properties text:space-before="3.5in" text:min-label-width="0.375in"/>
        <style:text-properties fo:font-family="Wingdings" style:font-pitch="variable" style:font-charset="x-symbol" fo:font-size="100%"/>
      </text:list-level-style-bullet>
      <text:list-level-style-bullet text:level="9" text:bullet-char="">
        <style:list-level-properties text:space-before="4in" text:min-label-width="0.375in"/>
        <style:text-properties fo:font-family="Wingdings" style:font-pitch="variable" style:font-charset="x-symbol" fo:font-size="100%"/>
      </text:list-level-style-bullet>
    </text:list-style>
    <text:list-style style:name="a1147">
      <text:list-level-style-bullet text:level="1" text:bullet-char="">
        <style:list-level-properties text:space-before="0in" text:min-label-width="0.375in"/>
        <style:text-properties fo:font-family="Wingdings" style:font-pitch="variable" style:font-charset="x-symbol" fo:font-size="100%"/>
      </text:list-level-style-bullet>
      <text:list-level-style-bullet text:level="2" text:bullet-char="">
        <style:list-level-properties text:space-before="0.5in" text:min-label-width="0.375in"/>
        <style:text-properties fo:font-family="Wingdings" style:font-pitch="variable" style:font-charset="x-symbol" fo:font-size="100%"/>
      </text:list-level-style-bullet>
      <text:list-level-style-bullet text:level="3" text:bullet-char="">
        <style:list-level-properties text:space-before="1in" text:min-label-width="0.375in"/>
        <style:text-properties fo:font-family="Wingdings" style:font-pitch="variable" style:font-charset="x-symbol" fo:font-size="100%"/>
      </text:list-level-style-bullet>
      <text:list-level-style-bullet text:level="4" text:bullet-char="">
        <style:list-level-properties text:space-before="1.5in" text:min-label-width="0.375in"/>
        <style:text-properties fo:font-family="Wingdings" style:font-pitch="variable" style:font-charset="x-symbol" fo:font-size="100%"/>
      </text:list-level-style-bullet>
      <text:list-level-style-bullet text:level="5" text:bullet-char="">
        <style:list-level-properties text:space-before="2in" text:min-label-width="0.375in"/>
        <style:text-properties fo:font-family="Wingdings" style:font-pitch="variable" style:font-charset="x-symbol" fo:font-size="100%"/>
      </text:list-level-style-bullet>
      <text:list-level-style-bullet text:level="6" text:bullet-char="">
        <style:list-level-properties text:space-before="2.5in" text:min-label-width="0.375in"/>
        <style:text-properties fo:font-family="Wingdings" style:font-pitch="variable" style:font-charset="x-symbol" fo:font-size="100%"/>
      </text:list-level-style-bullet>
      <text:list-level-style-bullet text:level="7" text:bullet-char="">
        <style:list-level-properties text:space-before="3in" text:min-label-width="0.375in"/>
        <style:text-properties fo:font-family="Wingdings" style:font-pitch="variable" style:font-charset="x-symbol" fo:font-size="100%"/>
      </text:list-level-style-bullet>
      <text:list-level-style-bullet text:level="8" text:bullet-char="">
        <style:list-level-properties text:space-before="3.5in" text:min-label-width="0.375in"/>
        <style:text-properties fo:font-family="Wingdings" style:font-pitch="variable" style:font-charset="x-symbol" fo:font-size="100%"/>
      </text:list-level-style-bullet>
      <text:list-level-style-bullet text:level="9" text:bullet-char="">
        <style:list-level-properties text:space-before="4in" text:min-label-width="0.375in"/>
        <style:text-properties fo:font-family="Wingdings" style:font-pitch="variable" style:font-charset="x-symbol" fo:font-size="100%"/>
      </text:list-level-style-bullet>
    </text:list-style>
    <text:list-style style:name="a985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1125">
      <text:list-level-style-bullet text:level="1" text:bullet-char="">
        <style:list-level-properties text:space-before="0in" text:min-label-width="0.375in"/>
        <style:text-properties fo:font-family="Wingdings" style:font-pitch="variable" style:font-charset="x-symbol" fo:font-size="100%"/>
      </text:list-level-style-bullet>
      <text:list-level-style-bullet text:level="2" text:bullet-char="">
        <style:list-level-properties text:space-before="0.5in" text:min-label-width="0.375in"/>
        <style:text-properties fo:font-family="Wingdings" style:font-pitch="variable" style:font-charset="x-symbol" fo:font-size="100%"/>
      </text:list-level-style-bullet>
      <text:list-level-style-bullet text:level="3" text:bullet-char="">
        <style:list-level-properties text:space-before="1in" text:min-label-width="0.375in"/>
        <style:text-properties fo:font-family="Wingdings" style:font-pitch="variable" style:font-charset="x-symbol" fo:font-size="100%"/>
      </text:list-level-style-bullet>
      <text:list-level-style-bullet text:level="4" text:bullet-char="">
        <style:list-level-properties text:space-before="1.5in" text:min-label-width="0.375in"/>
        <style:text-properties fo:font-family="Wingdings" style:font-pitch="variable" style:font-charset="x-symbol" fo:font-size="100%"/>
      </text:list-level-style-bullet>
      <text:list-level-style-bullet text:level="5" text:bullet-char="">
        <style:list-level-properties text:space-before="2in" text:min-label-width="0.375in"/>
        <style:text-properties fo:font-family="Wingdings" style:font-pitch="variable" style:font-charset="x-symbol" fo:font-size="100%"/>
      </text:list-level-style-bullet>
      <text:list-level-style-bullet text:level="6" text:bullet-char="">
        <style:list-level-properties text:space-before="2.5in" text:min-label-width="0.375in"/>
        <style:text-properties fo:font-family="Wingdings" style:font-pitch="variable" style:font-charset="x-symbol" fo:font-size="100%"/>
      </text:list-level-style-bullet>
      <text:list-level-style-bullet text:level="7" text:bullet-char="">
        <style:list-level-properties text:space-before="3in" text:min-label-width="0.375in"/>
        <style:text-properties fo:font-family="Wingdings" style:font-pitch="variable" style:font-charset="x-symbol" fo:font-size="100%"/>
      </text:list-level-style-bullet>
      <text:list-level-style-bullet text:level="8" text:bullet-char="">
        <style:list-level-properties text:space-before="3.5in" text:min-label-width="0.375in"/>
        <style:text-properties fo:font-family="Wingdings" style:font-pitch="variable" style:font-charset="x-symbol" fo:font-size="100%"/>
      </text:list-level-style-bullet>
      <text:list-level-style-bullet text:level="9" text:bullet-char="">
        <style:list-level-properties text:space-before="4in" text:min-label-width="0.375in"/>
        <style:text-properties fo:font-family="Wingdings" style:font-pitch="variable" style:font-charset="x-symbol" fo:font-size="100%"/>
      </text:list-level-style-bullet>
    </text:list-style>
    <text:list-style style:name="a961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1079">
      <text:list-level-style-bullet text:level="1" text:bullet-char="-">
        <style:list-level-properties text:space-before="0in" text:min-label-width="0.375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Symbol" style:font-family-generic="roman" style:font-pitch="variable" fo:font-size="100%"/>
      </text:list-level-style-bullet>
    </text:list-style>
    <text:list-style style:name="a1129">
      <text:list-level-style-bullet text:level="1" text:bullet-char="">
        <style:list-level-properties text:space-before="0in" text:min-label-width="0.375in"/>
        <style:text-properties fo:font-family="Wingdings" style:font-pitch="variable" style:font-charset="x-symbol" fo:font-size="100%"/>
      </text:list-level-style-bullet>
      <text:list-level-style-bullet text:level="2" text:bullet-char="">
        <style:list-level-properties text:space-before="0.5in" text:min-label-width="0.375in"/>
        <style:text-properties fo:font-family="Wingdings" style:font-pitch="variable" style:font-charset="x-symbol" fo:font-size="100%"/>
      </text:list-level-style-bullet>
      <text:list-level-style-bullet text:level="3" text:bullet-char="">
        <style:list-level-properties text:space-before="1in" text:min-label-width="0.375in"/>
        <style:text-properties fo:font-family="Wingdings" style:font-pitch="variable" style:font-charset="x-symbol" fo:font-size="100%"/>
      </text:list-level-style-bullet>
      <text:list-level-style-bullet text:level="4" text:bullet-char="">
        <style:list-level-properties text:space-before="1.5in" text:min-label-width="0.375in"/>
        <style:text-properties fo:font-family="Wingdings" style:font-pitch="variable" style:font-charset="x-symbol" fo:font-size="100%"/>
      </text:list-level-style-bullet>
      <text:list-level-style-bullet text:level="5" text:bullet-char="">
        <style:list-level-properties text:space-before="2in" text:min-label-width="0.375in"/>
        <style:text-properties fo:font-family="Wingdings" style:font-pitch="variable" style:font-charset="x-symbol" fo:font-size="100%"/>
      </text:list-level-style-bullet>
      <text:list-level-style-bullet text:level="6" text:bullet-char="">
        <style:list-level-properties text:space-before="2.5in" text:min-label-width="0.375in"/>
        <style:text-properties fo:font-family="Wingdings" style:font-pitch="variable" style:font-charset="x-symbol" fo:font-size="100%"/>
      </text:list-level-style-bullet>
      <text:list-level-style-bullet text:level="7" text:bullet-char="">
        <style:list-level-properties text:space-before="3in" text:min-label-width="0.375in"/>
        <style:text-properties fo:font-family="Wingdings" style:font-pitch="variable" style:font-charset="x-symbol" fo:font-size="100%"/>
      </text:list-level-style-bullet>
      <text:list-level-style-bullet text:level="8" text:bullet-char="">
        <style:list-level-properties text:space-before="3.5in" text:min-label-width="0.375in"/>
        <style:text-properties fo:font-family="Wingdings" style:font-pitch="variable" style:font-charset="x-symbol" fo:font-size="100%"/>
      </text:list-level-style-bullet>
      <text:list-level-style-bullet text:level="9" text:bullet-char="">
        <style:list-level-properties text:space-before="4in" text:min-label-width="0.375in"/>
        <style:text-properties fo:font-family="Wingdings" style:font-pitch="variable" style:font-charset="x-symbol" fo:font-size="100%"/>
      </text:list-level-style-bullet>
    </text:list-style>
    <text:list-style style:name="a1058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573">
      <text:list-level-style-bullet text:level="1" text:bullet-char="">
        <style:list-level-properties text:space-before="0in" text:min-label-width="0.3125in"/>
        <style:text-properties fo:font-family="Wingdings" style:font-pitch="variable" style:font-charset="x-symbol" fo:font-size="100%"/>
      </text:list-level-style-bullet>
      <text:list-level-style-bullet text:level="2" text:bullet-char="">
        <style:list-level-properties text:space-before="0.5in" text:min-label-width="0.3125in"/>
        <style:text-properties fo:font-family="Wingdings" style:font-pitch="variable" style:font-charset="x-symbol" fo:font-size="100%"/>
      </text:list-level-style-bullet>
      <text:list-level-style-bullet text:level="3" text:bullet-char="">
        <style:list-level-properties text:space-before="1in" text:min-label-width="0.3125in"/>
        <style:text-properties fo:font-family="Wingdings" style:font-pitch="variable" style:font-charset="x-symbol" fo:font-size="100%"/>
      </text:list-level-style-bullet>
      <text:list-level-style-bullet text:level="4" text:bullet-char="">
        <style:list-level-properties text:space-before="1.5in" text:min-label-width="0.3125in"/>
        <style:text-properties fo:font-family="Wingdings" style:font-pitch="variable" style:font-charset="x-symbol" fo:font-size="100%"/>
      </text:list-level-style-bullet>
      <text:list-level-style-bullet text:level="5" text:bullet-char="">
        <style:list-level-properties text:space-before="2in" text:min-label-width="0.3125in"/>
        <style:text-properties fo:font-family="Wingdings" style:font-pitch="variable" style:font-charset="x-symbol" fo:font-size="100%"/>
      </text:list-level-style-bullet>
      <text:list-level-style-bullet text:level="6" text:bullet-char="">
        <style:list-level-properties text:space-before="2.5in" text:min-label-width="0.3125in"/>
        <style:text-properties fo:font-family="Wingdings" style:font-pitch="variable" style:font-charset="x-symbol" fo:font-size="100%"/>
      </text:list-level-style-bullet>
      <text:list-level-style-bullet text:level="7" text:bullet-char="">
        <style:list-level-properties text:space-before="3in" text:min-label-width="0.3125in"/>
        <style:text-properties fo:font-family="Wingdings" style:font-pitch="variable" style:font-charset="x-symbol" fo:font-size="100%"/>
      </text:list-level-style-bullet>
      <text:list-level-style-bullet text:level="8" text:bullet-char="">
        <style:list-level-properties text:space-before="3.5in" text:min-label-width="0.3125in"/>
        <style:text-properties fo:font-family="Wingdings" style:font-pitch="variable" style:font-charset="x-symbol" fo:font-size="100%"/>
      </text:list-level-style-bullet>
      <text:list-level-style-bullet text:level="9" text:bullet-char="">
        <style:list-level-properties text:space-before="4in" text:min-label-width="0.3125in"/>
        <style:text-properties fo:font-family="Wingdings" style:font-pitch="variable" style:font-charset="x-symbol" fo:font-size="100%"/>
      </text:list-level-style-bullet>
    </text:list-style>
    <text:list-style style:name="a898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873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901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578">
      <text:list-level-style-bullet text:level="1" text:bullet-char="">
        <style:list-level-properties text:space-before="0in" text:min-label-width="0.3125in"/>
        <style:text-properties fo:font-family="Wingdings" style:font-pitch="variable" style:font-charset="x-symbol" fo:font-size="100%"/>
      </text:list-level-style-bullet>
      <text:list-level-style-bullet text:level="2" text:bullet-char="">
        <style:list-level-properties text:space-before="0.5in" text:min-label-width="0.3125in"/>
        <style:text-properties fo:font-family="Wingdings" style:font-pitch="variable" style:font-charset="x-symbol" fo:font-size="100%"/>
      </text:list-level-style-bullet>
      <text:list-level-style-bullet text:level="3" text:bullet-char="">
        <style:list-level-properties text:space-before="1in" text:min-label-width="0.3125in"/>
        <style:text-properties fo:font-family="Wingdings" style:font-pitch="variable" style:font-charset="x-symbol" fo:font-size="100%"/>
      </text:list-level-style-bullet>
      <text:list-level-style-bullet text:level="4" text:bullet-char="">
        <style:list-level-properties text:space-before="1.5in" text:min-label-width="0.3125in"/>
        <style:text-properties fo:font-family="Wingdings" style:font-pitch="variable" style:font-charset="x-symbol" fo:font-size="100%"/>
      </text:list-level-style-bullet>
      <text:list-level-style-bullet text:level="5" text:bullet-char="">
        <style:list-level-properties text:space-before="2in" text:min-label-width="0.3125in"/>
        <style:text-properties fo:font-family="Wingdings" style:font-pitch="variable" style:font-charset="x-symbol" fo:font-size="100%"/>
      </text:list-level-style-bullet>
      <text:list-level-style-bullet text:level="6" text:bullet-char="">
        <style:list-level-properties text:space-before="2.5in" text:min-label-width="0.3125in"/>
        <style:text-properties fo:font-family="Wingdings" style:font-pitch="variable" style:font-charset="x-symbol" fo:font-size="100%"/>
      </text:list-level-style-bullet>
      <text:list-level-style-bullet text:level="7" text:bullet-char="">
        <style:list-level-properties text:space-before="3in" text:min-label-width="0.3125in"/>
        <style:text-properties fo:font-family="Wingdings" style:font-pitch="variable" style:font-charset="x-symbol" fo:font-size="100%"/>
      </text:list-level-style-bullet>
      <text:list-level-style-bullet text:level="8" text:bullet-char="">
        <style:list-level-properties text:space-before="3.5in" text:min-label-width="0.3125in"/>
        <style:text-properties fo:font-family="Wingdings" style:font-pitch="variable" style:font-charset="x-symbol" fo:font-size="100%"/>
      </text:list-level-style-bullet>
      <text:list-level-style-bullet text:level="9" text:bullet-char="">
        <style:list-level-properties text:space-before="4in" text:min-label-width="0.3125in"/>
        <style:text-properties fo:font-family="Wingdings" style:font-pitch="variable" style:font-charset="x-symbol" fo:font-size="100%"/>
      </text:list-level-style-bullet>
    </text:list-style>
    <text:list-style style:name="a854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482">
      <text:list-level-style-number text:level="1" style:num-format="1" style:num-suffix=")">
        <style:list-level-properties text:space-before="0in" text:min-label-width="0.375in"/>
        <style:text-properties fo:font-family="Constantia" fo:font-size="100%"/>
      </text:list-level-style-number>
      <text:list-level-style-number text:level="2" style:num-format="1" style:num-suffix=")">
        <style:list-level-properties text:space-before="0.5in" text:min-label-width="0.375in"/>
        <style:text-properties fo:font-family="Constantia" fo:font-size="100%"/>
      </text:list-level-style-number>
      <text:list-level-style-number text:level="3" style:num-format="1" style:num-suffix=")">
        <style:list-level-properties text:space-before="1in" text:min-label-width="0.375in"/>
        <style:text-properties fo:font-family="Constantia" fo:font-size="100%"/>
      </text:list-level-style-number>
      <text:list-level-style-number text:level="4" style:num-format="1" style:num-suffix=")">
        <style:list-level-properties text:space-before="1.5in" text:min-label-width="0.375in"/>
        <style:text-properties fo:font-family="Constantia" fo:font-size="100%"/>
      </text:list-level-style-number>
      <text:list-level-style-number text:level="5" style:num-format="1" style:num-suffix=")">
        <style:list-level-properties text:space-before="2in" text:min-label-width="0.375in"/>
        <style:text-properties fo:font-family="Constantia" fo:font-size="100%"/>
      </text:list-level-style-number>
      <text:list-level-style-number text:level="6" style:num-format="1" style:num-suffix=")">
        <style:list-level-properties text:space-before="2.5in" text:min-label-width="0.375in"/>
        <style:text-properties fo:font-family="Constantia" fo:font-size="100%"/>
      </text:list-level-style-number>
      <text:list-level-style-number text:level="7" style:num-format="1" style:num-suffix=")">
        <style:list-level-properties text:space-before="3in" text:min-label-width="0.375in"/>
        <style:text-properties fo:font-family="Constantia" fo:font-size="100%"/>
      </text:list-level-style-number>
      <text:list-level-style-number text:level="8" style:num-format="1" style:num-suffix=")">
        <style:list-level-properties text:space-before="3.5in" text:min-label-width="0.375in"/>
        <style:text-properties fo:font-family="Constantia" fo:font-size="100%"/>
      </text:list-level-style-number>
      <text:list-level-style-number text:level="9" style:num-format="1" style:num-suffix=")">
        <style:list-level-properties text:space-before="4in" text:min-label-width="0.375in"/>
        <style:text-properties fo:font-family="Constantia" fo:font-size="100%"/>
      </text:list-level-style-number>
    </text:list-style>
    <text:list-style style:name="a904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929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857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760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1150">
      <text:list-level-style-bullet text:level="1" text:bullet-char="">
        <style:list-level-properties text:space-before="0in" text:min-label-width="0.375in"/>
        <style:text-properties fo:font-family="Wingdings" style:font-pitch="variable" style:font-charset="x-symbol" fo:font-size="100%"/>
      </text:list-level-style-bullet>
      <text:list-level-style-bullet text:level="2" text:bullet-char="">
        <style:list-level-properties text:space-before="0.5in" text:min-label-width="0.375in"/>
        <style:text-properties fo:font-family="Wingdings" style:font-pitch="variable" style:font-charset="x-symbol" fo:font-size="100%"/>
      </text:list-level-style-bullet>
      <text:list-level-style-bullet text:level="3" text:bullet-char="">
        <style:list-level-properties text:space-before="1in" text:min-label-width="0.375in"/>
        <style:text-properties fo:font-family="Wingdings" style:font-pitch="variable" style:font-charset="x-symbol" fo:font-size="100%"/>
      </text:list-level-style-bullet>
      <text:list-level-style-bullet text:level="4" text:bullet-char="">
        <style:list-level-properties text:space-before="1.5in" text:min-label-width="0.375in"/>
        <style:text-properties fo:font-family="Wingdings" style:font-pitch="variable" style:font-charset="x-symbol" fo:font-size="100%"/>
      </text:list-level-style-bullet>
      <text:list-level-style-bullet text:level="5" text:bullet-char="">
        <style:list-level-properties text:space-before="2in" text:min-label-width="0.375in"/>
        <style:text-properties fo:font-family="Wingdings" style:font-pitch="variable" style:font-charset="x-symbol" fo:font-size="100%"/>
      </text:list-level-style-bullet>
      <text:list-level-style-bullet text:level="6" text:bullet-char="">
        <style:list-level-properties text:space-before="2.5in" text:min-label-width="0.375in"/>
        <style:text-properties fo:font-family="Wingdings" style:font-pitch="variable" style:font-charset="x-symbol" fo:font-size="100%"/>
      </text:list-level-style-bullet>
      <text:list-level-style-bullet text:level="7" text:bullet-char="">
        <style:list-level-properties text:space-before="3in" text:min-label-width="0.375in"/>
        <style:text-properties fo:font-family="Wingdings" style:font-pitch="variable" style:font-charset="x-symbol" fo:font-size="100%"/>
      </text:list-level-style-bullet>
      <text:list-level-style-bullet text:level="8" text:bullet-char="">
        <style:list-level-properties text:space-before="3.5in" text:min-label-width="0.375in"/>
        <style:text-properties fo:font-family="Wingdings" style:font-pitch="variable" style:font-charset="x-symbol" fo:font-size="100%"/>
      </text:list-level-style-bullet>
      <text:list-level-style-bullet text:level="9" text:bullet-char="">
        <style:list-level-properties text:space-before="4in" text:min-label-width="0.375in"/>
        <style:text-properties fo:font-family="Wingdings" style:font-pitch="variable" style:font-charset="x-symbol" fo:font-size="100%"/>
      </text:list-level-style-bullet>
    </text:list-style>
    <text:list-style style:name="a763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1153">
      <text:list-level-style-bullet text:level="1" text:bullet-char="">
        <style:list-level-properties text:space-before="0in" text:min-label-width="0.375in"/>
        <style:text-properties fo:font-family="Wingdings" style:font-pitch="variable" style:font-charset="x-symbol" fo:font-size="100%"/>
      </text:list-level-style-bullet>
      <text:list-level-style-bullet text:level="2" text:bullet-char="">
        <style:list-level-properties text:space-before="0.5in" text:min-label-width="0.375in"/>
        <style:text-properties fo:font-family="Wingdings" style:font-pitch="variable" style:font-charset="x-symbol" fo:font-size="100%"/>
      </text:list-level-style-bullet>
      <text:list-level-style-bullet text:level="3" text:bullet-char="">
        <style:list-level-properties text:space-before="1in" text:min-label-width="0.375in"/>
        <style:text-properties fo:font-family="Wingdings" style:font-pitch="variable" style:font-charset="x-symbol" fo:font-size="100%"/>
      </text:list-level-style-bullet>
      <text:list-level-style-bullet text:level="4" text:bullet-char="">
        <style:list-level-properties text:space-before="1.5in" text:min-label-width="0.375in"/>
        <style:text-properties fo:font-family="Wingdings" style:font-pitch="variable" style:font-charset="x-symbol" fo:font-size="100%"/>
      </text:list-level-style-bullet>
      <text:list-level-style-bullet text:level="5" text:bullet-char="">
        <style:list-level-properties text:space-before="2in" text:min-label-width="0.375in"/>
        <style:text-properties fo:font-family="Wingdings" style:font-pitch="variable" style:font-charset="x-symbol" fo:font-size="100%"/>
      </text:list-level-style-bullet>
      <text:list-level-style-bullet text:level="6" text:bullet-char="">
        <style:list-level-properties text:space-before="2.5in" text:min-label-width="0.375in"/>
        <style:text-properties fo:font-family="Wingdings" style:font-pitch="variable" style:font-charset="x-symbol" fo:font-size="100%"/>
      </text:list-level-style-bullet>
      <text:list-level-style-bullet text:level="7" text:bullet-char="">
        <style:list-level-properties text:space-before="3in" text:min-label-width="0.375in"/>
        <style:text-properties fo:font-family="Wingdings" style:font-pitch="variable" style:font-charset="x-symbol" fo:font-size="100%"/>
      </text:list-level-style-bullet>
      <text:list-level-style-bullet text:level="8" text:bullet-char="">
        <style:list-level-properties text:space-before="3.5in" text:min-label-width="0.375in"/>
        <style:text-properties fo:font-family="Wingdings" style:font-pitch="variable" style:font-charset="x-symbol" fo:font-size="100%"/>
      </text:list-level-style-bullet>
      <text:list-level-style-bullet text:level="9" text:bullet-char="">
        <style:list-level-properties text:space-before="4in" text:min-label-width="0.375in"/>
        <style:text-properties fo:font-family="Wingdings" style:font-pitch="variable" style:font-charset="x-symbol" fo:font-size="100%"/>
      </text:list-level-style-bullet>
    </text:list-style>
    <text:list-style style:name="a1082">
      <text:list-level-style-bullet text:level="1" text:bullet-char="-">
        <style:list-level-properties text:space-before="0in" text:min-label-width="0.375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Symbol" style:font-family-generic="roman" style:font-pitch="variable" fo:font-size="100%"/>
      </text:list-level-style-bullet>
    </text:list-style>
    <text:list-style style:name="a467">
      <text:list-level-style-number text:level="1" style:num-format="1" style:num-suffix=")">
        <style:list-level-properties text:space-before="0in" text:min-label-width="0.375in"/>
        <style:text-properties fo:font-family="Constantia" fo:font-size="100%"/>
      </text:list-level-style-number>
      <text:list-level-style-number text:level="2" style:num-format="1" style:num-suffix=")">
        <style:list-level-properties text:space-before="0.5in" text:min-label-width="0.375in"/>
        <style:text-properties fo:font-family="Constantia" fo:font-size="100%"/>
      </text:list-level-style-number>
      <text:list-level-style-number text:level="3" style:num-format="1" style:num-suffix=")">
        <style:list-level-properties text:space-before="1in" text:min-label-width="0.375in"/>
        <style:text-properties fo:font-family="Constantia" fo:font-size="100%"/>
      </text:list-level-style-number>
      <text:list-level-style-number text:level="4" style:num-format="1" style:num-suffix=")">
        <style:list-level-properties text:space-before="1.5in" text:min-label-width="0.375in"/>
        <style:text-properties fo:font-family="Constantia" fo:font-size="100%"/>
      </text:list-level-style-number>
      <text:list-level-style-number text:level="5" style:num-format="1" style:num-suffix=")">
        <style:list-level-properties text:space-before="2in" text:min-label-width="0.375in"/>
        <style:text-properties fo:font-family="Constantia" fo:font-size="100%"/>
      </text:list-level-style-number>
      <text:list-level-style-number text:level="6" style:num-format="1" style:num-suffix=")">
        <style:list-level-properties text:space-before="2.5in" text:min-label-width="0.375in"/>
        <style:text-properties fo:font-family="Constantia" fo:font-size="100%"/>
      </text:list-level-style-number>
      <text:list-level-style-number text:level="7" style:num-format="1" style:num-suffix=")">
        <style:list-level-properties text:space-before="3in" text:min-label-width="0.375in"/>
        <style:text-properties fo:font-family="Constantia" fo:font-size="100%"/>
      </text:list-level-style-number>
      <text:list-level-style-number text:level="8" style:num-format="1" style:num-suffix=")">
        <style:list-level-properties text:space-before="3.5in" text:min-label-width="0.375in"/>
        <style:text-properties fo:font-family="Constantia" fo:font-size="100%"/>
      </text:list-level-style-number>
      <text:list-level-style-number text:level="9" style:num-format="1" style:num-suffix=")">
        <style:list-level-properties text:space-before="4in" text:min-label-width="0.375in"/>
        <style:text-properties fo:font-family="Constantia" fo:font-size="100%"/>
      </text:list-level-style-number>
    </text:list-style>
    <text:list-style style:name="a766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394">
      <text:list-level-style-number text:level="1" style:num-format="1" style:num-suffix=".">
        <style:list-level-properties text:space-before="0in" text:min-label-width="0.375in"/>
        <style:text-properties fo:font-family="Constantia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onstantia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onstantia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onstantia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onstantia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onstantia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onstantia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onstantia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onstantia" fo:font-size="100%"/>
      </text:list-level-style-number>
    </text:list-style>
    <text:list-style style:name="a1157">
      <text:list-level-style-bullet text:level="1" text:bullet-char="">
        <style:list-level-properties text:space-before="0in" text:min-label-width="0.375in"/>
        <style:text-properties fo:font-family="Wingdings" style:font-pitch="variable" style:font-charset="x-symbol" fo:font-size="100%"/>
      </text:list-level-style-bullet>
      <text:list-level-style-bullet text:level="2" text:bullet-char="">
        <style:list-level-properties text:space-before="0.5in" text:min-label-width="0.375in"/>
        <style:text-properties fo:font-family="Wingdings" style:font-pitch="variable" style:font-charset="x-symbol" fo:font-size="100%"/>
      </text:list-level-style-bullet>
      <text:list-level-style-bullet text:level="3" text:bullet-char="">
        <style:list-level-properties text:space-before="1in" text:min-label-width="0.375in"/>
        <style:text-properties fo:font-family="Wingdings" style:font-pitch="variable" style:font-charset="x-symbol" fo:font-size="100%"/>
      </text:list-level-style-bullet>
      <text:list-level-style-bullet text:level="4" text:bullet-char="">
        <style:list-level-properties text:space-before="1.5in" text:min-label-width="0.375in"/>
        <style:text-properties fo:font-family="Wingdings" style:font-pitch="variable" style:font-charset="x-symbol" fo:font-size="100%"/>
      </text:list-level-style-bullet>
      <text:list-level-style-bullet text:level="5" text:bullet-char="">
        <style:list-level-properties text:space-before="2in" text:min-label-width="0.375in"/>
        <style:text-properties fo:font-family="Wingdings" style:font-pitch="variable" style:font-charset="x-symbol" fo:font-size="100%"/>
      </text:list-level-style-bullet>
      <text:list-level-style-bullet text:level="6" text:bullet-char="">
        <style:list-level-properties text:space-before="2.5in" text:min-label-width="0.375in"/>
        <style:text-properties fo:font-family="Wingdings" style:font-pitch="variable" style:font-charset="x-symbol" fo:font-size="100%"/>
      </text:list-level-style-bullet>
      <text:list-level-style-bullet text:level="7" text:bullet-char="">
        <style:list-level-properties text:space-before="3in" text:min-label-width="0.375in"/>
        <style:text-properties fo:font-family="Wingdings" style:font-pitch="variable" style:font-charset="x-symbol" fo:font-size="100%"/>
      </text:list-level-style-bullet>
      <text:list-level-style-bullet text:level="8" text:bullet-char="">
        <style:list-level-properties text:space-before="3.5in" text:min-label-width="0.375in"/>
        <style:text-properties fo:font-family="Wingdings" style:font-pitch="variable" style:font-charset="x-symbol" fo:font-size="100%"/>
      </text:list-level-style-bullet>
      <text:list-level-style-bullet text:level="9" text:bullet-char="">
        <style:list-level-properties text:space-before="4in" text:min-label-width="0.375in"/>
        <style:text-properties fo:font-family="Wingdings" style:font-pitch="variable" style:font-charset="x-symbol" fo:font-size="100%"/>
      </text:list-level-style-bullet>
    </text:list-style>
    <text:list-style style:name="a1085">
      <text:list-level-style-bullet text:level="1" text:bullet-char="-">
        <style:list-level-properties text:space-before="0in" text:min-label-width="0.375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Symbol" style:font-family-generic="roman" style:font-pitch="variable" fo:font-size="100%"/>
      </text:list-level-style-bullet>
    </text:list-style>
    <text:list-style style:name="a1061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397">
      <text:list-level-style-number text:level="1" style:num-format="1" style:num-suffix=".">
        <style:list-level-properties text:space-before="0in" text:min-label-width="0.375in"/>
        <style:text-properties fo:font-family="Constantia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onstantia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onstantia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onstantia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onstantia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onstantia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onstantia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onstantia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onstantia" fo:font-size="100%"/>
      </text:list-level-style-number>
    </text:list-style>
    <text:list-style style:name="a1088">
      <text:list-level-style-bullet text:level="1" text:bullet-char="-">
        <style:list-level-properties text:space-before="0in" text:min-label-width="0.375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Symbol" style:font-family-generic="roman" style:font-pitch="variable" fo:font-size="100%"/>
      </text:list-level-style-bullet>
    </text:list-style>
    <text:list-style style:name="a1113">
      <text:list-level-style-bullet text:level="1" text:bullet-char="">
        <style:list-level-properties text:space-before="0in" text:min-label-width="0.375in"/>
        <style:text-properties fo:font-family="Wingdings" style:font-pitch="variable" style:font-charset="x-symbol" fo:font-size="100%"/>
      </text:list-level-style-bullet>
      <text:list-level-style-bullet text:level="2" text:bullet-char="">
        <style:list-level-properties text:space-before="0.5in" text:min-label-width="0.375in"/>
        <style:text-properties fo:font-family="Wingdings" style:font-pitch="variable" style:font-charset="x-symbol" fo:font-size="100%"/>
      </text:list-level-style-bullet>
      <text:list-level-style-bullet text:level="3" text:bullet-char="">
        <style:list-level-properties text:space-before="1in" text:min-label-width="0.375in"/>
        <style:text-properties fo:font-family="Wingdings" style:font-pitch="variable" style:font-charset="x-symbol" fo:font-size="100%"/>
      </text:list-level-style-bullet>
      <text:list-level-style-bullet text:level="4" text:bullet-char="">
        <style:list-level-properties text:space-before="1.5in" text:min-label-width="0.375in"/>
        <style:text-properties fo:font-family="Wingdings" style:font-pitch="variable" style:font-charset="x-symbol" fo:font-size="100%"/>
      </text:list-level-style-bullet>
      <text:list-level-style-bullet text:level="5" text:bullet-char="">
        <style:list-level-properties text:space-before="2in" text:min-label-width="0.375in"/>
        <style:text-properties fo:font-family="Wingdings" style:font-pitch="variable" style:font-charset="x-symbol" fo:font-size="100%"/>
      </text:list-level-style-bullet>
      <text:list-level-style-bullet text:level="6" text:bullet-char="">
        <style:list-level-properties text:space-before="2.5in" text:min-label-width="0.375in"/>
        <style:text-properties fo:font-family="Wingdings" style:font-pitch="variable" style:font-charset="x-symbol" fo:font-size="100%"/>
      </text:list-level-style-bullet>
      <text:list-level-style-bullet text:level="7" text:bullet-char="">
        <style:list-level-properties text:space-before="3in" text:min-label-width="0.375in"/>
        <style:text-properties fo:font-family="Wingdings" style:font-pitch="variable" style:font-charset="x-symbol" fo:font-size="100%"/>
      </text:list-level-style-bullet>
      <text:list-level-style-bullet text:level="8" text:bullet-char="">
        <style:list-level-properties text:space-before="3.5in" text:min-label-width="0.375in"/>
        <style:text-properties fo:font-family="Wingdings" style:font-pitch="variable" style:font-charset="x-symbol" fo:font-size="100%"/>
      </text:list-level-style-bullet>
      <text:list-level-style-bullet text:level="9" text:bullet-char="">
        <style:list-level-properties text:space-before="4in" text:min-label-width="0.375in"/>
        <style:text-properties fo:font-family="Wingdings" style:font-pitch="variable" style:font-charset="x-symbol" fo:font-size="100%"/>
      </text:list-level-style-bullet>
    </text:list-style>
    <text:list-style style:name="a1138">
      <text:list-level-style-bullet text:level="1" text:bullet-char="">
        <style:list-level-properties text:space-before="0in" text:min-label-width="0.375in"/>
        <style:text-properties fo:font-family="Wingdings" style:font-pitch="variable" style:font-charset="x-symbol" fo:font-size="100%"/>
      </text:list-level-style-bullet>
      <text:list-level-style-bullet text:level="2" text:bullet-char="">
        <style:list-level-properties text:space-before="0.5in" text:min-label-width="0.375in"/>
        <style:text-properties fo:font-family="Wingdings" style:font-pitch="variable" style:font-charset="x-symbol" fo:font-size="100%"/>
      </text:list-level-style-bullet>
      <text:list-level-style-bullet text:level="3" text:bullet-char="">
        <style:list-level-properties text:space-before="1in" text:min-label-width="0.375in"/>
        <style:text-properties fo:font-family="Wingdings" style:font-pitch="variable" style:font-charset="x-symbol" fo:font-size="100%"/>
      </text:list-level-style-bullet>
      <text:list-level-style-bullet text:level="4" text:bullet-char="">
        <style:list-level-properties text:space-before="1.5in" text:min-label-width="0.375in"/>
        <style:text-properties fo:font-family="Wingdings" style:font-pitch="variable" style:font-charset="x-symbol" fo:font-size="100%"/>
      </text:list-level-style-bullet>
      <text:list-level-style-bullet text:level="5" text:bullet-char="">
        <style:list-level-properties text:space-before="2in" text:min-label-width="0.375in"/>
        <style:text-properties fo:font-family="Wingdings" style:font-pitch="variable" style:font-charset="x-symbol" fo:font-size="100%"/>
      </text:list-level-style-bullet>
      <text:list-level-style-bullet text:level="6" text:bullet-char="">
        <style:list-level-properties text:space-before="2.5in" text:min-label-width="0.375in"/>
        <style:text-properties fo:font-family="Wingdings" style:font-pitch="variable" style:font-charset="x-symbol" fo:font-size="100%"/>
      </text:list-level-style-bullet>
      <text:list-level-style-bullet text:level="7" text:bullet-char="">
        <style:list-level-properties text:space-before="3in" text:min-label-width="0.375in"/>
        <style:text-properties fo:font-family="Wingdings" style:font-pitch="variable" style:font-charset="x-symbol" fo:font-size="100%"/>
      </text:list-level-style-bullet>
      <text:list-level-style-bullet text:level="8" text:bullet-char="">
        <style:list-level-properties text:space-before="3.5in" text:min-label-width="0.375in"/>
        <style:text-properties fo:font-family="Wingdings" style:font-pitch="variable" style:font-charset="x-symbol" fo:font-size="100%"/>
      </text:list-level-style-bullet>
      <text:list-level-style-bullet text:level="9" text:bullet-char="">
        <style:list-level-properties text:space-before="4in" text:min-label-width="0.375in"/>
        <style:text-properties fo:font-family="Wingdings" style:font-pitch="variable" style:font-charset="x-symbol" fo:font-size="100%"/>
      </text:list-level-style-bullet>
    </text:list-style>
    <text:list-style style:name="a1064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400">
      <text:list-level-style-number text:level="1" style:num-format="1" style:num-suffix=".">
        <style:list-level-properties text:space-before="0in" text:min-label-width="0.375in"/>
        <style:text-properties fo:font-family="Constantia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onstantia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onstantia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onstantia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onstantia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onstantia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onstantia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onstantia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onstantia" fo:font-size="100%"/>
      </text:list-level-style-number>
    </text:list-style>
    <text:list-style style:name="a1116">
      <text:list-level-style-bullet text:level="1" text:bullet-char="">
        <style:list-level-properties text:space-before="0in" text:min-label-width="0.375in"/>
        <style:text-properties fo:font-family="Wingdings" style:font-pitch="variable" style:font-charset="x-symbol" fo:font-size="100%"/>
      </text:list-level-style-bullet>
      <text:list-level-style-bullet text:level="2" text:bullet-char="">
        <style:list-level-properties text:space-before="0.5in" text:min-label-width="0.375in"/>
        <style:text-properties fo:font-family="Wingdings" style:font-pitch="variable" style:font-charset="x-symbol" fo:font-size="100%"/>
      </text:list-level-style-bullet>
      <text:list-level-style-bullet text:level="3" text:bullet-char="">
        <style:list-level-properties text:space-before="1in" text:min-label-width="0.375in"/>
        <style:text-properties fo:font-family="Wingdings" style:font-pitch="variable" style:font-charset="x-symbol" fo:font-size="100%"/>
      </text:list-level-style-bullet>
      <text:list-level-style-bullet text:level="4" text:bullet-char="">
        <style:list-level-properties text:space-before="1.5in" text:min-label-width="0.375in"/>
        <style:text-properties fo:font-family="Wingdings" style:font-pitch="variable" style:font-charset="x-symbol" fo:font-size="100%"/>
      </text:list-level-style-bullet>
      <text:list-level-style-bullet text:level="5" text:bullet-char="">
        <style:list-level-properties text:space-before="2in" text:min-label-width="0.375in"/>
        <style:text-properties fo:font-family="Wingdings" style:font-pitch="variable" style:font-charset="x-symbol" fo:font-size="100%"/>
      </text:list-level-style-bullet>
      <text:list-level-style-bullet text:level="6" text:bullet-char="">
        <style:list-level-properties text:space-before="2.5in" text:min-label-width="0.375in"/>
        <style:text-properties fo:font-family="Wingdings" style:font-pitch="variable" style:font-charset="x-symbol" fo:font-size="100%"/>
      </text:list-level-style-bullet>
      <text:list-level-style-bullet text:level="7" text:bullet-char="">
        <style:list-level-properties text:space-before="3in" text:min-label-width="0.375in"/>
        <style:text-properties fo:font-family="Wingdings" style:font-pitch="variable" style:font-charset="x-symbol" fo:font-size="100%"/>
      </text:list-level-style-bullet>
      <text:list-level-style-bullet text:level="8" text:bullet-char="">
        <style:list-level-properties text:space-before="3.5in" text:min-label-width="0.375in"/>
        <style:text-properties fo:font-family="Wingdings" style:font-pitch="variable" style:font-charset="x-symbol" fo:font-size="100%"/>
      </text:list-level-style-bullet>
      <text:list-level-style-bullet text:level="9" text:bullet-char="">
        <style:list-level-properties text:space-before="4in" text:min-label-width="0.375in"/>
        <style:text-properties fo:font-family="Wingdings" style:font-pitch="variable" style:font-charset="x-symbol" fo:font-size="100%"/>
      </text:list-level-style-bullet>
    </text:list-style>
    <text:list-style style:name="a403">
      <text:list-level-style-number text:level="1" style:num-format="1" style:num-suffix=".">
        <style:list-level-properties text:space-before="0in" text:min-label-width="0.375in"/>
        <style:text-properties fo:font-family="Constantia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onstantia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onstantia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onstantia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onstantia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onstantia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onstantia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onstantia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onstantia" fo:font-size="100%"/>
      </text:list-level-style-number>
    </text:list-style>
    <text:list-style style:name="a977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954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1119">
      <text:list-level-style-bullet text:level="1" text:bullet-char="">
        <style:list-level-properties text:space-before="0in" text:min-label-width="0.375in"/>
        <style:text-properties fo:font-family="Wingdings" style:font-pitch="variable" style:font-charset="x-symbol" fo:font-size="100%"/>
      </text:list-level-style-bullet>
      <text:list-level-style-bullet text:level="2" text:bullet-char="">
        <style:list-level-properties text:space-before="0.5in" text:min-label-width="0.375in"/>
        <style:text-properties fo:font-family="Wingdings" style:font-pitch="variable" style:font-charset="x-symbol" fo:font-size="100%"/>
      </text:list-level-style-bullet>
      <text:list-level-style-bullet text:level="3" text:bullet-char="">
        <style:list-level-properties text:space-before="1in" text:min-label-width="0.375in"/>
        <style:text-properties fo:font-family="Wingdings" style:font-pitch="variable" style:font-charset="x-symbol" fo:font-size="100%"/>
      </text:list-level-style-bullet>
      <text:list-level-style-bullet text:level="4" text:bullet-char="">
        <style:list-level-properties text:space-before="1.5in" text:min-label-width="0.375in"/>
        <style:text-properties fo:font-family="Wingdings" style:font-pitch="variable" style:font-charset="x-symbol" fo:font-size="100%"/>
      </text:list-level-style-bullet>
      <text:list-level-style-bullet text:level="5" text:bullet-char="">
        <style:list-level-properties text:space-before="2in" text:min-label-width="0.375in"/>
        <style:text-properties fo:font-family="Wingdings" style:font-pitch="variable" style:font-charset="x-symbol" fo:font-size="100%"/>
      </text:list-level-style-bullet>
      <text:list-level-style-bullet text:level="6" text:bullet-char="">
        <style:list-level-properties text:space-before="2.5in" text:min-label-width="0.375in"/>
        <style:text-properties fo:font-family="Wingdings" style:font-pitch="variable" style:font-charset="x-symbol" fo:font-size="100%"/>
      </text:list-level-style-bullet>
      <text:list-level-style-bullet text:level="7" text:bullet-char="">
        <style:list-level-properties text:space-before="3in" text:min-label-width="0.375in"/>
        <style:text-properties fo:font-family="Wingdings" style:font-pitch="variable" style:font-charset="x-symbol" fo:font-size="100%"/>
      </text:list-level-style-bullet>
      <text:list-level-style-bullet text:level="8" text:bullet-char="">
        <style:list-level-properties text:space-before="3.5in" text:min-label-width="0.375in"/>
        <style:text-properties fo:font-family="Wingdings" style:font-pitch="variable" style:font-charset="x-symbol" fo:font-size="100%"/>
      </text:list-level-style-bullet>
      <text:list-level-style-bullet text:level="9" text:bullet-char="">
        <style:list-level-properties text:space-before="4in" text:min-label-width="0.375in"/>
        <style:text-properties fo:font-family="Wingdings" style:font-pitch="variable" style:font-charset="x-symbol" fo:font-size="100%"/>
      </text:list-level-style-bullet>
    </text:list-style>
    <text:list-style style:name="a932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957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860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935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910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914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568">
      <text:list-level-style-bullet text:level="1" text:bullet-char="">
        <style:list-level-properties text:space-before="0in" text:min-label-width="0.3125in"/>
        <style:text-properties fo:font-family="Wingdings" style:font-pitch="variable" style:font-charset="x-symbol" fo:font-size="100%"/>
      </text:list-level-style-bullet>
      <text:list-level-style-bullet text:level="2" text:bullet-char="">
        <style:list-level-properties text:space-before="0.5in" text:min-label-width="0.3125in"/>
        <style:text-properties fo:font-family="Wingdings" style:font-pitch="variable" style:font-charset="x-symbol" fo:font-size="100%"/>
      </text:list-level-style-bullet>
      <text:list-level-style-bullet text:level="3" text:bullet-char="">
        <style:list-level-properties text:space-before="1in" text:min-label-width="0.3125in"/>
        <style:text-properties fo:font-family="Wingdings" style:font-pitch="variable" style:font-charset="x-symbol" fo:font-size="100%"/>
      </text:list-level-style-bullet>
      <text:list-level-style-bullet text:level="4" text:bullet-char="">
        <style:list-level-properties text:space-before="1.5in" text:min-label-width="0.3125in"/>
        <style:text-properties fo:font-family="Wingdings" style:font-pitch="variable" style:font-charset="x-symbol" fo:font-size="100%"/>
      </text:list-level-style-bullet>
      <text:list-level-style-bullet text:level="5" text:bullet-char="">
        <style:list-level-properties text:space-before="2in" text:min-label-width="0.3125in"/>
        <style:text-properties fo:font-family="Wingdings" style:font-pitch="variable" style:font-charset="x-symbol" fo:font-size="100%"/>
      </text:list-level-style-bullet>
      <text:list-level-style-bullet text:level="6" text:bullet-char="">
        <style:list-level-properties text:space-before="2.5in" text:min-label-width="0.3125in"/>
        <style:text-properties fo:font-family="Wingdings" style:font-pitch="variable" style:font-charset="x-symbol" fo:font-size="100%"/>
      </text:list-level-style-bullet>
      <text:list-level-style-bullet text:level="7" text:bullet-char="">
        <style:list-level-properties text:space-before="3in" text:min-label-width="0.3125in"/>
        <style:text-properties fo:font-family="Wingdings" style:font-pitch="variable" style:font-charset="x-symbol" fo:font-size="100%"/>
      </text:list-level-style-bullet>
      <text:list-level-style-bullet text:level="8" text:bullet-char="">
        <style:list-level-properties text:space-before="3.5in" text:min-label-width="0.3125in"/>
        <style:text-properties fo:font-family="Wingdings" style:font-pitch="variable" style:font-charset="x-symbol" fo:font-size="100%"/>
      </text:list-level-style-bullet>
      <text:list-level-style-bullet text:level="9" text:bullet-char="">
        <style:list-level-properties text:space-before="4in" text:min-label-width="0.3125in"/>
        <style:text-properties fo:font-family="Wingdings" style:font-pitch="variable" style:font-charset="x-symbol" fo:font-size="100%"/>
      </text:list-level-style-bullet>
    </text:list-style>
    <text:list-style style:name="a869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100%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100%"/>
      </text:list-level-style-bullet>
    </text:list-style>
    <text:list-style style:name="a10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1" style:num-suffix=")">
        <style:list-level-properties text:space-before="0in" text:min-label-width="0.375in"/>
        <style:text-properties fo:font-family="Constantia" fo:font-size="100%"/>
      </text:list-level-style-number>
      <text:list-level-style-number text:level="2" style:num-format="1" style:num-suffix=")">
        <style:list-level-properties text:space-before="0.5in" text:min-label-width="0.375in"/>
        <style:text-properties fo:font-family="Constantia" fo:font-size="100%"/>
      </text:list-level-style-number>
      <text:list-level-style-number text:level="3" style:num-format="1" style:num-suffix=")">
        <style:list-level-properties text:space-before="1in" text:min-label-width="0.375in"/>
        <style:text-properties fo:font-family="Constantia" fo:font-size="100%"/>
      </text:list-level-style-number>
      <text:list-level-style-number text:level="4" style:num-format="1" style:num-suffix=")">
        <style:list-level-properties text:space-before="1.5in" text:min-label-width="0.375in"/>
        <style:text-properties fo:font-family="Constantia" fo:font-size="100%"/>
      </text:list-level-style-number>
      <text:list-level-style-number text:level="5" style:num-format="1" style:num-suffix=")">
        <style:list-level-properties text:space-before="2in" text:min-label-width="0.375in"/>
        <style:text-properties fo:font-family="Constantia" fo:font-size="100%"/>
      </text:list-level-style-number>
      <text:list-level-style-number text:level="6" style:num-format="1" style:num-suffix=")">
        <style:list-level-properties text:space-before="2.5in" text:min-label-width="0.375in"/>
        <style:text-properties fo:font-family="Constantia" fo:font-size="100%"/>
      </text:list-level-style-number>
      <text:list-level-style-number text:level="7" style:num-format="1" style:num-suffix=")">
        <style:list-level-properties text:space-before="3in" text:min-label-width="0.375in"/>
        <style:text-properties fo:font-family="Constantia" fo:font-size="100%"/>
      </text:list-level-style-number>
      <text:list-level-style-number text:level="8" style:num-format="1" style:num-suffix=")">
        <style:list-level-properties text:space-before="3.5in" text:min-label-width="0.375in"/>
        <style:text-properties fo:font-family="Constantia" fo:font-size="100%"/>
      </text:list-level-style-number>
      <text:list-level-style-number text:level="9" style:num-format="1" style:num-suffix=")">
        <style:list-level-properties text:space-before="4in" text:min-label-width="0.375in"/>
        <style:text-properties fo:font-family="Constantia" fo:font-size="100%"/>
      </text:list-level-style-number>
    </text:list-style>
    <text:list-style style:name="a477">
      <text:list-level-style-number text:level="1" style:num-format="1" style:num-suffix=")">
        <style:list-level-properties text:space-before="0in" text:min-label-width="0.375in"/>
        <style:text-properties fo:font-family="Constantia" fo:font-size="100%"/>
      </text:list-level-style-number>
      <text:list-level-style-number text:level="2" style:num-format="1" style:num-suffix=")">
        <style:list-level-properties text:space-before="0.5in" text:min-label-width="0.375in"/>
        <style:text-properties fo:font-family="Constantia" fo:font-size="100%"/>
      </text:list-level-style-number>
      <text:list-level-style-number text:level="3" style:num-format="1" style:num-suffix=")">
        <style:list-level-properties text:space-before="1in" text:min-label-width="0.375in"/>
        <style:text-properties fo:font-family="Constantia" fo:font-size="100%"/>
      </text:list-level-style-number>
      <text:list-level-style-number text:level="4" style:num-format="1" style:num-suffix=")">
        <style:list-level-properties text:space-before="1.5in" text:min-label-width="0.375in"/>
        <style:text-properties fo:font-family="Constantia" fo:font-size="100%"/>
      </text:list-level-style-number>
      <text:list-level-style-number text:level="5" style:num-format="1" style:num-suffix=")">
        <style:list-level-properties text:space-before="2in" text:min-label-width="0.375in"/>
        <style:text-properties fo:font-family="Constantia" fo:font-size="100%"/>
      </text:list-level-style-number>
      <text:list-level-style-number text:level="6" style:num-format="1" style:num-suffix=")">
        <style:list-level-properties text:space-before="2.5in" text:min-label-width="0.375in"/>
        <style:text-properties fo:font-family="Constantia" fo:font-size="100%"/>
      </text:list-level-style-number>
      <text:list-level-style-number text:level="7" style:num-format="1" style:num-suffix=")">
        <style:list-level-properties text:space-before="3in" text:min-label-width="0.375in"/>
        <style:text-properties fo:font-family="Constantia" fo:font-size="100%"/>
      </text:list-level-style-number>
      <text:list-level-style-number text:level="8" style:num-format="1" style:num-suffix=")">
        <style:list-level-properties text:space-before="3.5in" text:min-label-width="0.375in"/>
        <style:text-properties fo:font-family="Constantia" fo:font-size="100%"/>
      </text:list-level-style-number>
      <text:list-level-style-number text:level="9" style:num-format="1" style:num-suffix=")">
        <style:list-level-properties text:space-before="4in" text:min-label-width="0.375in"/>
        <style:text-properties fo:font-family="Constantia" fo:font-size="100%"/>
      </text:list-level-style-number>
    </text:list-style>
    <text:list-style style:name="a1141">
      <text:list-level-style-bullet text:level="1" text:bullet-char="">
        <style:list-level-properties text:space-before="0in" text:min-label-width="0.375in"/>
        <style:text-properties fo:font-family="Wingdings" style:font-pitch="variable" style:font-charset="x-symbol" fo:font-size="100%"/>
      </text:list-level-style-bullet>
      <text:list-level-style-bullet text:level="2" text:bullet-char="">
        <style:list-level-properties text:space-before="0.5in" text:min-label-width="0.375in"/>
        <style:text-properties fo:font-family="Wingdings" style:font-pitch="variable" style:font-charset="x-symbol" fo:font-size="100%"/>
      </text:list-level-style-bullet>
      <text:list-level-style-bullet text:level="3" text:bullet-char="">
        <style:list-level-properties text:space-before="1in" text:min-label-width="0.375in"/>
        <style:text-properties fo:font-family="Wingdings" style:font-pitch="variable" style:font-charset="x-symbol" fo:font-size="100%"/>
      </text:list-level-style-bullet>
      <text:list-level-style-bullet text:level="4" text:bullet-char="">
        <style:list-level-properties text:space-before="1.5in" text:min-label-width="0.375in"/>
        <style:text-properties fo:font-family="Wingdings" style:font-pitch="variable" style:font-charset="x-symbol" fo:font-size="100%"/>
      </text:list-level-style-bullet>
      <text:list-level-style-bullet text:level="5" text:bullet-char="">
        <style:list-level-properties text:space-before="2in" text:min-label-width="0.375in"/>
        <style:text-properties fo:font-family="Wingdings" style:font-pitch="variable" style:font-charset="x-symbol" fo:font-size="100%"/>
      </text:list-level-style-bullet>
      <text:list-level-style-bullet text:level="6" text:bullet-char="">
        <style:list-level-properties text:space-before="2.5in" text:min-label-width="0.375in"/>
        <style:text-properties fo:font-family="Wingdings" style:font-pitch="variable" style:font-charset="x-symbol" fo:font-size="100%"/>
      </text:list-level-style-bullet>
      <text:list-level-style-bullet text:level="7" text:bullet-char="">
        <style:list-level-properties text:space-before="3in" text:min-label-width="0.375in"/>
        <style:text-properties fo:font-family="Wingdings" style:font-pitch="variable" style:font-charset="x-symbol" fo:font-size="100%"/>
      </text:list-level-style-bullet>
      <text:list-level-style-bullet text:level="8" text:bullet-char="">
        <style:list-level-properties text:space-before="3.5in" text:min-label-width="0.375in"/>
        <style:text-properties fo:font-family="Wingdings" style:font-pitch="variable" style:font-charset="x-symbol" fo:font-size="100%"/>
      </text:list-level-style-bullet>
      <text:list-level-style-bullet text:level="9" text:bullet-char="">
        <style:list-level-properties text:space-before="4in" text:min-label-width="0.375in"/>
        <style:text-properties fo:font-family="Wingdings" style:font-pitch="variable" style:font-charset="x-symbol" fo:font-size="100%"/>
      </text:list-level-style-bullet>
    </text:list-style>
    <text:list-style style:name="a1144">
      <text:list-level-style-bullet text:level="1" text:bullet-char="">
        <style:list-level-properties text:space-before="0in" text:min-label-width="0.375in"/>
        <style:text-properties fo:font-family="Wingdings" style:font-pitch="variable" style:font-charset="x-symbol" fo:font-size="100%"/>
      </text:list-level-style-bullet>
      <text:list-level-style-bullet text:level="2" text:bullet-char="">
        <style:list-level-properties text:space-before="0.5in" text:min-label-width="0.375in"/>
        <style:text-properties fo:font-family="Wingdings" style:font-pitch="variable" style:font-charset="x-symbol" fo:font-size="100%"/>
      </text:list-level-style-bullet>
      <text:list-level-style-bullet text:level="3" text:bullet-char="">
        <style:list-level-properties text:space-before="1in" text:min-label-width="0.375in"/>
        <style:text-properties fo:font-family="Wingdings" style:font-pitch="variable" style:font-charset="x-symbol" fo:font-size="100%"/>
      </text:list-level-style-bullet>
      <text:list-level-style-bullet text:level="4" text:bullet-char="">
        <style:list-level-properties text:space-before="1.5in" text:min-label-width="0.375in"/>
        <style:text-properties fo:font-family="Wingdings" style:font-pitch="variable" style:font-charset="x-symbol" fo:font-size="100%"/>
      </text:list-level-style-bullet>
      <text:list-level-style-bullet text:level="5" text:bullet-char="">
        <style:list-level-properties text:space-before="2in" text:min-label-width="0.375in"/>
        <style:text-properties fo:font-family="Wingdings" style:font-pitch="variable" style:font-charset="x-symbol" fo:font-size="100%"/>
      </text:list-level-style-bullet>
      <text:list-level-style-bullet text:level="6" text:bullet-char="">
        <style:list-level-properties text:space-before="2.5in" text:min-label-width="0.375in"/>
        <style:text-properties fo:font-family="Wingdings" style:font-pitch="variable" style:font-charset="x-symbol" fo:font-size="100%"/>
      </text:list-level-style-bullet>
      <text:list-level-style-bullet text:level="7" text:bullet-char="">
        <style:list-level-properties text:space-before="3in" text:min-label-width="0.375in"/>
        <style:text-properties fo:font-family="Wingdings" style:font-pitch="variable" style:font-charset="x-symbol" fo:font-size="100%"/>
      </text:list-level-style-bullet>
      <text:list-level-style-bullet text:level="8" text:bullet-char="">
        <style:list-level-properties text:space-before="3.5in" text:min-label-width="0.375in"/>
        <style:text-properties fo:font-family="Wingdings" style:font-pitch="variable" style:font-charset="x-symbol" fo:font-size="100%"/>
      </text:list-level-style-bullet>
      <text:list-level-style-bullet text:level="9" text:bullet-char="">
        <style:list-level-properties text:space-before="4in" text:min-label-width="0.375in"/>
        <style:text-properties fo:font-family="Wingdings" style:font-pitch="variable" style:font-charset="x-symbol" fo:font-size="100%"/>
      </text:list-level-style-bullet>
    </text:list-style>
  </office:automatic-styles>
  <office:body>
    <office:presentation>
      <draw:page draw:name="Slide12" draw:style-name="a378" draw:master-page-name="Master1-Layout7-blank-Пустой-слайд" presentation:presentation-page-layout-name="Master1-PPL7" draw:id="Slide-267">
        <draw:custom-shape svg:x="0.20588in" svg:y="0.46035in" svg:width="9.60294in" svg:height="5.35176in" draw:id="id69" draw:style-name="a407" draw:name="Прямоугольник 1">
          <svg:title/>
          <svg:desc/>
          <text:p text:style-name="a382" text:class-names="" text:cond-style-name=""><text:span text:style-name="a379" text:class-names="">Тема 8.<text:s text:c="1"/></text:span><text:span text:style-name="a380" text:class-names="">Предпринимательская деятельность</text:span><text:span text:style-name="a381" text:class-names=""/></text:p>
          <text:p text:style-name="a385" text:class-names="" text:cond-style-name=""><text:span text:style-name="a383" text:class-names=""> </text:span><text:span text:style-name="a384" text:class-names=""/></text:p>
          <text:p text:style-name="a388" text:class-names="" text:cond-style-name=""><text:span text:style-name="a386" text:class-names="">ПЛАН</text:span><text:span text:style-name="a387" text:class-names=""/></text:p>
          <text:p text:style-name="a391" text:class-names="" text:cond-style-name=""><text:span text:style-name="a389" text:class-names=""> </text:span><text:span text:style-name="a390" text:class-names=""/></text:p>
          <text:list text:style-name="a394">
            <text:list-item>
              <text:p text:style-name="a393" text:class-names="" text:cond-style-name=""><text:span text:style-name="a392" text:class-names="">Экономическое содержание и специфические особенности предпринимательской деятельности</text:span></text:p>
            </text:list-item>
          </text:list>
          <text:list text:style-name="a397">
            <text:list-item>
              <text:p text:style-name="a396" text:class-names="" text:cond-style-name=""><text:span text:style-name="a395" text:class-names="">Риск в предпринимательстве</text:span></text:p>
            </text:list-item>
          </text:list>
          <text:list text:style-name="a400">
            <text:list-item>
              <text:p text:style-name="a399" text:class-names="" text:cond-style-name=""><text:span text:style-name="a398" text:class-names="">Основные формы организации <text:s text:c="1"/>предпринимательства, их достоинства и недостатки</text:span></text:p>
            </text:list-item>
          </text:list>
          <text:list text:style-name="a403">
            <text:list-item>
              <text:p text:style-name="a402" text:class-names="" text:cond-style-name=""><text:span text:style-name="a401" text:class-names="">Контроль предпринимательской деятельности</text:span></text:p>
            </text:list-item>
          </text:list>
          <text:p text:style-name="a406" text:class-names="" text:cond-style-name=""><text:span text:style-name="a404" text:class-names=""> </text:span><text:span text:style-name="a4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" draw:style-name="a409" draw:master-page-name="Master1-Layout7-blank-Пустой-слайд" presentation:presentation-page-layout-name="Master1-PPL7" draw:id="Slide-268">
        <draw:custom-shape svg:x="0.22059in" svg:y="0.55134in" svg:width="9.32353in" svg:height="5.35176in" draw:id="id70" draw:style-name="a423" draw:name="Прямоугольник 1">
          <svg:title/>
          <svg:desc/>
          <text:p text:style-name="a413" text:class-names="" text:cond-style-name=""><text:span text:style-name="a410" text:class-names="">Согласно Гражданскому Кодексу РФ, предпринимательство</text:span><text:span text:style-name="a411" text:class-names=""><text:s text:c="1"/></text:span><text:span text:style-name="a412" text:class-names="">— это «самостоятельная, осуществляемая на свой риск деятельность, направленная на систематическое получение, прибыли от пользования имуществом, продажи товаров, выполнения работ или оказания услуг лицами, зарегистрированными в установленном законом порядке».<text:s text:c="1"/></text:span></text:p>
          <text:p text:style-name="a415" text:class-names="" text:cond-style-name=""><text:span text:style-name="a414" text:class-names=""/></text:p>
          <text:p text:style-name="a420" text:class-names="" text:cond-style-name=""><text:span text:style-name="a416" text:class-names="">Предпринимательская способность</text:span><text:span text:style-name="a417" text:class-names=""><text:s text:c="1"/></text:span><text:span text:style-name="a418" text:class-names="">– особый вид человеческого капитала, представленного деятельностью по координации и комбинированию разных факторов производства в целях создания благ и услуг.</text:span><text:span text:style-name="a419" text:class-names=""/></text:p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4" draw:style-name="a425" draw:master-page-name="Master1-Layout7-blank-Пустой-слайд" presentation:presentation-page-layout-name="Master1-PPL7" draw:id="Slide-269">
        <draw:custom-shape svg:x="0.29412in" svg:y="0.50579in" svg:width="9.27941in" svg:height="5.75566in" draw:id="id71" draw:style-name="a450" draw:name="Прямоугольник 1">
          <svg:title/>
          <svg:desc/>
          <text:p text:style-name="a428" text:class-names="" text:cond-style-name=""><text:span text:style-name="a426" text:class-names="">Предпринимательство предполагает:</text:span><text:span text:style-name="a427" text:class-names=""/></text:p>
          <text:p text:style-name="a430" text:class-names="" text:cond-style-name=""><text:span text:style-name="a429" text:class-names="">♦ <text:s text:c="2"/>экономическую и юридическую самостоятельность хозяйствую­щих субъектов;</text:span></text:p>
          <text:p text:style-name="a432" text:class-names="" text:cond-style-name=""><text:span text:style-name="a431" text:class-names="">♦ <text:s text:c="2"/>свободу выбора хозяйственниками вида хозяйственной деятель­ности и агентов экономических отношений;</text:span></text:p>
          <text:p text:style-name="a435" text:class-names="" text:cond-style-name=""><text:span text:style-name="a433" text:class-names="">♦ <text:s text:c="2"/>признание права существования различных форм собственности, в том числе частной.</text:span><text:span text:style-name="a434" text:class-names=""/></text:p>
          <text:p text:style-name="a438" text:class-names="" text:cond-style-name=""><text:span text:style-name="a436" text:class-names="">Основными чертами предпринимательства являются:<text:s text:c="1"/></text:span><text:span text:style-name="a437" text:class-names=""/></text:p>
          <text:p text:style-name="a440" text:class-names="" text:cond-style-name=""><text:span text:style-name="a439" text:class-names="">1. Инициативная деятельность.<text:s text:c="1"/></text:span></text:p>
          <text:p text:style-name="a442" text:class-names="" text:cond-style-name=""><text:span text:style-name="a441" text:class-names="">2. Новаторская деятельность.<text:s text:c="1"/></text:span></text:p>
          <text:p text:style-name="a444" text:class-names="" text:cond-style-name=""><text:span text:style-name="a443" text:class-names="">3. Деятельность по организации и управлению производством.<text:s text:c="1"/></text:span></text:p>
          <text:p text:style-name="a446" text:class-names="" text:cond-style-name=""><text:span text:style-name="a445" text:class-names="">4. Рисковая деятельность.<text:s text:c="1"/></text:span></text:p>
          <text:p text:style-name="a449" text:class-names="" text:cond-style-name=""><text:span text:style-name="a447" text:class-names="">5. Получение предпринимательского дохода.</text:span><text:span text:style-name="a4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5" draw:style-name="a452" draw:master-page-name="Master1-Layout7-blank-Пустой-слайд" presentation:presentation-page-layout-name="Master1-PPL7" draw:id="Slide-270">
        <draw:custom-shape svg:x="0.19118in" svg:y="0.28568in" svg:width="9.38235in" svg:height="6.96738in" draw:id="id72" draw:style-name="a485" draw:name="Прямоугольник 1">
          <svg:title/>
          <svg:desc/>
          <text:p text:style-name="a456" text:class-names="" text:cond-style-name=""><text:span text:style-name="a453" text:class-names="">Субъектами предпринимательства</text:span><text:span text:style-name="a454" text:class-names=""><text:s text:c="1"/></text:span><text:span text:style-name="a455" text:class-names="">могут быть частные лица, различного рода ассоциации (акционерные общества, арендные коллективы, коопе­ративы) и государство.</text:span></text:p>
          <text:p text:style-name="a459" text:class-names="" text:cond-style-name=""><text:span text:style-name="a457" text:class-names="">Объектами предпринимательства</text:span><text:span text:style-name="a458" text:class-names=""><text:s text:c="1"/>могут стать любые виды хозяйствен­ной деятельности, коммерческое посредничество, торгово-закупочная, инновационная, консультационная деятельность, операции с ценными бумагами.</text:span></text:p>
          <text:p text:style-name="a462" text:class-names="" text:cond-style-name=""><text:span text:style-name="a460" text:class-names="">Функции предпринимательской деятельности:</text:span><text:span text:style-name="a461" text:class-names=""/></text:p>
          <text:list text:style-name="a467">
            <text:list-item>
              <text:p text:style-name="a466" text:class-names="" text:cond-style-name=""><text:span text:style-name="a463" text:class-names="">организационная</text:span><text:span text:style-name="a464" text:class-names=""><text:s text:c="1"/>– непосредственная организация производства, сбыта, рекламы и т.д.;</text:span><text:span text:style-name="a465" text:class-names=""/></text:p>
            </text:list-item>
          </text:list>
          <text:list text:style-name="a472">
            <text:list-item>
              <text:p text:style-name="a471" text:class-names="" text:cond-style-name=""><text:span text:style-name="a468" text:class-names="">ресурсная</text:span><text:span text:style-name="a469" text:class-names=""><text:s text:c="1"/>– мобилизация финансовых, трудовых, материальных и др. ресурсов;</text:span><text:span text:style-name="a470" text:class-names=""/></text:p>
            </text:list-item>
          </text:list>
          <text:list text:style-name="a477">
            <text:list-item>
              <text:p text:style-name="a476" text:class-names="" text:cond-style-name=""><text:span text:style-name="a473" text:class-names="">стимулирующая</text:span><text:span text:style-name="a474" text:class-names=""><text:s text:c="1"/>– формирование стимулирующих механизмов для эффективного использования ресурсов;</text:span><text:span text:style-name="a475" text:class-names=""/></text:p>
            </text:list-item>
          </text:list>
          <text:list text:style-name="a482">
            <text:list-item>
              <text:p text:style-name="a481" text:class-names="" text:cond-style-name=""><text:span text:style-name="a478" text:class-names="">инновационная (творческая)</text:span><text:span text:style-name="a479" text:class-names=""><text:s text:c="1"/>– генерирование и реализация новых идей.</text:span><text:span text:style-name="a480" text:class-names=""/></text:p>
            </text:list-item>
          </text:list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6" draw:style-name="a487" draw:master-page-name="Master1-Layout7-blank-Пустой-слайд" presentation:presentation-page-layout-name="Master1-PPL7" draw:id="Slide-271">
        <draw:custom-shape svg:x="0.27941in" svg:y="0.75214in" svg:width="9.39706in" svg:height="5.75566in" draw:id="id73" draw:style-name="a511" draw:name="Прямоугольник 1">
          <svg:title/>
          <svg:desc/>
          <text:p text:style-name="a491" text:class-names="" text:cond-style-name=""><text:span text:style-name="a488" text:class-names="">В</text:span><text:span text:style-name="a489" text:class-names="">иды предпринимательства:</text:span><text:span text:style-name="a490" text:class-names=""/></text:p>
          <text:p text:style-name="a494" text:class-names="" text:cond-style-name=""><text:span text:style-name="a492" text:class-names="">1. Производственное предпринимательство<text:s text:c="1"/></text:span><text:span text:style-name="a493" text:class-names="">– это такое, в котором осуще­ствляется производство товаров, услуг, информации, духовных ценностей.<text:s text:c="1"/></text:span></text:p>
          <text:p text:style-name="a497" text:class-names="" text:cond-style-name=""><text:span text:style-name="a495" text:class-names="">2. Коммерческое предпринимательство<text:s text:c="1"/></text:span><text:span text:style-name="a496" text:class-names="">состоит в операциях и сделках по перепродаже товаров и услуг.</text:span></text:p>
          <text:p text:style-name="a500" text:class-names="" text:cond-style-name=""><text:span text:style-name="a498" text:class-names="">3. Финансовое предпринимательство<text:s text:c="1"/></text:span><text:span text:style-name="a499" text:class-names="">– Объектом купли-продажи здесь выступают деньги, валю­та, ценные бумаги.<text:s text:c="1"/></text:span></text:p>
          <text:p text:style-name="a503" text:class-names="" text:cond-style-name=""><text:span text:style-name="a501" text:class-names="">4. Посредническое предпринимательство</text:span><text:span text:style-name="a502" text:class-names=""><text:s text:c="1"/>проявляется в деятельности, со­единяющей заинтересованные во взаимной сделке стороны.<text:s text:c="1"/></text:span></text:p>
          <text:p text:style-name="a506" text:class-names="" text:cond-style-name=""><text:span text:style-name="a504" text:class-names="">5. Страховое предпринимательство</text:span><text:span text:style-name="a505" text:class-names=""/></text:p>
          <text:p text:style-name="a510" text:class-names="" text:cond-style-name=""><text:span text:style-name="a507" text:class-names="">6. Государственное предпринимательство</text:span><text:span text:style-name="a508" text:class-names=""><text:s text:c="1"/>– это предприятия и организации государственного подчинения.</text:span><text:span text:style-name="a5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7" draw:style-name="a513" draw:master-page-name="Master1-Layout7-blank-Пустой-слайд" presentation:presentation-page-layout-name="Master1-PPL7" draw:id="Slide-272">
        <draw:custom-shape svg:x="0.26471in" svg:y="0.1546in" svg:width="9.25in" svg:height="6.96738in" draw:id="id74" draw:style-name="a538" draw:name="Прямоугольник 1">
          <svg:title/>
          <svg:desc/>
          <text:p text:style-name="a517" text:class-names="" text:cond-style-name=""><text:span text:style-name="a514" text:class-names="">Предпринимательский риск</text:span><text:span text:style-name="a515" text:class-names=""><text:s text:c="1"/></text:span><text:span text:style-name="a516" text:class-names="">– это угроза того, что предприниматель понесет потери в виде дополнительных расходов, сверх предусмотренных прогнозом, программой его действий либо получит доходы, ниже тех, на которые он рассчитывал.</text:span></text:p>
          <text:p text:style-name="a522" text:class-names="" text:cond-style-name=""><text:span text:style-name="a518" text:class-names=""><text:s text:c="1"/></text:span><text:span text:style-name="a519" text:class-names="">Во-первых,</text:span><text:span text:style-name="a520" text:class-names=""><text:s text:c="1"/>он обусловлен свободой предпринимателя, то есть.<text:s text:c="1"/></text:span><text:span text:style-name="a521" text:class-names=""/></text:p>
          <text:p text:style-name="a527" text:class-names="" text:cond-style-name=""><text:span text:style-name="a523" text:class-names=""><text:s text:c="1"/></text:span><text:span text:style-name="a524" text:class-names="">Во-вторых</text:span><text:span text:style-name="a525" text:class-names="">, в рыночных условиях предприниматель постоянно конкурирует с другими предпринимателями, и нет гарантии, что он выйдет победителем.<text:s text:c="1"/></text:span><text:span text:style-name="a526" text:class-names=""/></text:p>
          <text:p text:style-name="a531" text:class-names="" text:cond-style-name=""><text:span text:style-name="a528" text:class-names=""><text:s text:c="1"/>В-третьих,<text:s text:c="1"/></text:span><text:span text:style-name="a529" text:class-names="">риск усугубляется рядом иных факторов. Так, кризисное состояние экономики повышает риск выбора сферы производства, поскольку нет ориентира в прибыльности сфер.<text:s text:c="1"/></text:span><text:span text:style-name="a530" text:class-names=""/></text:p>
          <text:p text:style-name="a535" text:class-names="" text:cond-style-name=""><text:span text:style-name="a532" text:class-names=""><text:s text:c="1"/>В-четвертых</text:span><text:span text:style-name="a533" text:class-names="">, риск обусловлен также законодательством, то есть, в условиях противоречия законодательству риск повышается.</text:span><text:span text:style-name="a534" text:class-names=""/></text:p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8" draw:style-name="a540" draw:master-page-name="Master1-Layout7-blank-Пустой-слайд" presentation:presentation-page-layout-name="Master1-PPL7" draw:id="Slide-273">
        <draw:custom-shape svg:x="0.20588in" svg:y="0.27241in" svg:width="9.22059in" svg:height="5.35176in" draw:id="id75" draw:style-name="a558" draw:name="Прямоугольник 1">
          <svg:title/>
          <svg:desc/>
          <text:p text:style-name="a544" text:class-names="" text:cond-style-name=""><text:span text:style-name="a541" text:class-names="">В</text:span><text:span text:style-name="a542" text:class-names="">иды рисков:</text:span><text:span text:style-name="a543" text:class-names=""/></text:p>
          <text:p text:style-name="a547" text:class-names="" text:cond-style-name=""><text:span text:style-name="a545" text:class-names="">Производственный риск</text:span><text:span text:style-name="a546" text:class-names=""> связан с производством и реализацией продукции (работ, услуг), осуществлением любых видов производственной деятельности.</text:span></text:p>
          <text:p text:style-name="a550" text:class-names="" text:cond-style-name=""><text:span text:style-name="a548" text:class-names="">Коммерческий риск</text:span><text:span text:style-name="a549" text:class-names=""> возникает в процессе реализации закупленных предпринимателем товаров и оказания услуг.<text:s text:c="1"/></text:span></text:p>
          <text:p text:style-name="a553" text:class-names="" text:cond-style-name=""><text:span text:style-name="a551" text:class-names="">Финансовый риск</text:span><text:span text:style-name="a552" text:class-names=""> может возникнуть при осуществлении финансового предпринимательства или финансовых (денежных) сделок.<text:s text:c="1"/></text:span></text:p>
          <text:p text:style-name="a557" text:class-names="" text:cond-style-name=""><text:span text:style-name="a554" text:class-names="">Рыночный риск</text:span><text:span text:style-name="a555" text:class-names=""> связан с возможным колебанием рыночных процентных ставок, национальной денежной единицы или зарубежных курсов валют, а возможно, тем и другим одновременно.</text:span><text:span text:style-name="a5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9" draw:style-name="a560" draw:master-page-name="Master1-Layout7-blank-Пустой-слайд" presentation:presentation-page-layout-name="Master1-PPL7" draw:id="Slide-274">
        <draw:custom-shape svg:x="0.27941in" svg:y="0.53425in" svg:width="9.45588in" svg:height="5.75566in" draw:id="id76" draw:style-name="a588" draw:name="Прямоугольник 1">
          <svg:title/>
          <svg:desc/>
          <text:p text:style-name="a563" text:class-names="" text:cond-style-name=""><text:span text:style-name="a561" text:class-names="">Риск можно определить различными методами:</text:span><text:span text:style-name="a562" text:class-names=""/></text:p>
          <text:list text:style-name="a568">
            <text:list-item>
              <text:list text:style-name="a568">
                <text:list-item>
                  <text:p text:style-name="a567" text:class-names="" text:cond-style-name=""><text:span text:style-name="a564" text:class-names="">статистическими</text:span><text:span text:style-name="a565" text:class-names="">,<text:s text:c="1"/></text:span><text:span text:style-name="a566" text:class-names="">когда изучают статистику потерь в прошлом и делают прогноз на будущее;</text:span></text:p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p text:style-name="a572" text:class-names="" text:cond-style-name=""><text:span text:style-name="a569" text:class-names="">экспертными</text:span><text:span text:style-name="a570" text:class-names="">,<text:s text:c="1"/></text:span><text:span text:style-name="a571" text:class-names="">если изучается мнение специалистов и опытных бизнесменов;</text:span></text:p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p text:style-name="a577" text:class-names="" text:cond-style-name=""><text:span text:style-name="a574" text:class-names="">расчетно-аналитическими</text:span><text:span text:style-name="a575" text:class-names="">,<text:s text:c="1"/></text:span><text:span text:style-name="a576" text:class-names="">базирующимися на математических приемах.</text:span></text:p>
                </text:list-item>
              </text:list>
            </text:list-item>
          </text:list>
          <text:p text:style-name="a582" text:class-names="" text:cond-style-name=""><text:span text:style-name="a579" text:class-names="">В абсолютном выражении риск</text:span><text:span text:style-name="a580" text:class-names=""><text:s text:c="1"/></text:span><text:span text:style-name="a581" text:class-names="">может определяться величиной возможных потерь в материально-вещественном (физическом) или стоимостном (денежном) выражении, если только ущерб поддается такому измерению.<text:s text:c="1"/></text:span></text:p>
          <text:p text:style-name="a587" text:class-names="" text:cond-style-name=""><text:span text:style-name="a583" text:class-names="">В относительном выражении риск</text:span><text:span text:style-name="a584" text:class-names=""><text:s text:c="1"/></text:span><text:span text:style-name="a585" text:class-names="">определяется как величина возможных потерь, либо ожидаемый доход (прибыль) от предпринимательства</text:span><text:span text:style-name="a5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0" draw:style-name="a590" draw:master-page-name="Master1-Layout7-blank-Пустой-слайд" presentation:presentation-page-layout-name="Master1-PPL7" draw:id="Slide-275">
        <draw:custom-shape svg:x="0.25in" svg:y="0.26986in" svg:width="9.55882in" svg:height="6.56348in" draw:id="id77" draw:style-name="a616" draw:name="Прямоугольник 1">
          <svg:title/>
          <svg:desc/>
          <text:p text:style-name="a594" text:class-names="" text:cond-style-name=""><text:span text:style-name="a591" text:class-names="">Потери в предпринимательской деятельности</text:span><text:span text:style-name="a592" text:class-names="">.</text:span><text:span text:style-name="a593" text:class-names=""><text:s text:c="1"/></text:span></text:p>
          <text:p text:style-name="a598" text:class-names="" text:cond-style-name=""><text:span text:style-name="a595" text:class-names="">Материальные виды потерь</text:span><text:span text:style-name="a596" text:class-names=""><text:s text:c="1"/></text:span><text:span text:style-name="a597" text:class-names="">проявляются в непредусмотренных предпринимательским проектом дополнительных затратах или прямых потерях оборудования, имущества, продукции, сырья, энергии и т. д.<text:s text:c="1"/></text:span></text:p>
          <text:p text:style-name="a602" text:class-names="" text:cond-style-name=""><text:span text:style-name="a599" text:class-names="">Трудовые потери</text:span><text:span text:style-name="a600" text:class-names=""><text:s text:c="1"/></text:span><text:span text:style-name="a601" text:class-names="">– потери рабочего времени, вызванные случайными непредвиденными обстоятельствами.</text:span></text:p>
          <text:p text:style-name="a606" text:class-names="" text:cond-style-name=""><text:span text:style-name="a603" text:class-names="">Финансовые потери</text:span><text:span text:style-name="a604" text:class-names=""><text:s text:c="1"/></text:span><text:span text:style-name="a605" text:class-names="">– это прямой денежный ущерб, связанный с непредусмотренными платежами, выплатой штрафов, уплатой дополнительных налогов.</text:span></text:p>
          <text:p text:style-name="a610" text:class-names="" text:cond-style-name=""><text:span text:style-name="a607" text:class-names="">Потери времени</text:span><text:span text:style-name="a608" text:class-names=""><text:s text:c="1"/></text:span><text:span text:style-name="a609" text:class-names="">существуют тогда, когда процесс предпринимательской деятельности идет медленнее, чем было намечено.<text:s text:c="1"/></text:span></text:p>
          <text:p text:style-name="a615" text:class-names="" text:cond-style-name=""><text:span text:style-name="a611" text:class-names="">Специальные виды потерь</text:span><text:span text:style-name="a612" text:class-names=""><text:s text:c="1"/></text:span><text:span text:style-name="a613" text:class-names="">проявляются в виде нанесения ущерба здоровью и жизни людей, окружающей среде, престижу предпринимателя.<text:s text:c="1"/></text:span><text:span text:style-name="a6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1" draw:style-name="a618" draw:master-page-name="Master1-Layout7-blank-Пустой-слайд" presentation:presentation-page-layout-name="Master1-PPL7" draw:id="Slide-276">
        <draw:custom-shape svg:x="0.35294in" svg:y="0.65158in" svg:width="9.36765in" svg:height="5.75566in" draw:id="id78" draw:style-name="a653" draw:name="Прямоугольник 1">
          <svg:title/>
          <svg:desc/>
          <text:p text:style-name="a622" text:class-names="" text:cond-style-name=""><text:span text:style-name="a619" text:class-names="">Факторами потерь являются:</text:span><text:span text:style-name="a620" text:class-names=""><text:s text:c="1"/></text:span><text:span text:style-name="a621" text:class-names=""/></text:p>
          <text:p text:style-name="a625" text:class-names="" text:cond-style-name=""><text:span text:style-name="a623" text:class-names=""><text:s text:c="1"/></text:span><text:span text:style-name="a624" text:class-names="">общеэкономические; <text:s text:c="1"/>конкретно предпринимательские.<text:s text:c="1"/></text:span></text:p>
          <text:p text:style-name="a629" text:class-names="" text:cond-style-name=""><text:span text:style-name="a626" text:class-names=""><text:s text:c="1"/></text:span><text:span text:style-name="a627" text:class-names="">К общеэкономическим факторам относятся:<text:s text:c="1"/></text:span><text:span text:style-name="a628" text:class-names=""/></text:p>
          <text:p text:style-name="a631" text:class-names="" text:cond-style-name=""><text:span text:style-name="a630" text:class-names=""><text:s text:c="1"/>- политические, которые в целом ухудшают условия предпринимательства;<text:s text:c="1"/></text:span></text:p>
          <text:p text:style-name="a633" text:class-names="" text:cond-style-name=""><text:span text:style-name="a632" text:class-names=""><text:s text:c="1"/>- стихийные бедствия;<text:s text:c="1"/></text:span></text:p>
          <text:p text:style-name="a635" text:class-names="" text:cond-style-name=""><text:span text:style-name="a634" text:class-names=""><text:s text:c="1"/>- нестабильность экономических партнерских связей;<text:s text:c="1"/></text:span></text:p>
          <text:p text:style-name="a637" text:class-names="" text:cond-style-name=""><text:span text:style-name="a636" text:class-names=""><text:s text:c="1"/>- <text:s text:c="1"/>рост ограниченности ресурсов.<text:s text:c="1"/></text:span></text:p>
          <text:p text:style-name="a641" text:class-names="" text:cond-style-name=""><text:span text:style-name="a638" text:class-names=""><text:s text:c="1"/></text:span><text:span text:style-name="a639" text:class-names="">Предпринимательские факторы:</text:span><text:span text:style-name="a640" text:class-names=""/></text:p>
          <text:p text:style-name="a643" text:class-names="" text:cond-style-name=""><text:span text:style-name="a642" text:class-names="">- снижение объема производства и реализации продукции;<text:s text:c="1"/></text:span></text:p>
          <text:p text:style-name="a645" text:class-names="" text:cond-style-name=""><text:span text:style-name="a644" text:class-names=""><text:s text:c="1"/>- снижение цен реализации;<text:s text:c="1"/></text:span></text:p>
          <text:p text:style-name="a647" text:class-names="" text:cond-style-name=""><text:span text:style-name="a646" text:class-names=""><text:s text:c="1"/>- повышение закупочных цен ресурсов;<text:s text:c="1"/></text:span></text:p>
          <text:p text:style-name="a649" text:class-names="" text:cond-style-name=""><text:span text:style-name="a648" text:class-names=""><text:s text:c="1"/>- перерасход сырья и материалов;</text:span></text:p>
          <text:p text:style-name="a652" text:class-names="" text:cond-style-name=""><text:span text:style-name="a650" text:class-names="">- перерасход фонда заработной платы.</text:span><text:span text:style-name="a6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2" draw:style-name="a655" draw:master-page-name="Master1-Layout7-blank-Пустой-слайд" presentation:presentation-page-layout-name="Master1-PPL7" draw:id="Slide-277">
        <draw:custom-shape svg:x="0.29412in" svg:y="0in" svg:width="9.25in" svg:height="8.41471in" draw:id="id79" draw:style-name="a695" draw:name="Прямоугольник 1">
          <svg:title/>
          <svg:desc/>
          <text:p text:style-name="a657" text:class-names="" text:cond-style-name=""><text:span text:style-name="a656" text:class-names=""><text:s text:c="1"/></text:span></text:p>
          <text:p text:style-name="a659" text:class-names="" text:cond-style-name=""><text:span text:style-name="a658" text:class-names="">Уровни предпринимательского риска<text:s text:c="1"/></text:span></text:p>
          <text:p text:style-name="a662" text:class-names="" text:cond-style-name=""><text:span text:style-name="a660" text:class-names="">1. Зону допустимого риска.<text:s text:c="1"/></text:span><text:span text:style-name="a661" text:class-names="">В зоне допустимого риска предприниматель возмещает издержки и получает среднюю прибыль. Это обычный предпринимательский риск.<text:s text:c="1"/></text:span></text:p>
          <text:p text:style-name="a666" text:class-names="" text:cond-style-name=""><text:span text:style-name="a663" text:class-names=""><text:s text:c="1"/></text:span><text:span text:style-name="a664" text:class-names="">2. Зона критического риска.<text:s text:c="1"/></text:span><text:span text:style-name="a665" text:class-names="">В этой зоне предприниматель возмещает только издержки производства.<text:s text:c="1"/></text:span></text:p>
          <text:p text:style-name="a669" text:class-names="" text:cond-style-name=""><text:span text:style-name="a667" text:class-names=""><text:s text:c="1"/>3. Зона катастрофического риска</text:span><text:span text:style-name="a668" text:class-names="">. Здесь предприниматель не только не возмещает издержки, но и находится в состоянии банкротства.<text:s text:c="1"/></text:span></text:p>
          <text:p text:style-name="a673" text:class-names="" text:cond-style-name=""><text:span text:style-name="a670" text:class-names="">М</text:span><text:span text:style-name="a671" text:class-names="">етоды расчета риска:<text:s text:c="1"/></text:span><text:span text:style-name="a672" text:class-names=""/></text:p>
          <text:p text:style-name="a678" text:class-names="" text:cond-style-name=""><text:span text:style-name="a674" text:class-names=""><text:s text:c="1"/></text:span><text:span text:style-name="a675" text:class-names="">1. Статистический метод<text:s text:c="1"/></text:span><text:span text:style-name="a676" text:class-names="">- комплексный анализ системы показателей фирмы за определенный отрезок времени, сопоставление их и расчет риска.<text:s text:c="1"/></text:span><text:span text:style-name="a677" text:class-names=""/></text:p>
          <text:p text:style-name="a683" text:class-names="" text:cond-style-name=""><text:span text:style-name="a679" text:class-names=""><text:s text:c="1"/></text:span><text:span text:style-name="a680" text:class-names="">2. Экспертный метод<text:s text:c="1"/></text:span><text:span text:style-name="a681" text:class-names="">- использование внешних экспертов для анализа состояния дел фирмы и расчета риска.<text:s text:c="1"/></text:span><text:span text:style-name="a682" text:class-names=""/></text:p>
          <text:p text:style-name="a687" text:class-names="" text:cond-style-name=""><text:span text:style-name="a684" text:class-names=""><text:s text:c="1"/>3. Расчетно-аналитический<text:s text:c="1"/></text:span><text:span text:style-name="a685" text:class-names="">- предполагает анализ показателей фирмы на основе научно разработанных концепций.<text:s text:c="1"/></text:span><text:span text:style-name="a686" text:class-names=""/></text:p>
          <text:p text:style-name="a689" text:class-names="" text:cond-style-name=""><text:span text:style-name="a688" text:class-names=""/></text:p>
          <text:p text:style-name="a691" text:class-names="" text:cond-style-name=""><text:span text:style-name="a690" text:class-names=""/></text:p>
          <text:p text:style-name="a694" text:class-names="" text:cond-style-name=""><text:span text:style-name="a692" text:class-names=""><text:s text:c="1"/></text:span><text:span text:style-name="a6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3" draw:style-name="a697" draw:master-page-name="Master1-Layout7-blank-Пустой-слайд" presentation:presentation-page-layout-name="Master1-PPL7" draw:id="Slide-278">
        <draw:custom-shape svg:x="0.17647in" svg:y="0.37217in" svg:width="9.57353in" svg:height="6.15957in" draw:id="id80" draw:style-name="a724" draw:name="Прямоугольник 1">
          <svg:title/>
          <svg:desc/>
          <text:p text:style-name="a699" text:class-names="" text:cond-style-name=""><text:span text:style-name="a698" text:class-names="">Процесс управления риском включает в себя шесть шагов:<text:s text:c="1"/></text:span></text:p>
          <text:p text:style-name="a702" text:class-names="" text:cond-style-name=""><text:span text:style-name="a700" text:class-names=""><text:s text:c="1"/>1. Определение цели<text:s text:c="1"/></text:span><text:span text:style-name="a701" text:class-names="">- от чего оберегать фирму, какую цель ставить (сохранение рынка, прибыли, самой фирмы).<text:s text:c="1"/></text:span></text:p>
          <text:p text:style-name="a705" text:class-names="" text:cond-style-name=""><text:span text:style-name="a703" text:class-names=""><text:s text:c="1"/>2. Выяснение риска<text:s text:c="1"/></text:span><text:span text:style-name="a704" text:class-names="">- какие процессы, явления: факторы угрожают ей или ее направлению деятельности.<text:s text:c="1"/></text:span></text:p>
          <text:p text:style-name="a709" text:class-names="" text:cond-style-name=""><text:span text:style-name="a706" text:class-names=""><text:s text:c="1"/></text:span><text:span text:style-name="a707" text:class-names="">3. Оценка риска<text:s text:c="1"/></text:span><text:span text:style-name="a708" text:class-names="">- при приближении риска необходимо точно оценить, какой уровень риска наступит за наступлением факторов, определяющих риск.<text:s text:c="1"/></text:span></text:p>
          <text:p text:style-name="a712" text:class-names="" text:cond-style-name=""><text:span text:style-name="a710" text:class-names=""><text:s text:c="1"/></text:span><text:span text:style-name="a711" text:class-names="">4. Выбор методов управления риском<text:s text:c="1"/></text:span></text:p>
          <text:p text:style-name="a716" text:class-names="" text:cond-style-name=""><text:span text:style-name="a713" text:class-names=""><text:s text:c="1"/></text:span><text:span text:style-name="a714" text:class-names="">- предупреждение риска<text:s text:c="1"/></text:span><text:span text:style-name="a715" text:class-names="">- разработка системы мер, сводящих риск к минимуму;<text:s text:c="1"/></text:span></text:p>
          <text:p text:style-name="a719" text:class-names="" text:cond-style-name=""><text:span text:style-name="a717" text:class-names=""><text:s text:c="1"/>- страхование риска<text:s text:c="1"/></text:span><text:span text:style-name="a718" text:class-names="">- покупка страхового полиса, хеджирование риска;<text:s text:c="1"/></text:span></text:p>
          <text:p text:style-name="a723" text:class-names="" text:cond-style-name=""><text:span text:style-name="a720" text:class-names="">5. Оценка результатов.<text:s text:c="1"/></text:span><text:span text:style-name="a721" text:class-names="">Большие фирмы ведут систематический учет и прогноз рисков.<text:s text:c="1"/></text:span><text:span text:style-name="a7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4" draw:style-name="a726" draw:master-page-name="Master1-Layout7-blank-Пустой-слайд" presentation:presentation-page-layout-name="Master1-PPL7" draw:id="Slide-279">
        <draw:custom-shape svg:x="0.32353in" svg:y="0.34228in" svg:width="9.44118in" svg:height="6.96738in" draw:id="id81" draw:style-name="a753" draw:name="Прямоугольник 1">
          <svg:title/>
          <svg:desc/>
          <text:p text:style-name="a728" text:class-names="" text:cond-style-name=""><text:span text:style-name="a727" text:class-names="">Существуют два комплекса видов утечки:<text:s text:c="1"/></text:span></text:p>
          <text:p text:style-name="a730" text:class-names="" text:cond-style-name=""><text:span text:style-name="a729" text:class-names=""><text:s text:c="1"/>1. Психологические:<text:s text:c="1"/></text:span></text:p>
          <text:p text:style-name="a732" text:class-names="" text:cond-style-name=""><text:span text:style-name="a731" text:class-names=""><text:s text:c="1"/>- шантаж и вымогательство работников;<text:s text:c="1"/></text:span></text:p>
          <text:p text:style-name="a734" text:class-names="" text:cond-style-name=""><text:span text:style-name="a733" text:class-names=""><text:s text:c="1"/>- беседы с работниками с целью возможного найма без намерения нанимать;<text:s text:c="1"/></text:span></text:p>
          <text:p text:style-name="a736" text:class-names="" text:cond-style-name=""><text:span text:style-name="a735" text:class-names=""><text:s text:c="1"/>- беседы с рабочими и специалистами на симпозиумах, презентациях и т.п.<text:s text:c="1"/></text:span></text:p>
          <text:p text:style-name="a738" text:class-names="" text:cond-style-name=""><text:span text:style-name="a737" text:class-names=""><text:s text:c="1"/>- подкуп работников.<text:s text:c="1"/></text:span></text:p>
          <text:p text:style-name="a741" text:class-names="" text:cond-style-name=""><text:span text:style-name="a739" text:class-names=""><text:s text:c="1"/></text:span><text:span text:style-name="a740" text:class-names="">2. Система мер промышленного шпионажа:<text:s text:c="1"/></text:span></text:p>
          <text:p text:style-name="a743" text:class-names="" text:cond-style-name=""><text:span text:style-name="a742" text:class-names=""><text:s text:c="1"/>- сбор опубликованной информации (успешно применяется японцами);<text:s text:c="1"/></text:span></text:p>
          <text:p text:style-name="a745" text:class-names="" text:cond-style-name=""><text:span text:style-name="a744" text:class-names=""><text:s text:c="1"/>- изучение продукции фирмы;<text:s text:c="1"/></text:span></text:p>
          <text:p text:style-name="a747" text:class-names="" text:cond-style-name=""><text:span text:style-name="a746" text:class-names=""><text:s text:c="1"/>- прослушивание телефонных и прочих переговоров, перехват информации;<text:s text:c="1"/></text:span></text:p>
          <text:p text:style-name="a749" text:class-names="" text:cond-style-name=""><text:span text:style-name="a748" text:class-names=""><text:s text:c="1"/>- получение информации через компьютеры (хакерство);<text:s text:c="1"/></text:span></text:p>
          <text:p text:style-name="a752" text:class-names="" text:cond-style-name=""><text:span text:style-name="a750" text:class-names=""><text:s text:c="1"/>- скрытое наблюдение за объектами фирмы посредством оптических приборов, приборов ночного видения.</text:span><text:span text:style-name="a7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5" draw:style-name="a755" draw:master-page-name="Master1-Layout7-blank-Пустой-слайд" presentation:presentation-page-layout-name="Master1-PPL7" draw:id="Slide-280">
        <draw:custom-shape svg:x="0.26471in" svg:y="0.84562in" svg:width="9.35294in" svg:height="4.94785in" draw:id="id82" draw:style-name="a772" draw:name="Прямоугольник 1">
          <svg:title/>
          <svg:desc/>
          <text:p text:style-name="a757" text:class-names="" text:cond-style-name=""><text:span text:style-name="a756" text:class-names="">В России в соответствии с Гражданским кодексом (ГК РФ) все формы предпринимательской деятельности делятся на два класса:<text:s text:c="1"/></text:span></text:p>
          <text:list text:style-name="a760">
            <text:list-item>
              <text:p text:style-name="a759" text:class-names="" text:cond-style-name=""><text:span text:style-name="a758" text:class-names="">индивидуальный предприниматель без образования юридического лица,</text:span></text:p>
            </text:list-item>
          </text:list>
          <text:list text:style-name="a763">
            <text:list-item>
              <text:p text:style-name="a762" text:class-names="" text:cond-style-name=""><text:span text:style-name="a761" text:class-names="">фирмы, являющиеся юридическими лицами.<text:s text:c="1"/></text:span></text:p>
            </text:list-item>
          </text:list>
          <text:list text:style-name="a766">
            <text:list-item>
              <text:p text:style-name="a765" text:class-names="" text:cond-style-name=""><text:span text:style-name="a764" text:class-names=""/></text:p>
            </text:list-item>
          </text:list>
          <text:p text:style-name="a769" text:class-names="" text:cond-style-name=""><text:span text:style-name="a767" text:class-names="">Согласно статье 23 ГК РФ, гражданин вправе заниматься предпринимательской деятельностью без образования юридического лица с момента государственной регистрации в качестве индивидуального предпринимателя (ПБОЮЛ).</text:span><text:span text:style-name="a768" text:class-names=""/></text:p>
          <text:p text:style-name="a771" text:class-names="" text:cond-style-name=""><text:span text:style-name="a7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6" draw:style-name="a774" draw:master-page-name="Master1-Layout7-blank-Пустой-слайд" presentation:presentation-page-layout-name="Master1-PPL7" draw:id="Slide-281">
        <draw:custom-shape svg:x="0.2647in" svg:y="0.31366in" svg:width="9.48529in" svg:height="5.75566in" draw:id="id83" draw:style-name="a806" draw:name="Прямоугольник 1">
          <svg:title/>
          <svg:desc/>
          <text:p text:style-name="a777" text:class-names="" text:cond-style-name=""><text:span text:style-name="a775" text:class-names="">Преимуществами индивидуального предпринимательства считаются</text:span><text:span text:style-name="a776" text:class-names="">:<text:s text:c="1"/></text:span></text:p>
          <text:p text:style-name="a780" text:class-names="" text:cond-style-name=""><text:span text:style-name="a778" text:class-names=""></text:span><text:span text:style-name="a779" text:class-names=""><text:s text:c="1"/>простота в организации;<text:s text:c="1"/></text:span></text:p>
          <text:p text:style-name="a783" text:class-names="" text:cond-style-name=""><text:span text:style-name="a781" text:class-names=""></text:span><text:span text:style-name="a782" text:class-names=""><text:s text:c="1"/>свобода владельца в принятии решений;<text:s text:c="1"/></text:span></text:p>
          <text:p text:style-name="a786" text:class-names="" text:cond-style-name=""><text:span text:style-name="a784" text:class-names=""></text:span><text:span text:style-name="a785" text:class-names=""><text:s text:c="1"/>наличие сильных стимулов хозяйствовать эффективно: как доходы, так и убытки полностью принадлежат одному лицу.</text:span></text:p>
          <text:p text:style-name="a788" text:class-names="" text:cond-style-name=""><text:span text:style-name="a787" text:class-names=""/></text:p>
          <text:p text:style-name="a792" text:class-names="" text:cond-style-name=""><text:span text:style-name="a789" text:class-names=""><text:s text:c="1"/></text:span><text:span text:style-name="a790" text:class-names="">Недостатками индивидуального предпринимательства принято считать:</text:span><text:span text:style-name="a791" text:class-names=""/></text:p>
          <text:p text:style-name="a796" text:class-names="" text:cond-style-name=""><text:span text:style-name="a793" text:class-names=""><text:s text:c="1"/></text:span><text:span text:style-name="a794" text:class-names=""></text:span><text:span text:style-name="a795" text:class-names=""><text:s text:c="1"/>отсутствие потенциальных выгод от специализации в управлении;</text:span></text:p>
          <text:p text:style-name="a800" text:class-names="" text:cond-style-name=""><text:span text:style-name="a797" text:class-names=""><text:s text:c="1"/></text:span><text:span text:style-name="a798" text:class-names=""></text:span><text:span text:style-name="a799" text:class-names=""><text:s text:c="1"/>трудности в привлечении и удержании квалифицированных служащих;</text:span></text:p>
          <text:p text:style-name="a805" text:class-names="" text:cond-style-name=""><text:span text:style-name="a801" text:class-names=""><text:s text:c="1"/></text:span><text:span text:style-name="a802" text:class-names=""></text:span><text:span text:style-name="a803" text:class-names=""><text:s text:c="1"/>ограниченность денежных ресурсов.</text:span><text:span text:style-name="a8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7" draw:style-name="a808" draw:master-page-name="Master1-Layout7-blank-Пустой-слайд" presentation:presentation-page-layout-name="Master1-PPL7" draw:id="Slide-282">
        <draw:custom-shape svg:x="0.33823in" svg:y="0.24172in" svg:width="9.39706in" svg:height="6.96738in" draw:id="id84" draw:style-name="a823" draw:name="Прямоугольник 1">
          <svg:title/>
          <svg:desc/>
          <text:p text:style-name="a810" text:class-names="" text:cond-style-name=""><text:span text:style-name="a809" text:class-names="">Фирмы, являющиеся юридическими лицами ГК РФ, подразделяет на коммерческие и некоммерческие.<text:s text:c="1"/></text:span></text:p>
          <text:p text:style-name="a812" text:class-names="" text:cond-style-name=""><text:span text:style-name="a811" text:class-names=""/></text:p>
          <text:p text:style-name="a815" text:class-names="" text:cond-style-name=""><text:span text:style-name="a813" text:class-names="">Коммерческими</text:span><text:span text:style-name="a814" text:class-names=""><text:s text:c="1"/>называются организации, преследующие извлечение, прибыли в качестве основной цели своей деятельности. Согласно ГК РФ, к их числу относятся хозяйственные товарищества и общества, производственные кооперативы, государственные и муниципальные унитарные предприятия, данный список является исчерпывающим.</text:span></text:p>
          <text:p text:style-name="a820" text:class-names="" text:cond-style-name=""><text:span text:style-name="a816" text:class-names="">Некоммерческими</text:span><text:span text:style-name="a817" text:class-names=""><text:s text:c="1"/></text:span><text:span text:style-name="a818" text:class-names="">считаются организации, для которых извлечение прибыли не является основной целью и не распределяющие ее среди участников. К их числу относятся потребительские кооперативы, общественные и религиозные организации, некоммерческие партнерства, фонды, учреждения, автономные некоммерческие организации, ассоциации и союзы; данный список в отличие от предыдущего является открытым.</text:span><text:span text:style-name="a819" text:class-names=""/></text:p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8" draw:style-name="a825" draw:master-page-name="Master1-Layout7-blank-Пустой-слайд" presentation:presentation-page-layout-name="Master1-PPL7" draw:id="Slide-283">
        <draw:custom-shape svg:x="0.33824in" svg:y="0.27161in" svg:width="9.25in" svg:height="6.15957in" draw:id="id85" draw:style-name="a843" draw:name="Прямоугольник 1">
          <svg:title/>
          <svg:desc/>
          <text:p text:style-name="a828" text:class-names="" text:cond-style-name=""><text:span text:style-name="a826" text:class-names="">1. Товарищество.</text:span><text:span text:style-name="a827" text:class-names=""/></text:p>
          <text:p text:style-name="a831" text:class-names="" text:cond-style-name=""><text:span text:style-name="a829" text:class-names="">Товарищества бывают 2-х видов: полные и коммандитные.</text:span><text:span text:style-name="a830" text:class-names=""/></text:p>
          <text:p text:style-name="a835" text:class-names="" text:cond-style-name=""><text:span text:style-name="a832" text:class-names="">Полное товарищество</text:span><text:span text:style-name="a833" text:class-names=""><text:s text:c="1"/></text:span><text:span text:style-name="a834" text:class-names="">– это такое товарищество, участники которого (полные товарищи) в соответствии с договором занимаются предпринимательской деятельностью от имени товарищества и солидарно несут по его обязательствам субсидиарную ответственность.</text:span></text:p>
          <text:p text:style-name="a837" text:class-names="" text:cond-style-name=""><text:span text:style-name="a836" text:class-names=""/></text:p>
          <text:p text:style-name="a840" text:class-names="" text:cond-style-name=""><text:span text:style-name="a838" text:class-names="">Данная организационно-правовая форма находит применение на тех предприятиях, где большой удельный вес составляет интеллектуальный капитал (брокерские, бухгалтерские, аудиторские, внедренческие, адвокатские фирмы). Люди, работающие в таких фирмах, являются деловыми партнерами.</text:span><text:span text:style-name="a839" text:class-names=""/></text:p>
          <text:p text:style-name="a842" text:class-names="" text:cond-style-name=""><text:span text:style-name="a8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9" draw:style-name="a845" draw:master-page-name="Master1-Layout7-blank-Пустой-слайд" presentation:presentation-page-layout-name="Master1-PPL7" draw:id="Slide-284">
        <draw:custom-shape svg:x="0.39706in" svg:y="0.26907in" svg:width="9.17647in" svg:height="6.56348in" draw:id="id86" draw:style-name="a874" draw:name="Прямоугольник 1">
          <svg:title/>
          <svg:desc/>
          <text:p text:style-name="a848" text:class-names="" text:cond-style-name=""><text:span text:style-name="a846" text:class-names="">Коммандитное товарищество (товарищество на вере)</text:span><text:span text:style-name="a847" text:class-names=""><text:s text:c="1"/>– отличается от полного тем, что наряду с полными товарищами в его состав входят участники-вкладчики (коммандитисты).</text:span></text:p>
          <text:p text:style-name="a851" text:class-names="" text:cond-style-name=""><text:span text:style-name="a849" text:class-names="">Преимуществами товариществ являются:</text:span><text:span text:style-name="a850" text:class-names=""/></text:p>
          <text:list text:style-name="a854">
            <text:list-item>
              <text:p text:style-name="a853" text:class-names="" text:cond-style-name=""><text:span text:style-name="a852" text:class-names="">возможность привлечения в бизнес дополнительных инвестиций;</text:span></text:p>
            </text:list-item>
          </text:list>
          <text:list text:style-name="a857">
            <text:list-item>
              <text:p text:style-name="a856" text:class-names="" text:cond-style-name=""><text:span text:style-name="a855" text:class-names="">полное доверие к участникам товарищества со стороны кредиторов;</text:span></text:p>
            </text:list-item>
          </text:list>
          <text:list text:style-name="a860">
            <text:list-item>
              <text:p text:style-name="a859" text:class-names="" text:cond-style-name=""><text:span text:style-name="a858" text:class-names="">доверие между всеми участниками товарищества, характерное для честного бизнеса.</text:span></text:p>
            </text:list-item>
          </text:list>
          <text:p text:style-name="a863" text:class-names="" text:cond-style-name=""><text:span text:style-name="a861" text:class-names="">Недостатком данной организационно-правовой формы является</text:span><text:span text:style-name="a862" text:class-names=""><text:s text:c="1"/></text:span></text:p>
          <text:list text:style-name="a866">
            <text:list-item>
              <text:p text:style-name="a865" text:class-names="" text:cond-style-name=""><text:span text:style-name="a864" text:class-names="">риск потери личного имущества.</text:span></text:p>
            </text:list-item>
          </text:list>
          <text:list text:style-name="a869">
            <text:list-item>
              <text:p text:style-name="a868" text:class-names="" text:cond-style-name=""><text:span text:style-name="a867" text:class-names=""><text:s text:c="1"/>трудности при дележе прибыли между участниками товарищества;</text:span></text:p>
            </text:list-item>
          </text:list>
          <text:list text:style-name="a873">
            <text:list-item>
              <text:p text:style-name="a872" text:class-names="" text:cond-style-name=""><text:span text:style-name="a870" text:class-names="">отсутствие льгот в налогообложении.</text:span><text:span text:style-name="a871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0" draw:style-name="a876" draw:master-page-name="Master1-Layout7-blank-Пустой-слайд" presentation:presentation-page-layout-name="Master1-PPL7" draw:id="Slide-285">
        <draw:custom-shape svg:x="0.44118in" svg:y="1.08028in" svg:width="9.19118in" svg:height="4.54395in" draw:id="id87" draw:style-name="a890" draw:name="Прямоугольник 1">
          <svg:title/>
          <svg:desc/>
          <text:p text:style-name="a879" text:class-names="" text:cond-style-name=""><text:span text:style-name="a877" text:class-names="">2. Общество.</text:span><text:span text:style-name="a878" text:class-names=""/></text:p>
          <text:p text:style-name="a882" text:class-names="" text:cond-style-name=""><text:span text:style-name="a880" text:class-names="">Общества бывают 3-х видов: общества с ограниченной ответственностью, общества с дополнительной ответственностью и акционерные общества.</text:span><text:span text:style-name="a881" text:class-names=""/></text:p>
          <text:p text:style-name="a884" text:class-names="" text:cond-style-name=""><text:span text:style-name="a883" text:class-names=""/></text:p>
          <text:p text:style-name="a889" text:class-names="" text:cond-style-name=""><text:span text:style-name="a885" text:class-names="">Общество с ограниченной ответственностью (ООО)</text:span><text:span text:style-name="a886" text:class-names=""><text:s text:c="1"/>– это общество, уставный капитал которого разделен на доли, определенные учредительными документами; участники ООО не отвечают по его обязательствам и несут риск убытков, связанных с его деятельностью, в пределах стоимости своих вкладов</text:span><text:span text:style-name="a887" text:class-names="">.</text:span><text:span text:style-name="a8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1" draw:style-name="a892" draw:master-page-name="Master1-Layout7-blank-Пустой-слайд" presentation:presentation-page-layout-name="Master1-PPL7" draw:id="Slide-286">
        <draw:custom-shape svg:x="0.38235in" svg:y="0.2259in" svg:width="9.27941in" svg:height="6.96738in" draw:id="id88" draw:style-name="a915" draw:name="Прямоугольник 1">
          <svg:title/>
          <svg:desc/>
          <text:p text:style-name="a895" text:class-names="" text:cond-style-name=""><text:span text:style-name="a893" text:class-names="">Основные достоинства общества с ограниченной ответственностью:</text:span><text:span text:style-name="a894" text:class-names=""/></text:p>
          <text:list text:style-name="a898">
            <text:list-item>
              <text:p text:style-name="a897" text:class-names="" text:cond-style-name=""><text:span text:style-name="a896" text:class-names="">участники общества несут риск только в пределах их вкладов в уставный капитал и не несут ответственности по обязательствам общества;</text:span></text:p>
            </text:list-item>
          </text:list>
          <text:list text:style-name="a901">
            <text:list-item>
              <text:p text:style-name="a900" text:class-names="" text:cond-style-name=""><text:span text:style-name="a899" text:class-names="">самостоятельно устанавливают структуру организации и управления обществом;</text:span></text:p>
            </text:list-item>
          </text:list>
          <text:list text:style-name="a904">
            <text:list-item>
              <text:p text:style-name="a903" text:class-names="" text:cond-style-name=""><text:span text:style-name="a902" text:class-names="">закрытость общества от других участников рынка и общества (приватность); общество не обязано публиковать сведения о своей деятельности (бухгалтерские балансы, счета прибылей и убытков и др.).</text:span></text:p>
            </text:list-item>
          </text:list>
          <text:p text:style-name="a907" text:class-names="" text:cond-style-name=""><text:span text:style-name="a905" text:class-names="">Основные недостатки</text:span><text:span text:style-name="a906" text:class-names=""><text:s text:c="1"/></text:span></text:p>
          <text:list text:style-name="a910">
            <text:list-item>
              <text:p text:style-name="a909" text:class-names="" text:cond-style-name=""><text:span text:style-name="a908" text:class-names="">выход одного из партнеров из общества вынуждает изымать его долю из уставного капитала, что может отрицательно сказаться на бизнесе;</text:span></text:p>
            </text:list-item>
          </text:list>
          <text:list text:style-name="a914">
            <text:list-item>
              <text:p text:style-name="a913" text:class-names="" text:cond-style-name=""><text:span text:style-name="a911" text:class-names="">каждый из компаньонов вынужден для принятия решения принимать во внимание мнение остальных участников.</text:span><text:span text:style-name="a912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2" draw:style-name="a917" draw:master-page-name="Master1-Layout7-blank-Пустой-слайд" presentation:presentation-page-layout-name="Master1-PPL7" draw:id="Slide-287">
        <draw:custom-shape svg:x="0.19118in" svg:y="0.12871in" svg:width="9.47059in" svg:height="6.56348in" draw:id="id89" draw:style-name="a940" draw:name="Прямоугольник 1">
          <svg:title/>
          <svg:desc/>
          <text:p text:style-name="a920" text:class-names="" text:cond-style-name=""><text:span text:style-name="a918" text:class-names="">Открытое акционерное общество<text:s text:c="1"/></text:span><text:span text:style-name="a919" text:class-names="">– это акционерное общество, участники которого могут отчуждать принадлежащие им акции без согласия других акционеров.</text:span></text:p>
          <text:p text:style-name="a922" text:class-names="" text:cond-style-name=""><text:span text:style-name="a921" text:class-names=""/></text:p>
          <text:p text:style-name="a926" text:class-names="" text:cond-style-name=""><text:span text:style-name="a923" text:class-names="">О</text:span><text:span text:style-name="a924" text:class-names="">сновные признаки открытого акционерного общества следующие:</text:span><text:span text:style-name="a925" text:class-names=""/></text:p>
          <text:list text:style-name="a929">
            <text:list-item>
              <text:p text:style-name="a928" text:class-names="" text:cond-style-name=""><text:span text:style-name="a927" text:class-names="">число акционеров открытого акционерного общества не ограничено по закону;</text:span></text:p>
            </text:list-item>
          </text:list>
          <text:list text:style-name="a932">
            <text:list-item>
              <text:p text:style-name="a931" text:class-names="" text:cond-style-name=""><text:span text:style-name="a930" text:class-names="">акционеры открытого акционерного общества могут отчуждать свои акции без согласия других его акционеров;</text:span></text:p>
            </text:list-item>
          </text:list>
          <text:list text:style-name="a935">
            <text:list-item>
              <text:p text:style-name="a934" text:class-names="" text:cond-style-name=""><text:span text:style-name="a933" text:class-names="">открытое акционерное общество вправе проводить как открытую, так и закрытую подписку на свои акции;</text:span></text:p>
            </text:list-item>
          </text:list>
          <text:list text:style-name="a939">
            <text:list-item>
              <text:p text:style-name="a938" text:class-names="" text:cond-style-name=""><text:span text:style-name="a936" text:class-names="">открытое акционерное общество обязано предоставлять рынку информацию о своей деятельности в объемах и в сроки, установленные законодательными и иными нормативными актами данной страны.</text:span><text:span text:style-name="a937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3" draw:style-name="a942" draw:master-page-name="Master1-Layout7-blank-Пустой-слайд" presentation:presentation-page-layout-name="Master1-PPL7" draw:id="Slide-288">
        <draw:custom-shape svg:x="0.26471in" svg:y="0.31462in" svg:width="9.25in" svg:height="6.15957in" draw:id="id90" draw:style-name="a962" draw:name="Прямоугольник 1">
          <svg:title/>
          <svg:desc/>
          <text:p text:style-name="a946" text:class-names="" text:cond-style-name=""><text:span text:style-name="a943" text:class-names="">Закрытое акционерное общество</text:span><text:span text:style-name="a944" text:class-names=""><text:s text:c="1"/></text:span><text:span text:style-name="a945" text:class-names="">– это акционерное общество, акции которого распределяются только среди его учредителей или иного, заранее определенного круга лиц.</text:span></text:p>
          <text:p text:style-name="a948" text:class-names="" text:cond-style-name=""><text:span text:style-name="a947" text:class-names=""/></text:p>
          <text:p text:style-name="a951" text:class-names="" text:cond-style-name=""><text:span text:style-name="a949" text:class-names="">основные признаки закрытого акционерного общества сводятся к следующим:</text:span><text:span text:style-name="a950" text:class-names=""/></text:p>
          <text:list text:style-name="a954">
            <text:list-item>
              <text:p text:style-name="a953" text:class-names="" text:cond-style-name=""><text:span text:style-name="a952" text:class-names="">закрытое акционерное общество может распределять свои акции только среди учредителей или иного, заранее известного круга лиц, общее число которых не превышает пятидесяти;</text:span></text:p>
            </text:list-item>
          </text:list>
          <text:list text:style-name="a957">
            <text:list-item>
              <text:p text:style-name="a956" text:class-names="" text:cond-style-name=""><text:span text:style-name="a955" text:class-names="">закрытое акционерное общество не вправе проводить открытую подписку на свои акции;</text:span></text:p>
            </text:list-item>
          </text:list>
          <text:list text:style-name="a961">
            <text:list-item>
              <text:p text:style-name="a960" text:class-names="" text:cond-style-name=""><text:span text:style-name="a958" text:class-names="">акционеры закрытого акционерного общества имеют преимущественное право приобретения акций, продаваемых другими акционерами данного общества.</text:span><text:span text:style-name="a959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4" draw:style-name="a964" draw:master-page-name="Master1-Layout7-blank-Пустой-слайд" presentation:presentation-page-layout-name="Master1-PPL7" draw:id="Slide-289">
        <draw:custom-shape svg:x="0in" svg:y="0.31287in" svg:width="9.69117in" svg:height="6.56348in" draw:id="id91" draw:style-name="a988" draw:name="Прямоугольник 1">
          <svg:title/>
          <svg:desc/>
          <text:p text:style-name="a967" text:class-names="" text:cond-style-name=""><text:span text:style-name="a965" text:class-names="">1 сентября 2014 года.</text:span><text:span text:style-name="a966" text:class-names=""/></text:p>
          <text:p text:style-name="a970" text:class-names="" text:cond-style-name=""><text:span text:style-name="a968" text:class-names="">Под публичным понимается акционерное общество</text:span><text:span text:style-name="a969" text:class-names="">, акции которого публично размещаются или обращаются на условиях, установленных законами о ценных бумагах.</text:span></text:p>
          <text:p text:style-name="a972" text:class-names="" text:cond-style-name=""><text:span text:style-name="a971" text:class-names=""/></text:p>
          <text:p text:style-name="a974" text:class-names="" text:cond-style-name=""><text:span text:style-name="a973" text:class-names="">Ряд изменений также касается:</text:span></text:p>
          <text:list text:style-name="a977">
            <text:list-item>
              <text:p text:style-name="a976" text:class-names="" text:cond-style-name=""><text:span text:style-name="a975" text:class-names="">необходимости проведения всеми акционерными обществами обязательного внешнего аудита для проверки и подтверждения правильности годовой бухгалтерской (финансовой) отчетности;</text:span></text:p>
            </text:list-item>
          </text:list>
          <text:list text:style-name="a980">
            <text:list-item>
              <text:p text:style-name="a979" text:class-names="" text:cond-style-name=""><text:span text:style-name="a978" text:class-names=""><text:s text:c="1"/>возможности деятельности в одной организации нескольких директоров, действующих совместно или независимо друг от друга;</text:span></text:p>
            </text:list-item>
          </text:list>
          <text:list text:style-name="a985">
            <text:list-item>
              <text:p text:style-name="a984" text:class-names="" text:cond-style-name=""><text:span text:style-name="a981" text:class-names=""><text:s text:c="1"/></text:span><text:span text:style-name="a982" text:class-names="">порядка внесения в уставный капитал неденежных вкладов (установлена обязанность привлечения независимых оценщиков для денежной оценки общества);</text:span><text:span text:style-name="a983" text:class-names=""/></text:p>
            </text:list-item>
          </text:list>
          <text:p text:style-name="a987" text:class-names="" text:cond-style-name=""><text:span text:style-name="a9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5" draw:style-name="a990" draw:master-page-name="Master1-Layout7-blank-Пустой-слайд" presentation:presentation-page-layout-name="Master1-PPL7" draw:id="Slide-290">
        <draw:custom-shape svg:x="0.23529in" svg:y="0.31605in" svg:width="9.44118in" svg:height="6.15957in" draw:id="id92" draw:style-name="a1013" draw:name="Прямоугольник 1">
          <svg:title/>
          <svg:desc/>
          <text:p text:style-name="a993" text:class-names="" text:cond-style-name=""><text:span text:style-name="a991" text:class-names="">3. Производственный кооператив.</text:span><text:span text:style-name="a992" text:class-names=""/></text:p>
          <text:p text:style-name="a997" text:class-names="" text:cond-style-name=""><text:span text:style-name="a994" text:class-names="">Производственный кооператив (артель)</text:span><text:span text:style-name="a995" text:class-names=""><text:s text:c="1"/></text:span><text:span text:style-name="a996" text:class-names="">— добровольное объединение граждан на основе членства для совместной производственной или иной хозяйственной деятельности, основанной на их личном трудовом и ином участии и объединении его членами (участниками) имущественных паевых взносов.</text:span></text:p>
          <text:p text:style-name="a999" text:class-names="" text:cond-style-name=""><text:span text:style-name="a998" text:class-names="">Плюсы производственного кооператива</text:span></text:p>
          <text:list text:style-name="a1002">
            <text:list-item>
              <text:p text:style-name="a1001" text:class-names="" text:cond-style-name=""><text:span text:style-name="a1000" text:class-names="">Прибыль распределяется между членами объединения по их трудовому вкладу.<text:s text:c="1"/></text:span></text:p>
            </text:list-item>
          </text:list>
          <text:list text:style-name="a1005">
            <text:list-item>
              <text:p text:style-name="a1004" text:class-names="" text:cond-style-name=""><text:span text:style-name="a1003" text:class-names="">Отсутствие ограничений относительно числа его членов.</text:span></text:p>
            </text:list-item>
          </text:list>
          <text:list text:style-name="a1009">
            <text:list-item>
              <text:p text:style-name="a1008" text:class-names="" text:cond-style-name=""><text:span text:style-name="a1006" text:class-names=""><text:s text:c="1"/></text:span><text:span text:style-name="a1007" text:class-names="">Наличие равных прав в управлении объединением. субсидиарная ответственность по долгам организации.</text:span></text:p>
            </text:list-item>
          </text:list>
          <text:p text:style-name="a1012" text:class-names="" text:cond-style-name=""><text:span text:style-name="a1010" text:class-names="">Минусом является то</text:span><text:span text:style-name="a1011" text:class-names="">, что кооператив могут создать не меньше 5 человек — это является ограничительным моментом.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6" draw:style-name="a1015" draw:master-page-name="Master1-Layout7-blank-Пустой-слайд" presentation:presentation-page-layout-name="Master1-PPL7" draw:id="Slide-291">
        <draw:custom-shape svg:x="0.25in" svg:y="0.26986in" svg:width="9.39706in" svg:height="6.56348in" draw:id="id93" draw:style-name="a1050" draw:name="Прямоугольник 1">
          <svg:title/>
          <svg:desc/>
          <text:p text:style-name="a1018" text:class-names="" text:cond-style-name=""><text:span text:style-name="a1016" text:class-names="">4. Государственные и муниципальные УП.</text:span><text:span text:style-name="a1017" text:class-names=""/></text:p>
          <text:p text:style-name="a1020" text:class-names="" text:cond-style-name=""><text:span text:style-name="a1019" text:class-names="">К государственным и муниципальным унитарным предприятиям (УП) относятся предприятия, не наделенные правом собственности на закрепленное за ними собственником имущество.<text:s text:c="1"/></text:span></text:p>
          <text:p text:style-name="a1024" text:class-names="" text:cond-style-name=""><text:span text:style-name="a1021" text:class-names="">Унитарные предприятия могут быть трёх типов</text:span><text:span text:style-name="a1022" text:class-names="">:</text:span><text:span text:style-name="a1023" text:class-names=""/></text:p>
          <text:p text:style-name="a1028" text:class-names="" text:cond-style-name=""><text:span text:style-name="a1025" text:class-names="">Федеральное государственное унитарное предприятие —<text:s text:c="1"/></text:span><text:span text:style-name="a1026" text:class-names="">ФГУП</text:span><text:span text:style-name="a1027" text:class-names=""><text:s text:c="1"/></text:span></text:p>
          <text:p text:style-name="a1031" text:class-names="" text:cond-style-name=""><text:span text:style-name="a1029" text:class-names="">«Почта России»</text:span><text:span text:style-name="a1030" text:class-names=""/></text:p>
          <text:p text:style-name="a1039" text:class-names="" text:cond-style-name=""><text:span text:style-name="a1032" text:class-names="">Государственное унитарное предприятие —<text:s text:c="1"/></text:span><text:span text:style-name="a1033" text:class-names="">ГУП</text:span><text:span text:style-name="a1034" text:class-names=""><text:s text:c="1"/>(субъекта федерации) <text:s text:c="2"/></text:span><text:span text:style-name="a1035" text:class-names=""><text:s text:c="3"/>«</text:span><text:span text:style-name="a1036" text:class-names="">Мосгортранс</text:span><text:span text:style-name="a1037" text:class-names="">»</text:span><text:span text:style-name="a1038" text:class-names=""/></text:p>
          <text:p text:style-name="a1043" text:class-names="" text:cond-style-name=""><text:span text:style-name="a1040" text:class-names="">Муниципальное унитарное предприятие —<text:s text:c="1"/></text:span><text:span text:style-name="a1041" text:class-names="">МУП</text:span><text:span text:style-name="a1042" text:class-names=""><text:s text:c="1"/></text:span></text:p>
          <text:p text:style-name="a1046" text:class-names="" text:cond-style-name=""><text:span text:style-name="a1044" text:class-names="">Муниципальное автономное учреждение «Театр кукол «Арлекин»</text:span><text:span text:style-name="a1045" text:class-names=""/></text:p>
          <text:p text:style-name="a1049" text:class-names="" text:cond-style-name=""><text:span text:style-name="a1047" text:class-names="">Автономное муниципальное учреждение «Редакция газеты «Наш город»</text:span><text:span text:style-name="a10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7" draw:style-name="a1052" draw:master-page-name="Master1-Layout7-blank-Пустой-слайд" presentation:presentation-page-layout-name="Master1-PPL7" draw:id="Slide-292">
        <draw:custom-shape svg:x="0.32353in" svg:y="0.44745in" svg:width="9.26471in" svg:height="4.94785in" draw:id="id94" draw:style-name="a1070" draw:name="Прямоугольник 1">
          <svg:title/>
          <svg:desc/>
          <text:p text:style-name="a1055" text:class-names="" text:cond-style-name=""><text:span text:style-name="a1053" text:class-names="">К основным причинам создания унитарных предприятий следует отнести:</text:span><text:span text:style-name="a1054" text:class-names=""/></text:p>
          <text:list text:style-name="a1058">
            <text:list-item>
              <text:p text:style-name="a1057" text:class-names="" text:cond-style-name=""><text:span text:style-name="a1056" text:class-names="">необходимость использования имущества, приватизация которого запрещена;</text:span></text:p>
            </text:list-item>
          </text:list>
          <text:list text:style-name="a1061">
            <text:list-item>
              <text:p text:style-name="a1060" text:class-names="" text:cond-style-name=""><text:span text:style-name="a1059" text:class-names="">осуществление деятельности по решению социальных задач, в том числе реализации определенных товаров и услуг по минимальным ценам и организации закупочных и товарных интервенций по товарам первой необходимости;</text:span></text:p>
            </text:list-item>
          </text:list>
          <text:list text:style-name="a1064">
            <text:list-item>
              <text:p text:style-name="a1063" text:class-names="" text:cond-style-name=""><text:span text:style-name="a1062" text:class-names="">обеспечение отдельных дотируемых видов деятельности и ведение убыточных производств.</text:span></text:p>
            </text:list-item>
          </text:list>
          <text:p text:style-name="a1069" text:class-names="" text:cond-style-name=""><text:span text:style-name="a1065" text:class-names="">Цель деятельности унитарных предприятий</text:span><text:span text:style-name="a1066" text:class-names=""><text:s text:c="1"/></text:span><text:span text:style-name="a1067" text:class-names="">— решение государственных задач на коммерческой основе.</text:span><text:span text:style-name="a10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8" draw:style-name="a1072" draw:master-page-name="Master1-Layout7-blank-Пустой-слайд" presentation:presentation-page-layout-name="Master1-PPL7" draw:id="Slide-293">
        <draw:custom-shape svg:x="0.30882in" svg:y="0.9457in" svg:width="9.23529in" svg:height="5.35176in" draw:id="id95" draw:style-name="a1105" draw:name="Прямоугольник 3">
          <svg:title/>
          <svg:desc/>
          <text:p text:style-name="a1074" text:class-names="" text:cond-style-name=""><text:span text:style-name="a1073" text:class-names="">В зависимости от размеров предпринимательской деятельности различают:</text:span></text:p>
          <text:p text:style-name="a1076" text:class-names="" text:cond-style-name=""><text:span text:style-name="a1075" text:class-names=""/></text:p>
          <text:list text:style-name="a1079">
            <text:list-item>
              <text:p text:style-name="a1078" text:class-names="" text:cond-style-name=""><text:span text:style-name="a1077" text:class-names=""><text:s text:c="1"/>микро до 15</text:span></text:p>
            </text:list-item>
          </text:list>
          <text:list text:style-name="a1082">
            <text:list-item>
              <text:p text:style-name="a1081" text:class-names="" text:cond-style-name=""><text:span text:style-name="a1080" text:class-names="">малое; до 100</text:span></text:p>
            </text:list-item>
          </text:list>
          <text:list text:style-name="a1085">
            <text:list-item>
              <text:p text:style-name="a1084" text:class-names="" text:cond-style-name=""><text:span text:style-name="a1083" text:class-names="">среднее; до 250</text:span></text:p>
            </text:list-item>
          </text:list>
          <text:list text:style-name="a1088">
            <text:list-item>
              <text:p text:style-name="a1087" text:class-names="" text:cond-style-name=""><text:span text:style-name="a1086" text:class-names="">крупное предпринимательство. Свыше 251.</text:span></text:p>
            </text:list-item>
          </text:list>
          <text:p text:style-name="a1090" text:class-names="" text:cond-style-name=""><text:span text:style-name="a1089" text:class-names=""/></text:p>
          <text:p text:style-name="a1093" text:class-names="" text:cond-style-name=""><text:span text:style-name="a1091" text:class-names="">В зависимости от дохода:</text:span><text:span text:style-name="a1092" text:class-names=""/></text:p>
          <text:p text:style-name="a1095" text:class-names="" text:cond-style-name=""><text:span text:style-name="a1094" text:class-names="">- <text:s text:c="1"/>микро до 120млн.р</text:span></text:p>
          <text:p text:style-name="a1100" text:class-names="" text:cond-style-name=""><text:span text:style-name="a1096" text:class-names="">-<text:s text:c="1"/></text:span><text:span text:style-name="a1097" text:class-names="">малое до 800<text:s text:c="1"/></text:span><text:span text:style-name="a1098" text:class-names="">млн.р</text:span><text:span text:style-name="a1099" text:class-names=""/></text:p>
          <text:p text:style-name="a1102" text:class-names="" text:cond-style-name=""><text:span text:style-name="a1101" text:class-names="">- среднее до 2 млрд. р</text:span></text:p>
          <text:p text:style-name="a1104" text:class-names="" text:cond-style-name=""><text:span text:style-name="a1103" text:class-names="">- крупное более 2 млрд. р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9" draw:style-name="a1107" draw:master-page-name="Master1-Layout7-blank-Пустой-слайд" presentation:presentation-page-layout-name="Master1-PPL7" draw:id="Slide-294">
        <draw:custom-shape svg:x="0.33823in" svg:y="0.50595in" svg:width="9.14706in" svg:height="5.75566in" draw:id="id96" draw:style-name="a1130" draw:name="Прямоугольник 1">
          <svg:title/>
          <svg:desc/>
          <text:p text:style-name="a1110" text:class-names="" text:cond-style-name=""><text:span text:style-name="a1108" text:class-names="">Преимущества малого предпринимательства:</text:span><text:span text:style-name="a1109" text:class-names=""/></text:p>
          <text:list text:style-name="a1113">
            <text:list-item>
              <text:p text:style-name="a1112" text:class-names="" text:cond-style-name=""><text:span text:style-name="a1111" text:class-names="">более быстрая адаптация к местным условиям хозяйствования;</text:span></text:p>
            </text:list-item>
          </text:list>
          <text:list text:style-name="a1116">
            <text:list-item>
              <text:p text:style-name="a1115" text:class-names="" text:cond-style-name=""><text:span text:style-name="a1114" text:class-names="">большая независимость действий субъектов малого предпринимательства;</text:span></text:p>
            </text:list-item>
          </text:list>
          <text:list text:style-name="a1119">
            <text:list-item>
              <text:p text:style-name="a1118" text:class-names="" text:cond-style-name=""><text:span text:style-name="a1117" text:class-names="">гибкость и оперативность в принятии и выполнении принимаемых решений;</text:span></text:p>
            </text:list-item>
          </text:list>
          <text:list text:style-name="a1122">
            <text:list-item>
              <text:p text:style-name="a1121" text:class-names="" text:cond-style-name=""><text:span text:style-name="a1120" text:class-names="">относительно невысокие расходы, особенно затраты на управление;</text:span></text:p>
            </text:list-item>
          </text:list>
          <text:list text:style-name="a1125">
            <text:list-item>
              <text:p text:style-name="a1124" text:class-names="" text:cond-style-name=""><text:span text:style-name="a1123" text:class-names="">большая возможность для индивидуума реализовать свои идеи, проявить свои способности;</text:span></text:p>
            </text:list-item>
          </text:list>
          <text:list text:style-name="a1129">
            <text:list-item>
              <text:p text:style-name="a1128" text:class-names="" text:cond-style-name=""><text:span text:style-name="a1126" text:class-names="">более низкая потребность в капитале и способность быстро вводить изменения в продукцию и производство в ответ на требования местных рынков.</text:span><text:span text:style-name="a1127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0" draw:style-name="a1132" draw:master-page-name="Master1-Layout7-blank-Пустой-слайд" presentation:presentation-page-layout-name="Master1-PPL7" draw:id="Slide-295">
        <draw:custom-shape svg:x="0.42647in" svg:y="0.85921in" svg:width="9.02941in" svg:height="4.94785in" draw:id="id97" draw:style-name="a1158" draw:name="Прямоугольник 1">
          <svg:title/>
          <svg:desc/>
          <text:p text:style-name="a1135" text:class-names="" text:cond-style-name=""><text:span text:style-name="a1133" text:class-names="">Недостатки:</text:span><text:span text:style-name="a1134" text:class-names=""/></text:p>
          <text:list text:style-name="a1138">
            <text:list-item>
              <text:p text:style-name="a1137" text:class-names="" text:cond-style-name=""><text:span text:style-name="a1136" text:class-names="">более высокая чувствительность к изменениям условий хозяйствования;</text:span></text:p>
            </text:list-item>
          </text:list>
          <text:list text:style-name="a1141">
            <text:list-item>
              <text:p text:style-name="a1140" text:class-names="" text:cond-style-name=""><text:span text:style-name="a1139" text:class-names="">зависимость от крупных компаний;</text:span></text:p>
            </text:list-item>
          </text:list>
          <text:list text:style-name="a1144">
            <text:list-item>
              <text:p text:style-name="a1143" text:class-names="" text:cond-style-name=""><text:span text:style-name="a1142" text:class-names="">высокий уровень риска, поэтому высокая степень неустойчивости положения на рынке;</text:span></text:p>
            </text:list-item>
          </text:list>
          <text:list text:style-name="a1147">
            <text:list-item>
              <text:p text:style-name="a1146" text:class-names="" text:cond-style-name=""><text:span text:style-name="a1145" text:class-names="">недостатки в управлении делом;</text:span></text:p>
            </text:list-item>
          </text:list>
          <text:list text:style-name="a1150">
            <text:list-item>
              <text:p text:style-name="a1149" text:class-names="" text:cond-style-name=""><text:span text:style-name="a1148" text:class-names="">слабая компетентность руководителей;</text:span></text:p>
            </text:list-item>
          </text:list>
          <text:list text:style-name="a1153">
            <text:list-item>
              <text:p text:style-name="a1152" text:class-names="" text:cond-style-name=""><text:span text:style-name="a1151" text:class-names="">трудности в привлечении дополнительных финансовых средств и получении кредитов;</text:span></text:p>
            </text:list-item>
          </text:list>
          <text:list text:style-name="a1157">
            <text:list-item>
              <text:p text:style-name="a1156" text:class-names="" text:cond-style-name=""><text:span text:style-name="a1154" text:class-names="">неуверенность и осторожность хозяйствующих партнеров при заключении договоров, контрактов и др.</text:span><text:span text:style-name="a1155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subtitle" svg:x="0.5in" svg:y="4.04615in" svg:width="9.08333in" svg:height="1.25in"/>
      <presentation:placeholder presentation:object="title" svg:x="0.5in" svg:y="1.56795in" svg:width="9.08333in" svg:height="2.16667in"/>
      <presentation:placeholder presentation:object="date-time" svg:x="6.33333in" svg:y="6.78441in" svg:width="2.83333in" svg:height="0.42in"/>
      <presentation:placeholder presentation:object="page-number" svg:x="9.19792in" svg:y="6.7602in" svg:width="0.66667in" svg:height="0.5in"/>
      <presentation:placeholder presentation:object="footer" svg:x="2.33333in" svg:y="6.78441in" svg:width="3.91667in" svg:height="0.42in"/>
    </style:presentation-page-layout>
    <style:presentation-page-layout style:name="Master1-PPL2" style:display-name="Заголовок и объект">
      <presentation:placeholder presentation:object="object" svg:x="0.5in" svg:y="1.66667in" svg:width="9in" svg:height="5in"/>
      <presentation:placeholder presentation:object="date-time" svg:x="6.33333in" svg:y="6.78441in" svg:width="2.83333in" svg:height="0.42in"/>
      <presentation:placeholder presentation:object="page-number" svg:x="9.19792in" svg:y="6.7602in" svg:width="0.66667in" svg:height="0.5in"/>
      <presentation:placeholder presentation:object="footer" svg:x="2.33333in" svg:y="6.78441in" svg:width="3.91667in" svg:height="0.42in"/>
      <presentation:placeholder presentation:object="title" svg:x="0.5in" svg:y="0.16667in" svg:width="9in" svg:height="1.33333in"/>
    </style:presentation-page-layout>
    <style:presentation-page-layout style:name="Master1-PPL3" style:display-name="Заголовок раздела">
      <presentation:placeholder presentation:object="date-time" svg:x="6.33333in" svg:y="6.78441in" svg:width="2.83333in" svg:height="0.42in"/>
      <presentation:placeholder presentation:object="footer" svg:x="2.33333in" svg:y="6.78441in" svg:width="3.91667in" svg:height="0.42in"/>
      <presentation:placeholder presentation:object="page-number" svg:x="9.19792in" svg:y="6.7602in" svg:width="0.66667in" svg:height="0.5in"/>
      <presentation:placeholder presentation:object="title" svg:x="0.75in" svg:y="3.83333in" svg:width="8.66667in" svg:height="1.5in"/>
      <presentation:placeholder presentation:object="outline" svg:x="0.75in" svg:y="5.42308in" svg:width="8.66667in" svg:height="1.07692in"/>
    </style:presentation-page-layout>
    <style:presentation-page-layout style:name="Master1-PPL4" style:display-name="Два объекта">
      <presentation:placeholder presentation:object="date-time" svg:x="6.33333in" svg:y="6.78441in" svg:width="2.83333in" svg:height="0.42in"/>
      <presentation:placeholder presentation:object="footer" svg:x="2.33333in" svg:y="6.78441in" svg:width="3.91667in" svg:height="0.42in"/>
      <presentation:placeholder presentation:object="page-number" svg:x="9.19792in" svg:y="6.7602in" svg:width="0.66667in" svg:height="0.5in"/>
      <presentation:placeholder presentation:object="title" svg:x="0.5in" svg:y="0.16667in" svg:width="9in" svg:height="1.33333in"/>
      <presentation:placeholder presentation:object="object" svg:x="0.5in" svg:y="1.66667in" svg:width="4.44in" svg:height="5in"/>
      <presentation:placeholder presentation:object="object" svg:x="5.08333in" svg:y="1.66667in" svg:width="4.44in" svg:height="5in"/>
    </style:presentation-page-layout>
    <style:presentation-page-layout style:name="Master1-PPL5" style:display-name="Сравнение">
      <presentation:placeholder presentation:object="page-number" svg:x="9.19792in" svg:y="6.7602in" svg:width="0.66667in" svg:height="0.5in"/>
      <presentation:placeholder presentation:object="footer" svg:x="2.33333in" svg:y="6.78441in" svg:width="3.91667in" svg:height="0.42in"/>
      <presentation:placeholder presentation:object="date-time" svg:x="6.33333in" svg:y="6.78441in" svg:width="2.83333in" svg:height="0.42in"/>
      <presentation:placeholder presentation:object="outline" svg:x="0.5in" svg:y="1.53061in" svg:width="4.4184in" svg:height="0.83333in"/>
      <presentation:placeholder presentation:object="object" svg:x="0.5in" svg:y="2.40802in" svg:width="4.41667in" svg:height="4.28in"/>
      <presentation:placeholder presentation:object="object" svg:x="5.08507in" svg:y="2.40802in" svg:width="4.41667in" svg:height="4.28in"/>
      <presentation:placeholder presentation:object="title" svg:x="0.5in" svg:y="0.17in" svg:width="9in" svg:height="1.25in"/>
      <presentation:placeholder presentation:object="outline" svg:x="5.08333in" svg:y="1.53061in" svg:width="4.4184in" svg:height="0.83333in"/>
    </style:presentation-page-layout>
    <style:presentation-page-layout style:name="Master1-PPL6" style:display-name="Только заголовок">
      <presentation:placeholder presentation:object="date-time" svg:x="6.33333in" svg:y="6.78441in" svg:width="2.83333in" svg:height="0.42in"/>
      <presentation:placeholder presentation:object="footer" svg:x="2.33333in" svg:y="6.78441in" svg:width="3.91667in" svg:height="0.42in"/>
      <presentation:placeholder presentation:object="page-number" svg:x="9.19792in" svg:y="6.7602in" svg:width="0.66667in" svg:height="0.5in"/>
      <presentation:placeholder presentation:object="title" svg:x="0.5in" svg:y="0.16667in" svg:width="9in" svg:height="1.33333in"/>
    </style:presentation-page-layout>
    <style:presentation-page-layout style:name="Master1-PPL7" style:display-name="Пустой слайд">
      <presentation:placeholder presentation:object="date-time" svg:x="6.33333in" svg:y="6.78441in" svg:width="2.83333in" svg:height="0.42in"/>
      <presentation:placeholder presentation:object="footer" svg:x="2.33333in" svg:y="6.78441in" svg:width="3.91667in" svg:height="0.42in"/>
      <presentation:placeholder presentation:object="page-number" svg:x="9.19792in" svg:y="6.7602in" svg:width="0.66667in" svg:height="0.5in"/>
    </style:presentation-page-layout>
    <style:presentation-page-layout style:name="Master1-PPL8" style:display-name="Объект с подписью">
      <presentation:placeholder presentation:object="object" svg:x="0.5in" svg:y="0.5in" svg:width="6.83333in" svg:height="6.25in"/>
      <presentation:placeholder presentation:object="outline" svg:x="7.41667in" svg:y="1.75in" svg:width="2.17in" svg:height="4.08333in"/>
      <presentation:placeholder presentation:object="title" svg:x="7.41667in" svg:y="0.5in" svg:width="2.16667in" svg:height="1.16667in"/>
      <presentation:placeholder presentation:object="date-time" svg:x="6.33333in" svg:y="6.78441in" svg:width="2.83333in" svg:height="0.42in"/>
      <presentation:placeholder presentation:object="page-number" svg:x="9.19792in" svg:y="6.7602in" svg:width="0.66667in" svg:height="0.5in"/>
      <presentation:placeholder presentation:object="footer" svg:x="2.33333in" svg:y="6.78441in" svg:width="3.91667in" svg:height="0.42in"/>
    </style:presentation-page-layout>
    <style:presentation-page-layout style:name="Master1-PPL9" style:display-name="Рисунок с подписью">
      <presentation:placeholder presentation:object="title" svg:x="7.25in" svg:y="0.5in" svg:width="2.25in" svg:height="1.16667in"/>
      <presentation:placeholder presentation:object="graphic" svg:x="0.5in" svg:y="0.5in" svg:width="6.58333in" svg:height="6.08333in"/>
      <presentation:placeholder presentation:object="outline" svg:x="7.25in" svg:y="1.75in" svg:width="2.25in" svg:height="4.83333in"/>
      <presentation:placeholder presentation:object="date-time" svg:x="6.33333in" svg:y="6.78441in" svg:width="2.83333in" svg:height="0.42in"/>
      <presentation:placeholder presentation:object="page-number" svg:x="9.19792in" svg:y="6.7602in" svg:width="0.66667in" svg:height="0.5in"/>
      <presentation:placeholder presentation:object="footer" svg:x="2.33333in" svg:y="6.78441in" svg:width="3.91667in" svg:height="0.42in"/>
    </style:presentation-page-layout>
    <style:presentation-page-layout style:name="Master1-PPL10" style:display-name="Заголовок и вертикальный текст">
      <presentation:placeholder presentation:object="title" svg:x="0.5in" svg:y="0.16667in" svg:width="9in" svg:height="1.33333in"/>
      <presentation:placeholder presentation:object="outline" svg:x="0.5in" svg:y="1.58333in" svg:width="9in" svg:height="5.11632in"/>
      <presentation:placeholder presentation:object="date-time" svg:x="6.33333in" svg:y="6.78441in" svg:width="2.83333in" svg:height="0.42in"/>
      <presentation:placeholder presentation:object="footer" svg:x="2.33333in" svg:y="6.78441in" svg:width="3.91667in" svg:height="0.42in"/>
      <presentation:placeholder presentation:object="page-number" svg:x="9.19792in" svg:y="6.7602in" svg:width="0.66667in" svg:height="0.5in"/>
    </style:presentation-page-layout>
    <style:presentation-page-layout style:name="Master1-PPL11" style:display-name="Вертикальный заголовок и текст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6.33333in" svg:y="6.78441in" svg:width="2.83333in" svg:height="0.42in"/>
      <presentation:placeholder presentation:object="footer" svg:x="2.33333in" svg:y="6.78441in" svg:width="3.91667in" svg:height="0.42in"/>
      <presentation:placeholder presentation:object="page-number" svg:x="9.19792in" svg:y="6.7602in" svg:width="0.66667in" svg:height="0.5in"/>
    </style:presentation-page-layout>
    <style:default-style style:family="graphic">
      <style:graphic-properties draw:fill="solid" draw:fill-color="#a5b592" draw:opacity="100%" draw:stroke="solid" svg:stroke-width="0.04167in" svg:stroke-color="#78846a" svg:stroke-opacity="100%" svg:stroke-linecap="butt"/>
    </style:default-style>
    <draw:fill-image draw:name="a989" xlink:href="media/image1.png" xlink:show="embed" xlink:actuate="onLoad"/>
    <draw:fill-image draw:name="a696" xlink:href="media/image1.png" xlink:show="embed" xlink:actuate="onLoad"/>
    <draw:fill-image draw:name="a916" xlink:href="media/image1.png" xlink:show="embed" xlink:actuate="onLoad"/>
    <draw:fill-image draw:name="a486" xlink:href="media/image1.png" xlink:show="embed" xlink:actuate="onLoad"/>
    <draw:fill-image draw:name="a33" xlink:href="media/image1.png" xlink:show="embed" xlink:actuate="onLoad"/>
    <draw:fill-image draw:name="a1106" xlink:href="media/image1.png" xlink:show="embed" xlink:actuate="onLoad"/>
    <draw:fill-image draw:name="a963" xlink:href="media/image1.png" xlink:show="embed" xlink:actuate="onLoad"/>
    <draw:fill-image draw:name="a0" xlink:href="media/image1.png" xlink:show="embed" xlink:actuate="onLoad"/>
    <draw:fill-image draw:name="a754" xlink:href="media/image1.png" xlink:show="embed" xlink:actuate="onLoad"/>
    <draw:fill-image draw:name="a1071" xlink:href="media/image1.png" xlink:show="embed" xlink:actuate="onLoad"/>
    <draw:fill-image draw:name="a250" xlink:href="media/image1.png" xlink:show="embed" xlink:actuate="onLoad"/>
    <draw:fill-image draw:name="a941" xlink:href="media/image1.png" xlink:show="embed" xlink:actuate="onLoad"/>
    <draw:fill-image draw:name="a1131" xlink:href="media/image1.png" xlink:show="embed" xlink:actuate="onLoad"/>
    <draw:fill-image draw:name="a311" xlink:href="media/image1.png" xlink:show="embed" xlink:actuate="onLoad"/>
    <draw:fill-image draw:name="a1051" xlink:href="media/image1.png" xlink:show="embed" xlink:actuate="onLoad"/>
    <draw:fill-image draw:name="a654" xlink:href="media/image1.png" xlink:show="embed" xlink:actuate="onLoad"/>
    <draw:fill-image draw:name="a238" xlink:href="media/image1.png" xlink:show="embed" xlink:actuate="onLoad"/>
    <draw:fill-image draw:name="a844" xlink:href="media/image1.png" xlink:show="embed" xlink:actuate="onLoad"/>
    <draw:fill-image draw:name="a287" xlink:href="media/image1.png" xlink:show="embed" xlink:actuate="onLoad"/>
    <draw:fill-image draw:name="a424" xlink:href="media/image1.png" xlink:show="embed" xlink:actuate="onLoad"/>
    <draw:fill-image draw:name="a91" xlink:href="media/image2.png" xlink:show="embed" xlink:actuate="onLoad"/>
    <draw:fill-image draw:name="a891" xlink:href="media/image1.png" xlink:show="embed" xlink:actuate="onLoad"/>
    <draw:fill-image draw:name="a344" xlink:href="media/image1.png" xlink:show="embed" xlink:actuate="onLoad"/>
    <draw:fill-image draw:name="a559" xlink:href="media/image1.png" xlink:show="embed" xlink:actuate="onLoad"/>
    <draw:fill-image draw:name="a824" xlink:href="media/image1.png" xlink:show="embed" xlink:actuate="onLoad"/>
    <draw:fill-image draw:name="a1014" xlink:href="media/image1.png" xlink:show="embed" xlink:actuate="onLoad"/>
    <draw:fill-image draw:name="a617" xlink:href="media/image1.png" xlink:show="embed" xlink:actuate="onLoad"/>
    <draw:fill-image draw:name="a112" xlink:href="media/image1.png" xlink:show="embed" xlink:actuate="onLoad"/>
    <draw:fill-image draw:name="a451" xlink:href="media/image1.png" xlink:show="embed" xlink:actuate="onLoad"/>
    <draw:fill-image draw:name="a408" xlink:href="media/image1.png" xlink:show="embed" xlink:actuate="onLoad"/>
    <draw:fill-image draw:name="a875" xlink:href="media/image1.png" xlink:show="embed" xlink:actuate="onLoad"/>
    <draw:fill-image draw:name="a539" xlink:href="media/image1.png" xlink:show="embed" xlink:actuate="onLoad"/>
    <draw:fill-image draw:name="a162" xlink:href="media/image1.png" xlink:show="embed" xlink:actuate="onLoad"/>
    <draw:fill-image draw:name="a807" xlink:href="media/image1.png" xlink:show="embed" xlink:actuate="onLoad"/>
    <draw:fill-image draw:name="a512" xlink:href="media/image1.png" xlink:show="embed" xlink:actuate="onLoad"/>
    <draw:fill-image draw:name="a377" xlink:href="media/image1.png" xlink:show="embed" xlink:actuate="onLoad"/>
    <draw:fill-image draw:name="a589" xlink:href="media/image1.png" xlink:show="embed" xlink:actuate="onLoad"/>
    <draw:fill-image draw:name="a725" xlink:href="media/image1.png" xlink:show="embed" xlink:actuate="onLoad"/>
    <draw:fill-image draw:name="a222" xlink:href="media/image1.png" xlink:show="embed" xlink:actuate="onLoad"/>
    <draw:fill-image draw:name="a773" xlink:href="media/image1.png" xlink:show="embed" xlink:actuate="onLoad"/>
    <draw:fill-image draw:name="a58" xlink:href="media/image1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.225in" fo:margin-right="0in" fo:text-indent="-0.22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444d26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444d26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525in" fo:margin-right="0in" fo:text-indent="-0.22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1875in" style:font-size-asian="0.21875in" style:font-size-complex="0.218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0.82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5">
      <style:drawing-page-properties draw:fill="bitmap" draw:fill-image-name="a3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9792in" style:font-size-asian="0.19792in" style:font-size-complex="0.1979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4375in" style:font-size-asian="0.4375in" style:font-size-complex="0.4375in" fo:letter-spacing="-0.01042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1875in" style:font-size-asian="0.21875in" style:font-size-complex="0.218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4375in" style:font-size-asian="0.4375in" style:font-size-complex="0.4375in" fo:letter-spacing="-0.01042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1.0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0.82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9792in" style:font-size-asian="0.19792in" style:font-size-complex="0.1979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1.0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.275in" fo:margin-right="0in" fo:text-indent="-0.1875in" fo:margin-top="0.03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7083in" style:font-size-asian="0.27083in" style:font-size-complex="0.27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1.275in" fo:margin-right="0in" fo:text-indent="-0.1875in" fo:margin-top="0.03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.225in" fo:margin-right="0in" fo:text-indent="-0.22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7083in" style:font-size-asian="0.27083in" style:font-size-complex="0.27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.525in" fo:margin-right="0in" fo:text-indent="-0.22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0.225in" fo:margin-right="0in" fo:text-indent="-0.22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1875in" style:font-size-asian="0.21875in" style:font-size-complex="0.218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.82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4375in" style:font-size-asian="0.4375in" style:font-size-complex="0.4375in" fo:letter-spacing="-0.01042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.525in" fo:margin-right="0in" fo:text-indent="-0.22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4375in" style:font-size-asian="0.4375in" style:font-size-complex="0.4375in" fo:letter-spacing="-0.01042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9792in" style:font-size-asian="0.19792in" style:font-size-complex="0.1979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27083in" style:font-size-asian="0.27083in" style:font-size-complex="0.27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1.0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1.275in" fo:margin-right="0in" fo:text-indent="-0.1875in" fo:margin-top="0.03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draw:fill="none" draw:stroke="solid" svg:stroke-width="0.01389in" svg:stroke-color="#e9e9e8" svg:stroke-opacity="100%" svg:stroke-linecap="butt" draw:shadow="visible" draw:shadow-offset-x="0in" draw:shadow-offset-y="0in" draw:shadow-color="#000000" draw:shadow-opacity="55%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21">
      <style:graphic-properties draw:fill="none" draw:stroke="solid" svg:stroke-width="0.01389in" svg:stroke-color="#e9e9e8" svg:stroke-opacity="100%" svg:stroke-linecap="butt" draw:shadow="visible" draw:shadow-offset-x="0in" draw:shadow-offset-y="0in" draw:shadow-color="#000000" draw:shadow-opacity="55%"/>
    </style:style>
    <style:style style:family="text" style:name="a367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">
      <style:drawing-page-properties draw:fill="bitmap" draw:fill-image-name="a2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4375in" style:font-size-asian="0.4375in" style:font-size-complex="0.4375in" fo:letter-spacing="-0.01042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4375in" style:font-size-asian="0.4375in" style:font-size-complex="0.4375in" fo:letter-spacing="-0.01042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9">
      <style:drawing-page-properties draw:fill="bitmap" draw:fill-image-name="a2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9792in" style:font-size-asian="0.19792in" style:font-size-complex="0.1979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0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275in" fo:margin-right="0in" fo:text-indent="-0.1875in" fo:margin-top="0.03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444d26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5in" style:font-size-asian="0.5in" style:font-size-complex="0.5in" fo:letter-spacing="-0.01042in" fo:language="ru" fo:country="RU" fo:font-style="normal" style:font-style-asian="normal" style:font-style-complex="normal" style:font-relief="engraved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5in" style:font-size-asian="0.5in" style:font-size-complex="0.5in" fo:letter-spacing="-0.01042in" fo:language="en" fo:country="US" fo:font-style="normal" style:font-style-asian="normal" style:font-style-complex="normal" style:font-relief="engraved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444d26" style:text-line-through-type="none" style:text-line-through-style="none" style:text-line-through-width="auto" style:text-line-through-color="font-color" style:text-position="0% 100%" fo:font-family="Constantia" fo:font-size="0.20833in" style:font-size-asian="0.20833in" style:font-size-complex="0.20833in" fo:letter-spacing="0.01042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0.225in" fo:margin-right="0in" fo:text-indent="-0.22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4375in" style:font-size-asian="0.4375in" style:font-size-complex="0.4375in" fo:letter-spacing="-0.01042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1">
      <style:drawing-page-properties draw:fill="bitmap" draw:fill-image-name="a250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7083in" style:font-size-asian="0.27083in" style:font-size-complex="0.27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225in" fo:margin-right="0in" fo:text-indent="-0.22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525in" fo:margin-right="0in" fo:text-indent="-0.22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">
      <style:graphic-properties draw:fill="none" draw:stroke="solid" svg:stroke-width="0.01042in" svg:stroke-color="#e9e9e8" svg:stroke-opacity="100%" svg:stroke-linecap="butt" draw:shadow="visible" draw:shadow-offset-x="0in" draw:shadow-offset-y="0in" draw:shadow-color="#000000" draw:shadow-opacity="55%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1875in" style:font-size-asian="0.21875in" style:font-size-complex="0.218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2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">
      <style:drawing-page-properties draw:fill="bitmap" draw:fill-image-name="a1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4375in" style:font-size-asian="0.4375in" style:font-size-complex="0.4375in" fo:letter-spacing="-0.01042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">
      <style:drawing-page-properties draw:fill="bitmap" draw:fill-image-name="a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22917in" style:font-size-asian="0.22917in" style:font-size-complex="0.22917in" fo:letter-spacing="0.01042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22917in" style:font-size-asian="0.22917in" style:font-size-complex="0.22917in" fo:letter-spacing="0.0104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5in" style:font-size-asian="0.5in" style:font-size-complex="0.5in" fo:letter-spacing="-0.01042in" fo:language="ru" fo:country="RU" fo:font-style="normal" style:font-style-asian="normal" style:font-style-complex="normal" style:font-relief="engraved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9792in" style:font-size-asian="0.19792in" style:font-size-complex="0.1979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0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.275in" fo:margin-right="0in" fo:text-indent="-0.1875in" fo:margin-top="0.03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4375in" style:font-size-asian="0.4375in" style:font-size-complex="0.4375in" fo:letter-spacing="-0.01042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5in" style:font-size-asian="0.5in" style:font-size-complex="0.5in" fo:letter-spacing="-0.01042in" fo:language="en" fo:country="US" fo:font-style="normal" style:font-style-asian="normal" style:font-style-complex="normal" style:font-relief="engraved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4375in" style:font-size-asian="0.4375in" style:font-size-complex="0.4375in" fo:letter-spacing="-0.01042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">
      <style:graphic-properties draw:fill="none" draw:stroke="solid" svg:stroke-width="0.01042in" svg:stroke-color="#e9e9e8" svg:stroke-opacity="100%" svg:stroke-linecap="butt" draw:shadow="visible" draw:shadow-offset-x="0in" draw:shadow-offset-y="0in" draw:shadow-color="#000000" draw:shadow-opacity="55%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7083in" style:font-size-asian="0.27083in" style:font-size-complex="0.27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draw:fill="none" draw:stroke="solid" svg:stroke-width="0.01042in" svg:stroke-color="#e9e9e8" svg:stroke-opacity="100%" svg:stroke-linecap="butt" draw:shadow="visible" draw:shadow-offset-x="0in" draw:shadow-offset-y="0in" draw:shadow-color="#000000" draw:shadow-opacity="55%"/>
    </style:style>
    <style:style style:family="paragraph" style:name="a129">
      <style:paragraph-properties fo:line-height="100%" fo:text-align="left" style:tab-stop-distance="1in" fo:margin-left="0.225in" fo:margin-right="0in" fo:text-indent="-0.22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f3a447" draw:opacity="100%" draw:stroke="solid" svg:stroke-width="0.04167in" svg:stroke-color="#f3a447" svg:stroke-opacity="100%" svg:stroke-linecap="butt" draw:shadow="visible" draw:shadow-offset-x="0in" draw:shadow-offset-y="0in" draw:shadow-color="#000000" draw:shadow-opacity="55%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0.25in" fo:text-align="left" style:tab-stop-distance="1in" fo:margin-left="0in" fo:margin-right="0in" fo:text-indent="0in" fo:margin-top="0.0625in" fo:margin-bottom="0.1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style:font-family-asian="Constantia" style:font-family-complex="Constantia" fo:font-size="0.1875in" style:font-size-asian="0.1875in" style:font-size-complex="0.1875in" fo:letter-spacing="-0.0052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style:font-family-asian="Constantia" style:font-family-complex="Constantia" fo:font-size="0.1875in" style:font-size-asian="0.1875in" style:font-size-complex="0.1875in" fo:letter-spacing="-0.00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1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.525in" fo:margin-right="0in" fo:text-indent="-0.22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1875in" style:font-size-asian="0.21875in" style:font-size-complex="0.218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.82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9792in" style:font-size-asian="0.19792in" style:font-size-complex="0.1979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1.0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bitmap" draw:fill-image-name="a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88">
      <style:drawing-page-properties draw:fill="bitmap" draw:fill-image-name="a287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275in" fo:margin-right="0in" fo:text-indent="-0.1875in" fo:margin-top="0.03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style:font-family-asian="Constantia" style:font-family-complex="Constantia" fo:font-size="0.1875in" style:font-size-asian="0.1875in" style:font-size-complex="0.1875in" fo:letter-spacing="-0.00528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7083in" style:font-size-asian="0.27083in" style:font-size-complex="0.27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.225in" fo:margin-right="0in" fo:text-indent="-0.22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7083in" style:font-size-asian="0.27083in" style:font-size-complex="0.27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.225in" fo:margin-right="0in" fo:text-indent="-0.22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525in" fo:margin-right="0in" fo:text-indent="-0.22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.525in" fo:margin-right="0in" fo:text-indent="-0.22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1875in" style:font-size-asian="0.21875in" style:font-size-complex="0.218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.82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9792in" style:font-size-asian="0.19792in" style:font-size-complex="0.1979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style:font-family-asian="Constantia" style:font-family-complex="Constantia" fo:font-size="0.1875in" style:font-size-asian="0.1875in" style:font-size-complex="0.1875in" fo:letter-spacing="-0.0052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1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solid" draw:fill-color="#fffdeb" draw:opacity="100%" draw:stroke="none" draw:shadow="visible" draw:shadow-offset-x="0in" draw:shadow-offset-y="0in" draw:shadow-color="#000000" draw:shadow-opacity="32%" draw:auto-grow-width="false" draw:auto-grow-height="false" style:shrink-to-fit="tru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1875in" style:font-size-asian="0.21875in" style:font-size-complex="0.218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0.25in" fo:text-align="left" style:tab-stop-distance="1in" fo:margin-left="0in" fo:margin-right="0in" fo:text-indent="0in" fo:margin-top="0.0625in" fo:margin-bottom="0.1041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.82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bitmap" draw:fill-image-name="a3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4375in" style:font-size-asian="0.4375in" style:font-size-complex="0.4375in" fo:letter-spacing="-0.01042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9792in" style:font-size-asian="0.19792in" style:font-size-complex="0.1979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0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4375in" style:font-size-asian="0.4375in" style:font-size-complex="0.4375in" fo:letter-spacing="-0.01042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1.0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7083in" style:font-size-asian="0.27083in" style:font-size-complex="0.27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1.275in" fo:margin-right="0in" fo:text-indent="-0.1875in" fo:margin-top="0.03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1.275in" fo:margin-right="0in" fo:text-indent="-0.1875in" fo:margin-top="0.03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225in" fo:margin-right="0in" fo:text-indent="-0.22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525in" fo:margin-right="0in" fo:text-indent="-0.22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">
      <style:drawing-page-properties draw:fill="bitmap" draw:fill-image-name="a1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1875in" style:font-size-asian="0.21875in" style:font-size-complex="0.218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.82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9792in" style:font-size-asian="0.19792in" style:font-size-complex="0.1979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0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4375in" style:font-size-asian="0.4375in" style:font-size-complex="0.4375in" fo:letter-spacing="-0.01042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9f9f9" style:text-line-through-type="none" style:text-line-through-style="none" style:text-line-through-width="auto" style:text-line-through-color="font-color" style:text-position="0% 100%" fo:font-family="Constantia" fo:font-size="0.4375in" style:font-size-asian="0.4375in" style:font-size-complex="0.4375in" fo:letter-spacing="-0.01042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7083in" style:font-size-asian="0.27083in" style:font-size-complex="0.27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.225in" fo:margin-right="0in" fo:text-indent="-0.22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525in" fo:margin-right="0in" fo:text-indent="-0.22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1875in" style:font-size-asian="0.21875in" style:font-size-complex="0.218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25in" fo:margin-right="0in" fo:text-indent="-0.1875in" fo:margin-top="0.03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1.275in" fo:margin-right="0in" fo:text-indent="-0.1875in" fo:margin-top="0.03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4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27083in" style:font-size-asian="0.27083in" style:font-size-complex="0.27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bitmap" draw:fill-image-name="a91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444d26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fefac9" style:text-line-through-type="none" style:text-line-through-style="none" style:text-line-through-width="auto" style:text-line-through-color="font-color" style:text-position="0% 100%" fo:font-family="Constantia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7083in" style:font-size-asian="0.27083in" style:font-size-complex="0.2708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3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31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4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1.6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1.91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5in"/>
      </text:list-level-style-number>
      <text:list-level-style-number text:level="3" style:num-format="">
        <style:list-level-properties text:space-before="0.82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75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65in"/>
      </text:list-level-style-number>
      <text:list-level-style-number text:level="8" style:num-format="">
        <style:list-level-properties text:space-before="1.875in"/>
      </text:list-level-style-number>
      <text:list-level-style-number text:level="9" style:num-format="">
        <style:list-level-properties text:space-before="2.1in"/>
      </text:list-level-style-number>
    </text:list-style>
    <text:list-style style:name="a355">
      <text:list-level-style-bullet text:level="1" text:bullet-char="">
        <style:list-level-properties text:space-before="0in" text:min-label-width="0.225in"/>
        <style:text-properties fo:color="#d6903d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d6903d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d6903d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d6903d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d6903d" fo:font-family="Wingdings 2" style:font-charset="x-symbol" fo:font-size="85%"/>
      </text:list-level-style-bullet>
      <text:list-level-style-bullet text:level="6" text:bullet-char="">
        <style:list-level-properties text:space-before="1.275in" text:min-label-width="0.225in"/>
        <style:text-properties fo:color="#d6903d" fo:font-family="Wingdings 2" style:font-charset="x-symbol" fo:font-size="85%"/>
      </text:list-level-style-bullet>
      <text:list-level-style-bullet text:level="7" text:bullet-char="">
        <style:list-level-properties text:space-before="1.425in" text:min-label-width="0.225in"/>
        <style:text-properties fo:color="#d6903d" fo:font-family="Wingdings 2" style:font-charset="x-symbol" fo:font-size="85%"/>
      </text:list-level-style-bullet>
      <text:list-level-style-bullet text:level="8" text:bullet-char="">
        <style:list-level-properties text:space-before="1.65in" text:min-label-width="0.225in"/>
        <style:text-properties fo:color="#d6903d" fo:font-family="Wingdings 2" style:font-charset="x-symbol" fo:font-size="85%"/>
      </text:list-level-style-bullet>
      <text:list-level-style-bullet text:level="9" text:bullet-char="">
        <style:list-level-properties text:space-before="1.875in" text:min-label-width="0.225in"/>
        <style:text-properties fo:color="#d6903d" fo:font-family="Wingdings 2" style:font-charset="x-symbol" fo:font-size="85%"/>
      </text:list-level-style-bullet>
    </text:list-style>
    <text:list-style style:name="a147">
      <text:list-level-style-bullet text:level="1" text:bullet-char="">
        <style:list-level-properties text:space-before="0in" text:min-label-width="0.225in"/>
        <style:text-properties fo:color="#f3a44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f3a44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f3a447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f3a447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f3a447" fo:font-family="Wingdings 2" style:font-charset="x-symbol" fo:font-size="85%"/>
      </text:list-level-style-bullet>
      <text:list-level-style-bullet text:level="6" text:bullet-char="">
        <style:list-level-properties text:space-before="1.275in" text:min-label-width="0.225in"/>
        <style:text-properties fo:color="#f3a447" fo:font-family="Wingdings 2" style:font-charset="x-symbol" fo:font-size="85%"/>
      </text:list-level-style-bullet>
      <text:list-level-style-bullet text:level="7" text:bullet-char="">
        <style:list-level-properties text:space-before="1.425in" text:min-label-width="0.225in"/>
        <style:text-properties fo:color="#f3a447" fo:font-family="Wingdings 2" style:font-charset="x-symbol" fo:font-size="85%"/>
      </text:list-level-style-bullet>
      <text:list-level-style-bullet text:level="8" text:bullet-char="">
        <style:list-level-properties text:space-before="1.65in" text:min-label-width="0.225in"/>
        <style:text-properties fo:color="#f3a447" fo:font-family="Wingdings 2" style:font-charset="x-symbol" fo:font-size="85%"/>
      </text:list-level-style-bullet>
      <text:list-level-style-bullet text:level="9" text:bullet-char="">
        <style:list-level-properties text:space-before="1.875in" text:min-label-width="0.225in"/>
        <style:text-properties fo:color="#f3a447" fo:font-family="Wingdings 2" style:font-charset="x-symbol" fo:font-size="85%"/>
      </text:list-level-style-bullet>
    </text:list-style>
    <text:list-style style:name="a358">
      <text:list-level-style-bullet text:level="1" text:bullet-char="">
        <style:list-level-properties text:space-before="0.0375in" text:min-label-width="0.1875in"/>
        <style:text-properties fo:color="#b37732" fo:font-family="Wingdings 2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b37732" fo:font-family="Wingdings 2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b37732" fo:font-family="Wingdings 2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b37732" fo:font-family="Wingdings 2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b37732" fo:font-family="Wingdings 2" style:font-charset="x-symbol" fo:font-size="85%"/>
      </text:list-level-style-bullet>
      <text:list-level-style-bullet text:level="6" text:bullet-char="">
        <style:list-level-properties text:space-before="1.3125in" text:min-label-width="0.1875in"/>
        <style:text-properties fo:color="#b37732" fo:font-family="Wingdings 2" style:font-charset="x-symbol" fo:font-size="85%"/>
      </text:list-level-style-bullet>
      <text:list-level-style-bullet text:level="7" text:bullet-char="">
        <style:list-level-properties text:space-before="1.4625in" text:min-label-width="0.1875in"/>
        <style:text-properties fo:color="#b37732" fo:font-family="Wingdings 2" style:font-charset="x-symbol" fo:font-size="85%"/>
      </text:list-level-style-bullet>
      <text:list-level-style-bullet text:level="8" text:bullet-char="">
        <style:list-level-properties text:space-before="1.6875in" text:min-label-width="0.1875in"/>
        <style:text-properties fo:color="#b37732" fo:font-family="Wingdings 2" style:font-charset="x-symbol" fo:font-size="85%"/>
      </text:list-level-style-bullet>
      <text:list-level-style-bullet text:level="9" text:bullet-char="">
        <style:list-level-properties text:space-before="1.9125in" text:min-label-width="0.1875in"/>
        <style:text-properties fo:color="#b37732" fo:font-family="Wingdings 2" style:font-charset="x-symbol" fo:font-size="85%"/>
      </text:list-level-style-bullet>
    </text:list-style>
    <text:list-style style:name="a200">
      <text:list-level-style-bullet text:level="1" text:bullet-char="">
        <style:list-level-properties text:space-before="0in" text:min-label-width="0.225in"/>
        <style:text-properties fo:color="#d6903d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d6903d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d6903d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d6903d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d6903d" fo:font-family="Wingdings 2" style:font-charset="x-symbol" fo:font-size="85%"/>
      </text:list-level-style-bullet>
      <text:list-level-style-bullet text:level="6" text:bullet-char="">
        <style:list-level-properties text:space-before="1.275in" text:min-label-width="0.225in"/>
        <style:text-properties fo:color="#d6903d" fo:font-family="Wingdings 2" style:font-charset="x-symbol" fo:font-size="85%"/>
      </text:list-level-style-bullet>
      <text:list-level-style-bullet text:level="7" text:bullet-char="">
        <style:list-level-properties text:space-before="1.425in" text:min-label-width="0.225in"/>
        <style:text-properties fo:color="#d6903d" fo:font-family="Wingdings 2" style:font-charset="x-symbol" fo:font-size="85%"/>
      </text:list-level-style-bullet>
      <text:list-level-style-bullet text:level="8" text:bullet-char="">
        <style:list-level-properties text:space-before="1.65in" text:min-label-width="0.225in"/>
        <style:text-properties fo:color="#d6903d" fo:font-family="Wingdings 2" style:font-charset="x-symbol" fo:font-size="85%"/>
      </text:list-level-style-bullet>
      <text:list-level-style-bullet text:level="9" text:bullet-char="">
        <style:list-level-properties text:space-before="1.875in" text:min-label-width="0.225in"/>
        <style:text-properties fo:color="#d6903d" fo:font-family="Wingdings 2" style:font-charset="x-symbol" fo:font-size="85%"/>
      </text:list-level-style-bullet>
    </text:list-style>
    <text:list-style style:name="a193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31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4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1.6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1.91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203">
      <text:list-level-style-bullet text:level="1" text:bullet-char="">
        <style:list-level-properties text:space-before="0.0375in" text:min-label-width="0.1875in"/>
        <style:text-properties fo:color="#b37732" fo:font-family="Wingdings 2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b37732" fo:font-family="Wingdings 2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b37732" fo:font-family="Wingdings 2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b37732" fo:font-family="Wingdings 2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b37732" fo:font-family="Wingdings 2" style:font-charset="x-symbol" fo:font-size="85%"/>
      </text:list-level-style-bullet>
      <text:list-level-style-bullet text:level="6" text:bullet-char="">
        <style:list-level-properties text:space-before="1.3125in" text:min-label-width="0.1875in"/>
        <style:text-properties fo:color="#b37732" fo:font-family="Wingdings 2" style:font-charset="x-symbol" fo:font-size="85%"/>
      </text:list-level-style-bullet>
      <text:list-level-style-bullet text:level="7" text:bullet-char="">
        <style:list-level-properties text:space-before="1.4625in" text:min-label-width="0.1875in"/>
        <style:text-properties fo:color="#b37732" fo:font-family="Wingdings 2" style:font-charset="x-symbol" fo:font-size="85%"/>
      </text:list-level-style-bullet>
      <text:list-level-style-bullet text:level="8" text:bullet-char="">
        <style:list-level-properties text:space-before="1.6875in" text:min-label-width="0.1875in"/>
        <style:text-properties fo:color="#b37732" fo:font-family="Wingdings 2" style:font-charset="x-symbol" fo:font-size="85%"/>
      </text:list-level-style-bullet>
      <text:list-level-style-bullet text:level="9" text:bullet-char="">
        <style:list-level-properties text:space-before="1.9125in" text:min-label-width="0.1875in"/>
        <style:text-properties fo:color="#b37732" fo:font-family="Wingdings 2" style:font-charset="x-symbol" fo:font-size="85%"/>
      </text:list-level-style-bullet>
    </text:list-style>
    <text:list-style style:name="a197">
      <text:list-level-style-bullet text:level="1" text:bullet-char="">
        <style:list-level-properties text:space-before="0in" text:min-label-width="0.225in"/>
        <style:text-properties fo:color="#f3a44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f3a44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f3a447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f3a447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f3a447" fo:font-family="Wingdings 2" style:font-charset="x-symbol" fo:font-size="85%"/>
      </text:list-level-style-bullet>
      <text:list-level-style-bullet text:level="6" text:bullet-char="">
        <style:list-level-properties text:space-before="1.275in" text:min-label-width="0.225in"/>
        <style:text-properties fo:color="#f3a447" fo:font-family="Wingdings 2" style:font-charset="x-symbol" fo:font-size="85%"/>
      </text:list-level-style-bullet>
      <text:list-level-style-bullet text:level="7" text:bullet-char="">
        <style:list-level-properties text:space-before="1.425in" text:min-label-width="0.225in"/>
        <style:text-properties fo:color="#f3a447" fo:font-family="Wingdings 2" style:font-charset="x-symbol" fo:font-size="85%"/>
      </text:list-level-style-bullet>
      <text:list-level-style-bullet text:level="8" text:bullet-char="">
        <style:list-level-properties text:space-before="1.65in" text:min-label-width="0.225in"/>
        <style:text-properties fo:color="#f3a447" fo:font-family="Wingdings 2" style:font-charset="x-symbol" fo:font-size="85%"/>
      </text:list-level-style-bullet>
      <text:list-level-style-bullet text:level="9" text:bullet-char="">
        <style:list-level-properties text:space-before="1.875in" text:min-label-width="0.225in"/>
        <style:text-properties fo:color="#f3a447" fo:font-family="Wingdings 2" style:font-charset="x-symbol" fo:font-size="85%"/>
      </text:list-level-style-bullet>
    </text:list-style>
    <text:list-style style:name="a332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31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4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1.6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1.91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206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31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4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1.6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1.91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4">
      <text:list-level-style-bullet text:level="1" text:bullet-char="">
        <style:list-level-properties text:space-before="0in" text:min-label-width="0.225in"/>
        <style:text-properties fo:color="#f3a44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f3a44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f3a447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f3a447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f3a447" fo:font-family="Wingdings 2" style:font-charset="x-symbol" fo:font-size="85%"/>
      </text:list-level-style-bullet>
      <text:list-level-style-bullet text:level="6" text:bullet-char="">
        <style:list-level-properties text:space-before="1.275in" text:min-label-width="0.225in"/>
        <style:text-properties fo:color="#f3a447" fo:font-family="Wingdings 2" style:font-charset="x-symbol" fo:font-size="85%"/>
      </text:list-level-style-bullet>
      <text:list-level-style-bullet text:level="7" text:bullet-char="">
        <style:list-level-properties text:space-before="1.425in" text:min-label-width="0.225in"/>
        <style:text-properties fo:color="#f3a447" fo:font-family="Wingdings 2" style:font-charset="x-symbol" fo:font-size="85%"/>
      </text:list-level-style-bullet>
      <text:list-level-style-bullet text:level="8" text:bullet-char="">
        <style:list-level-properties text:space-before="1.65in" text:min-label-width="0.225in"/>
        <style:text-properties fo:color="#f3a447" fo:font-family="Wingdings 2" style:font-charset="x-symbol" fo:font-size="85%"/>
      </text:list-level-style-bullet>
      <text:list-level-style-bullet text:level="9" text:bullet-char="">
        <style:list-level-properties text:space-before="1.875in" text:min-label-width="0.225in"/>
        <style:text-properties fo:color="#f3a447" fo:font-family="Wingdings 2" style:font-charset="x-symbol" fo:font-size="85%"/>
      </text:list-level-style-bullet>
    </text:list-style>
    <text:list-style style:name="a10">
      <text:list-level-style-bullet text:level="1" text:bullet-char="">
        <style:list-level-properties text:space-before="0.0375in" text:min-label-width="0.1875in"/>
        <style:text-properties fo:color="#b37732" fo:font-family="Wingdings 2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b37732" fo:font-family="Wingdings 2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b37732" fo:font-family="Wingdings 2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b37732" fo:font-family="Wingdings 2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b37732" fo:font-family="Wingdings 2" style:font-charset="x-symbol" fo:font-size="85%"/>
      </text:list-level-style-bullet>
      <text:list-level-style-bullet text:level="6" text:bullet-char="">
        <style:list-level-properties text:space-before="1.3125in" text:min-label-width="0.1875in"/>
        <style:text-properties fo:color="#b37732" fo:font-family="Wingdings 2" style:font-charset="x-symbol" fo:font-size="85%"/>
      </text:list-level-style-bullet>
      <text:list-level-style-bullet text:level="7" text:bullet-char="">
        <style:list-level-properties text:space-before="1.4625in" text:min-label-width="0.1875in"/>
        <style:text-properties fo:color="#b37732" fo:font-family="Wingdings 2" style:font-charset="x-symbol" fo:font-size="85%"/>
      </text:list-level-style-bullet>
      <text:list-level-style-bullet text:level="8" text:bullet-char="">
        <style:list-level-properties text:space-before="1.6875in" text:min-label-width="0.1875in"/>
        <style:text-properties fo:color="#b37732" fo:font-family="Wingdings 2" style:font-charset="x-symbol" fo:font-size="85%"/>
      </text:list-level-style-bullet>
      <text:list-level-style-bullet text:level="9" text:bullet-char="">
        <style:list-level-properties text:space-before="1.9125in" text:min-label-width="0.1875in"/>
        <style:text-properties fo:color="#b37732" fo:font-family="Wingdings 2" style:font-charset="x-symbol" fo:font-size="85%"/>
      </text:list-level-style-bullet>
    </text:list-style>
    <text:list-style style:name="a7">
      <text:list-level-style-bullet text:level="1" text:bullet-char="">
        <style:list-level-properties text:space-before="0in" text:min-label-width="0.225in"/>
        <style:text-properties fo:color="#d6903d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d6903d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d6903d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d6903d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d6903d" fo:font-family="Wingdings 2" style:font-charset="x-symbol" fo:font-size="85%"/>
      </text:list-level-style-bullet>
      <text:list-level-style-bullet text:level="6" text:bullet-char="">
        <style:list-level-properties text:space-before="1.275in" text:min-label-width="0.225in"/>
        <style:text-properties fo:color="#d6903d" fo:font-family="Wingdings 2" style:font-charset="x-symbol" fo:font-size="85%"/>
      </text:list-level-style-bullet>
      <text:list-level-style-bullet text:level="7" text:bullet-char="">
        <style:list-level-properties text:space-before="1.425in" text:min-label-width="0.225in"/>
        <style:text-properties fo:color="#d6903d" fo:font-family="Wingdings 2" style:font-charset="x-symbol" fo:font-size="85%"/>
      </text:list-level-style-bullet>
      <text:list-level-style-bullet text:level="8" text:bullet-char="">
        <style:list-level-properties text:space-before="1.65in" text:min-label-width="0.225in"/>
        <style:text-properties fo:color="#d6903d" fo:font-family="Wingdings 2" style:font-charset="x-symbol" fo:font-size="85%"/>
      </text:list-level-style-bullet>
      <text:list-level-style-bullet text:level="9" text:bullet-char="">
        <style:list-level-properties text:space-before="1.875in" text:min-label-width="0.225in"/>
        <style:text-properties fo:color="#d6903d" fo:font-family="Wingdings 2" style:font-charset="x-symbol" fo:font-size="85%"/>
      </text:list-level-style-bullet>
    </text:list-style>
    <text:list-style style:name="a254">
      <text:list-level-style-bullet text:level="1" text:bullet-char="">
        <style:list-level-properties text:space-before="0in" text:min-label-width="0.225in"/>
        <style:text-properties fo:color="#f3a44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f3a44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f3a447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f3a447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f3a447" fo:font-family="Wingdings 2" style:font-charset="x-symbol" fo:font-size="85%"/>
      </text:list-level-style-bullet>
      <text:list-level-style-bullet text:level="6" text:bullet-char="">
        <style:list-level-properties text:space-before="1.275in" text:min-label-width="0.225in"/>
        <style:text-properties fo:color="#f3a447" fo:font-family="Wingdings 2" style:font-charset="x-symbol" fo:font-size="85%"/>
      </text:list-level-style-bullet>
      <text:list-level-style-bullet text:level="7" text:bullet-char="">
        <style:list-level-properties text:space-before="1.425in" text:min-label-width="0.225in"/>
        <style:text-properties fo:color="#f3a447" fo:font-family="Wingdings 2" style:font-charset="x-symbol" fo:font-size="85%"/>
      </text:list-level-style-bullet>
      <text:list-level-style-bullet text:level="8" text:bullet-char="">
        <style:list-level-properties text:space-before="1.65in" text:min-label-width="0.225in"/>
        <style:text-properties fo:color="#f3a447" fo:font-family="Wingdings 2" style:font-charset="x-symbol" fo:font-size="85%"/>
      </text:list-level-style-bullet>
      <text:list-level-style-bullet text:level="9" text:bullet-char="">
        <style:list-level-properties text:space-before="1.875in" text:min-label-width="0.225in"/>
        <style:text-properties fo:color="#f3a447" fo:font-family="Wingdings 2" style:font-charset="x-symbol" fo:font-size="85%"/>
      </text:list-level-style-bullet>
    </text:list-style>
    <text:list-style style:name="a13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31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4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1.6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1.91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257">
      <text:list-level-style-bullet text:level="1" text:bullet-char="">
        <style:list-level-properties text:space-before="0in" text:min-label-width="0.225in"/>
        <style:text-properties fo:color="#d6903d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d6903d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d6903d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d6903d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d6903d" fo:font-family="Wingdings 2" style:font-charset="x-symbol" fo:font-size="85%"/>
      </text:list-level-style-bullet>
      <text:list-level-style-bullet text:level="6" text:bullet-char="">
        <style:list-level-properties text:space-before="1.275in" text:min-label-width="0.225in"/>
        <style:text-properties fo:color="#d6903d" fo:font-family="Wingdings 2" style:font-charset="x-symbol" fo:font-size="85%"/>
      </text:list-level-style-bullet>
      <text:list-level-style-bullet text:level="7" text:bullet-char="">
        <style:list-level-properties text:space-before="1.425in" text:min-label-width="0.225in"/>
        <style:text-properties fo:color="#d6903d" fo:font-family="Wingdings 2" style:font-charset="x-symbol" fo:font-size="85%"/>
      </text:list-level-style-bullet>
      <text:list-level-style-bullet text:level="8" text:bullet-char="">
        <style:list-level-properties text:space-before="1.65in" text:min-label-width="0.225in"/>
        <style:text-properties fo:color="#d6903d" fo:font-family="Wingdings 2" style:font-charset="x-symbol" fo:font-size="85%"/>
      </text:list-level-style-bullet>
      <text:list-level-style-bullet text:level="9" text:bullet-char="">
        <style:list-level-properties text:space-before="1.875in" text:min-label-width="0.225in"/>
        <style:text-properties fo:color="#d6903d" fo:font-family="Wingdings 2" style:font-charset="x-symbol" fo:font-size="85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5in"/>
      </text:list-level-style-number>
      <text:list-level-style-number text:level="3" style:num-format="">
        <style:list-level-properties text:space-before="0.82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75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65in"/>
      </text:list-level-style-number>
      <text:list-level-style-number text:level="8" style:num-format="">
        <style:list-level-properties text:space-before="1.875in"/>
      </text:list-level-style-number>
      <text:list-level-style-number text:level="9" style:num-format="">
        <style:list-level-properties text:space-before="2.1in"/>
      </text:list-level-style-number>
    </text:list-style>
    <text:list-style style:name="a17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31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4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1.6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1.91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62">
      <text:list-level-style-bullet text:level="1" text:bullet-char="">
        <style:list-level-properties text:space-before="0in" text:min-label-width="0.225in"/>
        <style:text-properties fo:color="#f3a44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f3a44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f3a447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f3a447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f3a447" fo:font-family="Wingdings 2" style:font-charset="x-symbol" fo:font-size="85%"/>
      </text:list-level-style-bullet>
      <text:list-level-style-bullet text:level="6" text:bullet-char="">
        <style:list-level-properties text:space-before="1.275in" text:min-label-width="0.225in"/>
        <style:text-properties fo:color="#f3a447" fo:font-family="Wingdings 2" style:font-charset="x-symbol" fo:font-size="85%"/>
      </text:list-level-style-bullet>
      <text:list-level-style-bullet text:level="7" text:bullet-char="">
        <style:list-level-properties text:space-before="1.425in" text:min-label-width="0.225in"/>
        <style:text-properties fo:color="#f3a447" fo:font-family="Wingdings 2" style:font-charset="x-symbol" fo:font-size="85%"/>
      </text:list-level-style-bullet>
      <text:list-level-style-bullet text:level="8" text:bullet-char="">
        <style:list-level-properties text:space-before="1.65in" text:min-label-width="0.225in"/>
        <style:text-properties fo:color="#f3a447" fo:font-family="Wingdings 2" style:font-charset="x-symbol" fo:font-size="85%"/>
      </text:list-level-style-bullet>
      <text:list-level-style-bullet text:level="9" text:bullet-char="">
        <style:list-level-properties text:space-before="1.875in" text:min-label-width="0.225in"/>
        <style:text-properties fo:color="#f3a447" fo:font-family="Wingdings 2" style:font-charset="x-symbol" fo:font-size="85%"/>
      </text:list-level-style-bullet>
    </text:list-style>
    <text:list-style style:name="a65">
      <text:list-level-style-bullet text:level="1" text:bullet-char="">
        <style:list-level-properties text:space-before="0in" text:min-label-width="0.225in"/>
        <style:text-properties fo:color="#d6903d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d6903d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d6903d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d6903d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d6903d" fo:font-family="Wingdings 2" style:font-charset="x-symbol" fo:font-size="85%"/>
      </text:list-level-style-bullet>
      <text:list-level-style-bullet text:level="6" text:bullet-char="">
        <style:list-level-properties text:space-before="1.275in" text:min-label-width="0.225in"/>
        <style:text-properties fo:color="#d6903d" fo:font-family="Wingdings 2" style:font-charset="x-symbol" fo:font-size="85%"/>
      </text:list-level-style-bullet>
      <text:list-level-style-bullet text:level="7" text:bullet-char="">
        <style:list-level-properties text:space-before="1.425in" text:min-label-width="0.225in"/>
        <style:text-properties fo:color="#d6903d" fo:font-family="Wingdings 2" style:font-charset="x-symbol" fo:font-size="85%"/>
      </text:list-level-style-bullet>
      <text:list-level-style-bullet text:level="8" text:bullet-char="">
        <style:list-level-properties text:space-before="1.65in" text:min-label-width="0.225in"/>
        <style:text-properties fo:color="#d6903d" fo:font-family="Wingdings 2" style:font-charset="x-symbol" fo:font-size="85%"/>
      </text:list-level-style-bullet>
      <text:list-level-style-bullet text:level="9" text:bullet-char="">
        <style:list-level-properties text:space-before="1.875in" text:min-label-width="0.225in"/>
        <style:text-properties fo:color="#d6903d" fo:font-family="Wingdings 2" style:font-charset="x-symbol" fo:font-size="85%"/>
      </text:list-level-style-bullet>
    </text:list-style>
    <text:list-style style:name="a150">
      <text:list-level-style-bullet text:level="1" text:bullet-char="">
        <style:list-level-properties text:space-before="0in" text:min-label-width="0.225in"/>
        <style:text-properties fo:color="#d6903d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d6903d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d6903d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d6903d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d6903d" fo:font-family="Wingdings 2" style:font-charset="x-symbol" fo:font-size="85%"/>
      </text:list-level-style-bullet>
      <text:list-level-style-bullet text:level="6" text:bullet-char="">
        <style:list-level-properties text:space-before="1.275in" text:min-label-width="0.225in"/>
        <style:text-properties fo:color="#d6903d" fo:font-family="Wingdings 2" style:font-charset="x-symbol" fo:font-size="85%"/>
      </text:list-level-style-bullet>
      <text:list-level-style-bullet text:level="7" text:bullet-char="">
        <style:list-level-properties text:space-before="1.425in" text:min-label-width="0.225in"/>
        <style:text-properties fo:color="#d6903d" fo:font-family="Wingdings 2" style:font-charset="x-symbol" fo:font-size="85%"/>
      </text:list-level-style-bullet>
      <text:list-level-style-bullet text:level="8" text:bullet-char="">
        <style:list-level-properties text:space-before="1.65in" text:min-label-width="0.225in"/>
        <style:text-properties fo:color="#d6903d" fo:font-family="Wingdings 2" style:font-charset="x-symbol" fo:font-size="85%"/>
      </text:list-level-style-bullet>
      <text:list-level-style-bullet text:level="9" text:bullet-char="">
        <style:list-level-properties text:space-before="1.875in" text:min-label-width="0.225in"/>
        <style:text-properties fo:color="#d6903d" fo:font-family="Wingdings 2" style:font-charset="x-symbol" fo:font-size="85%"/>
      </text:list-level-style-bullet>
    </text:list-style>
    <text:list-style style:name="a361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31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4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1.6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1.91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68">
      <text:list-level-style-bullet text:level="1" text:bullet-char="">
        <style:list-level-properties text:space-before="0.0375in" text:min-label-width="0.1875in"/>
        <style:text-properties fo:color="#b37732" fo:font-family="Wingdings 2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b37732" fo:font-family="Wingdings 2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b37732" fo:font-family="Wingdings 2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b37732" fo:font-family="Wingdings 2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b37732" fo:font-family="Wingdings 2" style:font-charset="x-symbol" fo:font-size="85%"/>
      </text:list-level-style-bullet>
      <text:list-level-style-bullet text:level="6" text:bullet-char="">
        <style:list-level-properties text:space-before="1.3125in" text:min-label-width="0.1875in"/>
        <style:text-properties fo:color="#b37732" fo:font-family="Wingdings 2" style:font-charset="x-symbol" fo:font-size="85%"/>
      </text:list-level-style-bullet>
      <text:list-level-style-bullet text:level="7" text:bullet-char="">
        <style:list-level-properties text:space-before="1.4625in" text:min-label-width="0.1875in"/>
        <style:text-properties fo:color="#b37732" fo:font-family="Wingdings 2" style:font-charset="x-symbol" fo:font-size="85%"/>
      </text:list-level-style-bullet>
      <text:list-level-style-bullet text:level="8" text:bullet-char="">
        <style:list-level-properties text:space-before="1.6875in" text:min-label-width="0.1875in"/>
        <style:text-properties fo:color="#b37732" fo:font-family="Wingdings 2" style:font-charset="x-symbol" fo:font-size="85%"/>
      </text:list-level-style-bullet>
      <text:list-level-style-bullet text:level="9" text:bullet-char="">
        <style:list-level-properties text:space-before="1.9125in" text:min-label-width="0.1875in"/>
        <style:text-properties fo:color="#b37732" fo:font-family="Wingdings 2" style:font-charset="x-symbol" fo:font-size="85%"/>
      </text:list-level-style-bullet>
    </text:list-style>
    <text:list-style style:name="a319">
      <text:list-level-style-bullet text:level="1" text:bullet-char="">
        <style:list-level-properties text:space-before="0in" text:min-label-width="0.225in"/>
        <style:text-properties fo:color="#f3a44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f3a44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f3a447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f3a447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f3a447" fo:font-family="Wingdings 2" style:font-charset="x-symbol" fo:font-size="85%"/>
      </text:list-level-style-bullet>
      <text:list-level-style-bullet text:level="6" text:bullet-char="">
        <style:list-level-properties text:space-before="1.275in" text:min-label-width="0.225in"/>
        <style:text-properties fo:color="#f3a447" fo:font-family="Wingdings 2" style:font-charset="x-symbol" fo:font-size="85%"/>
      </text:list-level-style-bullet>
      <text:list-level-style-bullet text:level="7" text:bullet-char="">
        <style:list-level-properties text:space-before="1.425in" text:min-label-width="0.225in"/>
        <style:text-properties fo:color="#f3a447" fo:font-family="Wingdings 2" style:font-charset="x-symbol" fo:font-size="85%"/>
      </text:list-level-style-bullet>
      <text:list-level-style-bullet text:level="8" text:bullet-char="">
        <style:list-level-properties text:space-before="1.65in" text:min-label-width="0.225in"/>
        <style:text-properties fo:color="#f3a447" fo:font-family="Wingdings 2" style:font-charset="x-symbol" fo:font-size="85%"/>
      </text:list-level-style-bullet>
      <text:list-level-style-bullet text:level="9" text:bullet-char="">
        <style:list-level-properties text:space-before="1.875in" text:min-label-width="0.225in"/>
        <style:text-properties fo:color="#f3a447" fo:font-family="Wingdings 2" style:font-charset="x-symbol" fo:font-size="85%"/>
      </text:list-level-style-bullet>
    </text:list-style>
    <text:list-style style:name="a109">
      <text:list-level-style-number text:level="1" style:num-format="">
        <style:list-level-properties text:space-before="0in" text:min-label-width="0.225in"/>
      </text:list-level-style-number>
      <text:list-level-style-number text:level="2" style:num-format="">
        <style:list-level-properties text:space-before="0.3in" text:min-label-width="0.225in"/>
      </text:list-level-style-number>
      <text:list-level-style-number text:level="3" style:num-format="">
        <style:list-level-properties text:space-before="0.6in" text:min-label-width="0.225in"/>
      </text:list-level-style-number>
      <text:list-level-style-number text:level="4" style:num-format="">
        <style:list-level-properties text:space-before="0.825in" text:min-label-width="0.225in"/>
      </text:list-level-style-number>
      <text:list-level-style-number text:level="5" style:num-format="">
        <style:list-level-properties text:space-before="1.05in" text:min-label-width="0.225in"/>
      </text:list-level-style-number>
      <text:list-level-style-number text:level="6" style:num-format="">
        <style:list-level-properties text:space-before="1.275in" text:min-label-width="0.225in"/>
      </text:list-level-style-number>
      <text:list-level-style-number text:level="7" style:num-format="">
        <style:list-level-properties text:space-before="1.425in" text:min-label-width="0.225in"/>
      </text:list-level-style-number>
      <text:list-level-style-number text:level="8" style:num-format="">
        <style:list-level-properties text:space-before="1.65in" text:min-label-width="0.225in"/>
      </text:list-level-style-number>
      <text:list-level-style-number text:level="9" style:num-format="">
        <style:list-level-properties text:space-before="1.875in" text:min-label-width="0.225in"/>
      </text:list-level-style-number>
    </text:list-style>
    <text:list-style style:name="a153">
      <text:list-level-style-bullet text:level="1" text:bullet-char="">
        <style:list-level-properties text:space-before="0.0375in" text:min-label-width="0.1875in"/>
        <style:text-properties fo:color="#b37732" fo:font-family="Wingdings 2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b37732" fo:font-family="Wingdings 2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b37732" fo:font-family="Wingdings 2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b37732" fo:font-family="Wingdings 2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b37732" fo:font-family="Wingdings 2" style:font-charset="x-symbol" fo:font-size="85%"/>
      </text:list-level-style-bullet>
      <text:list-level-style-bullet text:level="6" text:bullet-char="">
        <style:list-level-properties text:space-before="1.3125in" text:min-label-width="0.1875in"/>
        <style:text-properties fo:color="#b37732" fo:font-family="Wingdings 2" style:font-charset="x-symbol" fo:font-size="85%"/>
      </text:list-level-style-bullet>
      <text:list-level-style-bullet text:level="7" text:bullet-char="">
        <style:list-level-properties text:space-before="1.4625in" text:min-label-width="0.1875in"/>
        <style:text-properties fo:color="#b37732" fo:font-family="Wingdings 2" style:font-charset="x-symbol" fo:font-size="85%"/>
      </text:list-level-style-bullet>
      <text:list-level-style-bullet text:level="8" text:bullet-char="">
        <style:list-level-properties text:space-before="1.6875in" text:min-label-width="0.1875in"/>
        <style:text-properties fo:color="#b37732" fo:font-family="Wingdings 2" style:font-charset="x-symbol" fo:font-size="85%"/>
      </text:list-level-style-bullet>
      <text:list-level-style-bullet text:level="9" text:bullet-char="">
        <style:list-level-properties text:space-before="1.9125in" text:min-label-width="0.1875in"/>
        <style:text-properties fo:color="#b37732" fo:font-family="Wingdings 2" style:font-charset="x-symbol" fo:font-size="85%"/>
      </text:list-level-style-bullet>
    </text:list-style>
    <text:list-style style:name="a365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31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4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1.6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1.91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156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31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4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1.6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1.91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210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31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4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1.6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1.91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130">
      <text:list-level-style-bullet text:level="1" text:bullet-char="">
        <style:list-level-properties text:space-before="0in" text:min-label-width="0.225in"/>
        <style:text-properties fo:color="#f3a44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f3a44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f3a447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f3a447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f3a447" fo:font-family="Wingdings 2" style:font-charset="x-symbol" fo:font-size="85%"/>
      </text:list-level-style-bullet>
      <text:list-level-style-bullet text:level="6" text:bullet-char="">
        <style:list-level-properties text:space-before="1.275in" text:min-label-width="0.225in"/>
        <style:text-properties fo:color="#f3a447" fo:font-family="Wingdings 2" style:font-charset="x-symbol" fo:font-size="85%"/>
      </text:list-level-style-bullet>
      <text:list-level-style-bullet text:level="7" text:bullet-char="">
        <style:list-level-properties text:space-before="1.425in" text:min-label-width="0.225in"/>
        <style:text-properties fo:color="#f3a447" fo:font-family="Wingdings 2" style:font-charset="x-symbol" fo:font-size="85%"/>
      </text:list-level-style-bullet>
      <text:list-level-style-bullet text:level="8" text:bullet-char="">
        <style:list-level-properties text:space-before="1.65in" text:min-label-width="0.225in"/>
        <style:text-properties fo:color="#f3a447" fo:font-family="Wingdings 2" style:font-charset="x-symbol" fo:font-size="85%"/>
      </text:list-level-style-bullet>
      <text:list-level-style-bullet text:level="9" text:bullet-char="">
        <style:list-level-properties text:space-before="1.875in" text:min-label-width="0.225in"/>
        <style:text-properties fo:color="#f3a447" fo:font-family="Wingdings 2" style:font-charset="x-symbol" fo:font-size="85%"/>
      </text:list-level-style-bullet>
    </text:list-style>
    <text:list-style style:name="a133">
      <text:list-level-style-bullet text:level="1" text:bullet-char="">
        <style:list-level-properties text:space-before="0in" text:min-label-width="0.225in"/>
        <style:text-properties fo:color="#d6903d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d6903d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d6903d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d6903d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d6903d" fo:font-family="Wingdings 2" style:font-charset="x-symbol" fo:font-size="85%"/>
      </text:list-level-style-bullet>
      <text:list-level-style-bullet text:level="6" text:bullet-char="">
        <style:list-level-properties text:space-before="1.275in" text:min-label-width="0.225in"/>
        <style:text-properties fo:color="#d6903d" fo:font-family="Wingdings 2" style:font-charset="x-symbol" fo:font-size="85%"/>
      </text:list-level-style-bullet>
      <text:list-level-style-bullet text:level="7" text:bullet-char="">
        <style:list-level-properties text:space-before="1.425in" text:min-label-width="0.225in"/>
        <style:text-properties fo:color="#d6903d" fo:font-family="Wingdings 2" style:font-charset="x-symbol" fo:font-size="85%"/>
      </text:list-level-style-bullet>
      <text:list-level-style-bullet text:level="8" text:bullet-char="">
        <style:list-level-properties text:space-before="1.65in" text:min-label-width="0.225in"/>
        <style:text-properties fo:color="#d6903d" fo:font-family="Wingdings 2" style:font-charset="x-symbol" fo:font-size="85%"/>
      </text:list-level-style-bullet>
      <text:list-level-style-bullet text:level="9" text:bullet-char="">
        <style:list-level-properties text:space-before="1.875in" text:min-label-width="0.225in"/>
        <style:text-properties fo:color="#d6903d" fo:font-family="Wingdings 2" style:font-charset="x-symbol" fo:font-size="85%"/>
      </text:list-level-style-bullet>
    </text:list-style>
    <text:list-style style:name="a260">
      <text:list-level-style-bullet text:level="1" text:bullet-char="">
        <style:list-level-properties text:space-before="0.0375in" text:min-label-width="0.1875in"/>
        <style:text-properties fo:color="#b37732" fo:font-family="Wingdings 2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b37732" fo:font-family="Wingdings 2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b37732" fo:font-family="Wingdings 2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b37732" fo:font-family="Wingdings 2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b37732" fo:font-family="Wingdings 2" style:font-charset="x-symbol" fo:font-size="85%"/>
      </text:list-level-style-bullet>
      <text:list-level-style-bullet text:level="6" text:bullet-char="">
        <style:list-level-properties text:space-before="1.3125in" text:min-label-width="0.1875in"/>
        <style:text-properties fo:color="#b37732" fo:font-family="Wingdings 2" style:font-charset="x-symbol" fo:font-size="85%"/>
      </text:list-level-style-bullet>
      <text:list-level-style-bullet text:level="7" text:bullet-char="">
        <style:list-level-properties text:space-before="1.4625in" text:min-label-width="0.1875in"/>
        <style:text-properties fo:color="#b37732" fo:font-family="Wingdings 2" style:font-charset="x-symbol" fo:font-size="85%"/>
      </text:list-level-style-bullet>
      <text:list-level-style-bullet text:level="8" text:bullet-char="">
        <style:list-level-properties text:space-before="1.6875in" text:min-label-width="0.1875in"/>
        <style:text-properties fo:color="#b37732" fo:font-family="Wingdings 2" style:font-charset="x-symbol" fo:font-size="85%"/>
      </text:list-level-style-bullet>
      <text:list-level-style-bullet text:level="9" text:bullet-char="">
        <style:list-level-properties text:space-before="1.9125in" text:min-label-width="0.1875in"/>
        <style:text-properties fo:color="#b37732" fo:font-family="Wingdings 2" style:font-charset="x-symbol" fo:font-size="85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5in"/>
      </text:list-level-style-number>
      <text:list-level-style-number text:level="3" style:num-format="">
        <style:list-level-properties text:space-before="0.82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75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65in"/>
      </text:list-level-style-number>
      <text:list-level-style-number text:level="8" style:num-format="">
        <style:list-level-properties text:space-before="1.875in"/>
      </text:list-level-style-number>
      <text:list-level-style-number text:level="9" style:num-format="">
        <style:list-level-properties text:space-before="2.1in"/>
      </text:list-level-style-number>
    </text:list-style>
    <text:list-style style:name="a136">
      <text:list-level-style-bullet text:level="1" text:bullet-char="">
        <style:list-level-properties text:space-before="0.0375in" text:min-label-width="0.1875in"/>
        <style:text-properties fo:color="#b37732" fo:font-family="Wingdings 2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b37732" fo:font-family="Wingdings 2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b37732" fo:font-family="Wingdings 2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b37732" fo:font-family="Wingdings 2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b37732" fo:font-family="Wingdings 2" style:font-charset="x-symbol" fo:font-size="85%"/>
      </text:list-level-style-bullet>
      <text:list-level-style-bullet text:level="6" text:bullet-char="">
        <style:list-level-properties text:space-before="1.3125in" text:min-label-width="0.1875in"/>
        <style:text-properties fo:color="#b37732" fo:font-family="Wingdings 2" style:font-charset="x-symbol" fo:font-size="85%"/>
      </text:list-level-style-bullet>
      <text:list-level-style-bullet text:level="7" text:bullet-char="">
        <style:list-level-properties text:space-before="1.4625in" text:min-label-width="0.1875in"/>
        <style:text-properties fo:color="#b37732" fo:font-family="Wingdings 2" style:font-charset="x-symbol" fo:font-size="85%"/>
      </text:list-level-style-bullet>
      <text:list-level-style-bullet text:level="8" text:bullet-char="">
        <style:list-level-properties text:space-before="1.6875in" text:min-label-width="0.1875in"/>
        <style:text-properties fo:color="#b37732" fo:font-family="Wingdings 2" style:font-charset="x-symbol" fo:font-size="85%"/>
      </text:list-level-style-bullet>
      <text:list-level-style-bullet text:level="9" text:bullet-char="">
        <style:list-level-properties text:space-before="1.9125in" text:min-label-width="0.1875in"/>
        <style:text-properties fo:color="#b37732" fo:font-family="Wingdings 2" style:font-charset="x-symbol" fo:font-size="85%"/>
      </text:list-level-style-bullet>
    </text:list-style>
    <text:list-style style:name="a263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31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4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1.6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1.91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180">
      <text:list-level-style-bullet text:level="1" text:bullet-char="">
        <style:list-level-properties text:space-before="0in" text:min-label-width="0.225in"/>
        <style:text-properties fo:color="#f3a44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f3a44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f3a447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f3a447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f3a447" fo:font-family="Wingdings 2" style:font-charset="x-symbol" fo:font-size="85%"/>
      </text:list-level-style-bullet>
      <text:list-level-style-bullet text:level="6" text:bullet-char="">
        <style:list-level-properties text:space-before="1.275in" text:min-label-width="0.225in"/>
        <style:text-properties fo:color="#f3a447" fo:font-family="Wingdings 2" style:font-charset="x-symbol" fo:font-size="85%"/>
      </text:list-level-style-bullet>
      <text:list-level-style-bullet text:level="7" text:bullet-char="">
        <style:list-level-properties text:space-before="1.425in" text:min-label-width="0.225in"/>
        <style:text-properties fo:color="#f3a447" fo:font-family="Wingdings 2" style:font-charset="x-symbol" fo:font-size="85%"/>
      </text:list-level-style-bullet>
      <text:list-level-style-bullet text:level="8" text:bullet-char="">
        <style:list-level-properties text:space-before="1.65in" text:min-label-width="0.225in"/>
        <style:text-properties fo:color="#f3a447" fo:font-family="Wingdings 2" style:font-charset="x-symbol" fo:font-size="85%"/>
      </text:list-level-style-bullet>
      <text:list-level-style-bullet text:level="9" text:bullet-char="">
        <style:list-level-properties text:space-before="1.875in" text:min-label-width="0.225in"/>
        <style:text-properties fo:color="#f3a447" fo:font-family="Wingdings 2" style:font-charset="x-symbol" fo:font-size="85%"/>
      </text:list-level-style-bullet>
    </text:list-style>
    <text:list-style style:name="a139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31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4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1.6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1.91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183">
      <text:list-level-style-bullet text:level="1" text:bullet-char="">
        <style:list-level-properties text:space-before="0in" text:min-label-width="0.225in"/>
        <style:text-properties fo:color="#d6903d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d6903d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d6903d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d6903d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d6903d" fo:font-family="Wingdings 2" style:font-charset="x-symbol" fo:font-size="85%"/>
      </text:list-level-style-bullet>
      <text:list-level-style-bullet text:level="6" text:bullet-char="">
        <style:list-level-properties text:space-before="1.275in" text:min-label-width="0.225in"/>
        <style:text-properties fo:color="#d6903d" fo:font-family="Wingdings 2" style:font-charset="x-symbol" fo:font-size="85%"/>
      </text:list-level-style-bullet>
      <text:list-level-style-bullet text:level="7" text:bullet-char="">
        <style:list-level-properties text:space-before="1.425in" text:min-label-width="0.225in"/>
        <style:text-properties fo:color="#d6903d" fo:font-family="Wingdings 2" style:font-charset="x-symbol" fo:font-size="85%"/>
      </text:list-level-style-bullet>
      <text:list-level-style-bullet text:level="8" text:bullet-char="">
        <style:list-level-properties text:space-before="1.65in" text:min-label-width="0.225in"/>
        <style:text-properties fo:color="#d6903d" fo:font-family="Wingdings 2" style:font-charset="x-symbol" fo:font-size="85%"/>
      </text:list-level-style-bullet>
      <text:list-level-style-bullet text:level="9" text:bullet-char="">
        <style:list-level-properties text:space-before="1.875in" text:min-label-width="0.225in"/>
        <style:text-properties fo:color="#d6903d" fo:font-family="Wingdings 2" style:font-charset="x-symbol" fo:font-size="85%"/>
      </text:list-level-style-bullet>
    </text:list-style>
    <text:list-style style:name="a267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31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4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1.6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1.91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186">
      <text:list-level-style-bullet text:level="1" text:bullet-char="">
        <style:list-level-properties text:space-before="0.0375in" text:min-label-width="0.1875in"/>
        <style:text-properties fo:color="#b37732" fo:font-family="Wingdings 2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b37732" fo:font-family="Wingdings 2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b37732" fo:font-family="Wingdings 2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b37732" fo:font-family="Wingdings 2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b37732" fo:font-family="Wingdings 2" style:font-charset="x-symbol" fo:font-size="85%"/>
      </text:list-level-style-bullet>
      <text:list-level-style-bullet text:level="6" text:bullet-char="">
        <style:list-level-properties text:space-before="1.3125in" text:min-label-width="0.1875in"/>
        <style:text-properties fo:color="#b37732" fo:font-family="Wingdings 2" style:font-charset="x-symbol" fo:font-size="85%"/>
      </text:list-level-style-bullet>
      <text:list-level-style-bullet text:level="7" text:bullet-char="">
        <style:list-level-properties text:space-before="1.4625in" text:min-label-width="0.1875in"/>
        <style:text-properties fo:color="#b37732" fo:font-family="Wingdings 2" style:font-charset="x-symbol" fo:font-size="85%"/>
      </text:list-level-style-bullet>
      <text:list-level-style-bullet text:level="8" text:bullet-char="">
        <style:list-level-properties text:space-before="1.6875in" text:min-label-width="0.1875in"/>
        <style:text-properties fo:color="#b37732" fo:font-family="Wingdings 2" style:font-charset="x-symbol" fo:font-size="85%"/>
      </text:list-level-style-bullet>
      <text:list-level-style-bullet text:level="9" text:bullet-char="">
        <style:list-level-properties text:space-before="1.9125in" text:min-label-width="0.1875in"/>
        <style:text-properties fo:color="#b37732" fo:font-family="Wingdings 2" style:font-charset="x-symbol" fo:font-size="85%"/>
      </text:list-level-style-bullet>
    </text:list-style>
    <text:list-style style:name="a71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31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4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1.6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1.91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322">
      <text:list-level-style-bullet text:level="1" text:bullet-char="">
        <style:list-level-properties text:space-before="0in" text:min-label-width="0.225in"/>
        <style:text-properties fo:color="#d6903d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d6903d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d6903d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d6903d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d6903d" fo:font-family="Wingdings 2" style:font-charset="x-symbol" fo:font-size="85%"/>
      </text:list-level-style-bullet>
      <text:list-level-style-bullet text:level="6" text:bullet-char="">
        <style:list-level-properties text:space-before="1.275in" text:min-label-width="0.225in"/>
        <style:text-properties fo:color="#d6903d" fo:font-family="Wingdings 2" style:font-charset="x-symbol" fo:font-size="85%"/>
      </text:list-level-style-bullet>
      <text:list-level-style-bullet text:level="7" text:bullet-char="">
        <style:list-level-properties text:space-before="1.425in" text:min-label-width="0.225in"/>
        <style:text-properties fo:color="#d6903d" fo:font-family="Wingdings 2" style:font-charset="x-symbol" fo:font-size="85%"/>
      </text:list-level-style-bullet>
      <text:list-level-style-bullet text:level="8" text:bullet-char="">
        <style:list-level-properties text:space-before="1.65in" text:min-label-width="0.225in"/>
        <style:text-properties fo:color="#d6903d" fo:font-family="Wingdings 2" style:font-charset="x-symbol" fo:font-size="85%"/>
      </text:list-level-style-bullet>
      <text:list-level-style-bullet text:level="9" text:bullet-char="">
        <style:list-level-properties text:space-before="1.875in" text:min-label-width="0.225in"/>
        <style:text-properties fo:color="#d6903d" fo:font-family="Wingdings 2" style:font-charset="x-symbol" fo:font-size="85%"/>
      </text:list-level-style-bullet>
    </text:list-style>
    <text:list-style style:name="a189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31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4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1.6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1.91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325">
      <text:list-level-style-bullet text:level="1" text:bullet-char="">
        <style:list-level-properties text:space-before="0.0375in" text:min-label-width="0.1875in"/>
        <style:text-properties fo:color="#b37732" fo:font-family="Wingdings 2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b37732" fo:font-family="Wingdings 2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b37732" fo:font-family="Wingdings 2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b37732" fo:font-family="Wingdings 2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b37732" fo:font-family="Wingdings 2" style:font-charset="x-symbol" fo:font-size="85%"/>
      </text:list-level-style-bullet>
      <text:list-level-style-bullet text:level="6" text:bullet-char="">
        <style:list-level-properties text:space-before="1.3125in" text:min-label-width="0.1875in"/>
        <style:text-properties fo:color="#b37732" fo:font-family="Wingdings 2" style:font-charset="x-symbol" fo:font-size="85%"/>
      </text:list-level-style-bullet>
      <text:list-level-style-bullet text:level="7" text:bullet-char="">
        <style:list-level-properties text:space-before="1.4625in" text:min-label-width="0.1875in"/>
        <style:text-properties fo:color="#b37732" fo:font-family="Wingdings 2" style:font-charset="x-symbol" fo:font-size="85%"/>
      </text:list-level-style-bullet>
      <text:list-level-style-bullet text:level="8" text:bullet-char="">
        <style:list-level-properties text:space-before="1.6875in" text:min-label-width="0.1875in"/>
        <style:text-properties fo:color="#b37732" fo:font-family="Wingdings 2" style:font-charset="x-symbol" fo:font-size="85%"/>
      </text:list-level-style-bullet>
      <text:list-level-style-bullet text:level="9" text:bullet-char="">
        <style:list-level-properties text:space-before="1.9125in" text:min-label-width="0.1875in"/>
        <style:text-properties fo:color="#b37732" fo:font-family="Wingdings 2" style:font-charset="x-symbol" fo:font-size="85%"/>
      </text:list-level-style-bullet>
    </text:list-style>
    <text:list-style style:name="a75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31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4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1.6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1.91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160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31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4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1.6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1.91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328">
      <text:list-level-style-bullet text:level="1" text:bullet-char="">
        <style:list-level-properties text:space-before="0.0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3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63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0.8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0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31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462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1.6875in" text:min-label-width="0.1875in"/>
        <style:text-properties fo:color="#d6903d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1.9125in" text:min-label-width="0.1875in"/>
        <style:text-properties fo:color="#d6903d" fo:font-family="Wingdings 2" style:font-family-generic="roman" style:font-pitch="variable" style:font-charset="x-symbol" fo:font-size="85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25in"/>
      </text:list-level-style-number>
      <text:list-level-style-number text:level="3" style:num-format="">
        <style:list-level-properties text:space-before="0.825in"/>
      </text:list-level-style-number>
      <text:list-level-style-number text:level="4" style:num-format="">
        <style:list-level-properties text:space-before="1.05in"/>
      </text:list-level-style-number>
      <text:list-level-style-number text:level="5" style:num-format="">
        <style:list-level-properties text:space-before="1.275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65in"/>
      </text:list-level-style-number>
      <text:list-level-style-number text:level="8" style:num-format="">
        <style:list-level-properties text:space-before="1.875in"/>
      </text:list-level-style-number>
      <text:list-level-style-number text:level="9" style:num-format="">
        <style:list-level-properties text:space-before="2.1in"/>
      </text:list-level-style-number>
    </text:list-style>
    <text:list-style style:name="a352">
      <text:list-level-style-bullet text:level="1" text:bullet-char="">
        <style:list-level-properties text:space-before="0in" text:min-label-width="0.225in"/>
        <style:text-properties fo:color="#f3a447" fo:font-family="Wingdings 2" style:font-charset="x-symbol" fo:font-size="85%"/>
      </text:list-level-style-bullet>
      <text:list-level-style-bullet text:level="2" text:bullet-char="">
        <style:list-level-properties text:space-before="0.3in" text:min-label-width="0.225in"/>
        <style:text-properties fo:color="#f3a447" fo:font-family="Wingdings 2" style:font-charset="x-symbol" fo:font-size="85%"/>
      </text:list-level-style-bullet>
      <text:list-level-style-bullet text:level="3" text:bullet-char="">
        <style:list-level-properties text:space-before="0.6in" text:min-label-width="0.225in"/>
        <style:text-properties fo:color="#f3a447" fo:font-family="Wingdings 2" style:font-charset="x-symbol" fo:font-size="85%"/>
      </text:list-level-style-bullet>
      <text:list-level-style-bullet text:level="4" text:bullet-char="">
        <style:list-level-properties text:space-before="0.825in" text:min-label-width="0.225in"/>
        <style:text-properties fo:color="#f3a447" fo:font-family="Wingdings 2" style:font-charset="x-symbol" fo:font-size="85%"/>
      </text:list-level-style-bullet>
      <text:list-level-style-bullet text:level="5" text:bullet-char="">
        <style:list-level-properties text:space-before="1.05in" text:min-label-width="0.225in"/>
        <style:text-properties fo:color="#f3a447" fo:font-family="Wingdings 2" style:font-charset="x-symbol" fo:font-size="85%"/>
      </text:list-level-style-bullet>
      <text:list-level-style-bullet text:level="6" text:bullet-char="">
        <style:list-level-properties text:space-before="1.275in" text:min-label-width="0.225in"/>
        <style:text-properties fo:color="#f3a447" fo:font-family="Wingdings 2" style:font-charset="x-symbol" fo:font-size="85%"/>
      </text:list-level-style-bullet>
      <text:list-level-style-bullet text:level="7" text:bullet-char="">
        <style:list-level-properties text:space-before="1.425in" text:min-label-width="0.225in"/>
        <style:text-properties fo:color="#f3a447" fo:font-family="Wingdings 2" style:font-charset="x-symbol" fo:font-size="85%"/>
      </text:list-level-style-bullet>
      <text:list-level-style-bullet text:level="8" text:bullet-char="">
        <style:list-level-properties text:space-before="1.65in" text:min-label-width="0.225in"/>
        <style:text-properties fo:color="#f3a447" fo:font-family="Wingdings 2" style:font-charset="x-symbol" fo:font-size="85%"/>
      </text:list-level-style-bullet>
      <text:list-level-style-bullet text:level="9" text:bullet-char="">
        <style:list-level-properties text:space-before="1.875in" text:min-label-width="0.225in"/>
        <style:text-properties fo:color="#f3a447" fo:font-family="Wingdings 2" style:font-charset="x-symbol" fo:font-size="85%"/>
      </text:list-level-style-bullet>
    </text:list-style>
  </office:automatic-styles>
  <office:master-styles>
    <draw:layer-set>
      <draw:layer draw:name="Master1-bg" draw:protected="true"/>
    </draw:layer-set>
    <style:master-page style:name="Master1-Бумажная" style:page-layout-name="pageLayout1" draw:style-name="a1">
      <draw:frame draw:id="id0" presentation:style-name="a18" draw:name="Text Placeholder 8" svg:x="0.5in" svg:y="1.58333in" svg:width="9in" svg:height="5.11632in" presentation:class="outline" presentation:placeholder="false">
        <draw:text-box>
          <text:list text:style-name="a4">
            <text:list-item>
              <text:p text:style-name="a3" text:class-names="" text:cond-style-name=""><text:span text:style-name="a2" text:class-names="">Образец текста</text:span></text:p>
            </text:list-item>
          </text:list>
          <text:list text:style-name="a7">
            <text:list-item>
              <text:list text:style-name="a7">
                <text:list-item>
                  <text:p text:style-name="a6" text:class-names="" text:cond-style-name=""><text:span text:style-name="a5" text:class-names="">Второй уровень</text:span></text:p>
                </text:list-item>
              </text:list>
            </text:list-item>
          </text:list>
          <text:list text:style-name="a10">
            <text:list-item>
              <text:list text:style-name="a10">
                <text:list-item>
                  <text:list text:style-name="a10">
                    <text:list-item>
                      <text:p text:style-name="a9" text:class-names="" text:cond-style-name=""><text:span text:style-name="a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list text:style-name="a13">
                        <text:list-item>
                          <text:p text:style-name="a12" text:class-names="" text:cond-style-name=""><text:span text:style-name="a1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list text:style-name="a17">
                            <text:list-item>
                              <text:p text:style-name="a16" text:class-names="" text:cond-style-name=""><text:span text:style-name="a14" text:class-names="">Пятый уровень</text:span><text:span text:style-name="a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" presentation:style-name="a21" draw:name="Date Placeholder 23" svg:x="6.33333in" svg:y="6.78441in" svg:width="2.83333in" svg:height="0.42in" presentation:class="date-time" presentation:placeholder="false">
        <draw:text-box>
          <text:p text:style-name="a20" text:class-names="" text:cond-style-name=""><text:span text:style-name="a19" text:class-names=""/></text:p>
        </draw:text-box>
        <svg:title/>
        <svg:desc/>
      </draw:frame>
      <draw:frame draw:id="id2" presentation:style-name="a24" draw:name="Footer Placeholder 9" svg:x="2.33333in" svg:y="6.78441in" svg:width="3.91667in" svg:height="0.42in" presentation:class="footer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8" draw:name="Slide Number Placeholder 21" svg:x="9.19792in" svg:y="6.7602in" svg:width="0.66667in" svg:height="0.5in" presentation:class="page-number" presentation:placeholder="false">
        <draw:text-box>
          <text:p text:style-name="a27" text:class-names="" text:cond-style-name=""><text:span text:style-name="a25" text:class-names=""><text:page-number style:num-format="1" text:fixed="false"/></text:span><text:span text:style-name="a26" text:class-names=""/></text:p>
        </draw:text-box>
        <svg:title/>
        <svg:desc/>
      </draw:frame>
      <draw:frame draw:id="id4" presentation:style-name="a32" draw:name="Title Placeholder 4" svg:x="0.5in" svg:y="0.16667in" svg:width="9in" svg:height="1.33333in" presentation:class="title" presentation:placeholder="false">
        <draw:text-box>
          <text:p text:style-name="a31" text:class-names="" text:cond-style-name=""><text:span text:style-name="a29" text:class-names="">Образец заголовка</text:span><text:span text:style-name="a30" text:class-names=""/></text:p>
        </draw:text-box>
        <svg:title/>
        <svg:desc/>
      </draw:frame>
    </style:master-page>
    <style:master-page style:name="Master1-Layout1-title-Титульный-слайд" style:page-layout-name="pageLayout1" draw:style-name="a34">
      <draw:frame draw:id="id5" presentation:style-name="a38" draw:name="Subtitle 8" svg:x="0.5in" svg:y="4.04615in" svg:width="9.08333in" svg:height="1.25in" presentation:class="subtitle" presentation:placeholder="false">
        <draw:text-box>
          <text:p text:style-name="a37" text:class-names="" text:cond-style-name=""><text:span text:style-name="a35" text:class-names="">Образец подзаголовка</text:span><text:span text:style-name="a36" text:class-names=""/></text:p>
        </draw:text-box>
        <svg:title/>
        <svg:desc/>
      </draw:frame>
      <draw:frame draw:id="id6" presentation:style-name="a42" draw:name="Title 27" svg:x="0.5in" svg:y="1.56795in" svg:width="9.08333in" svg:height="2.16667in" presentation:class="title" presentation:placeholder="false">
        <draw:text-box>
          <text:p text:style-name="a41" text:class-names="" text:cond-style-name=""><text:span text:style-name="a39" text:class-names="">Образец заголовка</text:span><text:span text:style-name="a40" text:class-names=""/></text:p>
        </draw:text-box>
        <svg:title/>
        <svg:desc/>
      </draw:frame>
      <draw:connector draw:type="line" svg:x1="1.60064in" svg:y1="3.88247in" svg:x2="4.85064in" svg:y2="3.8842in" draw:id="id7" draw:style-name="a43" draw:name="Straight Connector 7">
        <svg:title/>
        <svg:desc/>
      </draw:connector>
      <draw:connector draw:type="line" svg:x1="5.14936in" svg:y1="3.88247in" svg:x2="8.39936in" svg:y2="3.8842in" draw:id="id8" draw:style-name="a44" draw:name="Straight Connector 12">
        <svg:title/>
        <svg:desc/>
      </draw:connector>
      <draw:custom-shape svg:x="4.96538in" svg:y="3.85641in" svg:width="0.05in" svg:height="0.05in" draw:id="id9" draw:style-name="a47" draw:name="Oval 13">
        <svg:title/>
        <svg:desc/>
        <text:p text:style-name="a46" text:class-names="" text:cond-style-name=""><text:span text:style-name="a4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" presentation:style-name="a50" draw:name="Date Placeholder 14" svg:x="6.33333in" svg:y="6.78441in" svg:width="2.83333in" svg:height="0.42in" presentation:class="date-time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1" presentation:style-name="a54" draw:name="Slide Number Placeholder 15" svg:x="9.19792in" svg:y="6.7602in" svg:width="0.66667in" svg:height="0.5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  <draw:frame draw:id="id12" presentation:style-name="a57" draw:name="Footer Placeholder 16" svg:x="2.33333in" svg:y="6.78441in" svg:width="3.91667in" svg:height="0.42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</style:master-page>
    <style:master-page style:name="Master1-Layout2-obj-Заголовок-и-объект" style:page-layout-name="pageLayout1" draw:style-name="a59">
      <draw:frame draw:id="id13" presentation:style-name="a76" draw:name="Content Placeholder 8" svg:x="0.5in" svg:y="1.66667in" svg:width="9in" svg:height="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Образец текста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Второй уровень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Пятый уровень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79" draw:name="Date Placeholder 13" svg:x="6.33333in" svg:y="6.78441in" svg:width="2.83333in" svg:height="0.42in" presentation:class="date-time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3" draw:name="Slide Number Placeholder 14" svg:x="9.19792in" svg:y="6.7602in" svg:width="0.66667in" svg:height="0.5in" presentation:class="page-number" presentation:placeholder="false">
        <draw:text-box>
          <text:p text:style-name="a82" text:class-names="" text:cond-style-name=""><text:span text:style-name="a80" text:class-names=""><text:page-number style:num-format="1" text:fixed="false"/></text:span><text:span text:style-name="a81" text:class-names=""/></text:p>
        </draw:text-box>
        <svg:title/>
        <svg:desc/>
      </draw:frame>
      <draw:frame draw:id="id16" presentation:style-name="a86" draw:name="Footer Placeholder 15" svg:x="2.33333in" svg:y="6.78441in" svg:width="3.91667in" svg:height="0.42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17" presentation:style-name="a90" draw:name="Title 16" svg:x="0.5in" svg:y="0.16667in" svg:width="9in" svg:height="1.33333in" presentation:class="title" presentation:placeholder="false">
        <draw:text-box>
          <text:p text:style-name="a89" text:class-names="" text:cond-style-name=""><text:span text:style-name="a87" text:class-names="">Образец заголовка</text:span><text:span text:style-name="a88" text:class-names=""/></text:p>
        </draw:text-box>
        <svg:title/>
        <svg:desc/>
      </draw:frame>
    </style:master-page>
    <style:master-page style:name="Master1-Layout3-secHead-Заголовок-раздела" style:page-layout-name="pageLayout1" draw:style-name="a92">
      <draw:frame draw:id="id18" presentation:style-name="a95" draw:name="Date Placeholder 3" svg:x="6.33333in" svg:y="6.78441in" svg:width="2.83333in" svg:height="0.42in" presentation:class="date-time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9" presentation:style-name="a98" draw:name="Footer Placeholder 4" svg:x="2.33333in" svg:y="6.78441in" svg:width="3.91667in" svg:height="0.42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20" presentation:style-name="a102" draw:name="Slide Number Placeholder 5" svg:x="9.19792in" svg:y="6.7602in" svg:width="0.66667in" svg:height="0.5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/></text:span><text:span text:style-name="a100" text:class-names=""/></text:p>
        </draw:text-box>
        <svg:title/>
        <svg:desc/>
      </draw:frame>
      <draw:frame draw:id="id21" presentation:style-name="a106" draw:name="Title 1" svg:x="0.75in" svg:y="3.83333in" svg:width="8.66667in" svg:height="1.5in" presentation:class="title" presentation:placeholder="false">
        <draw:text-box>
          <text:p text:style-name="a105" text:class-names="" text:cond-style-name=""><text:span text:style-name="a103" text:class-names="">Образец заголовка</text:span><text:span text:style-name="a104" text:class-names=""/></text:p>
        </draw:text-box>
        <svg:title/>
        <svg:desc/>
      </draw:frame>
      <draw:frame draw:id="id22" presentation:style-name="a110" draw:name="Text Placeholder 2" svg:x="0.75in" svg:y="5.42308in" svg:width="8.66667in" svg:height="1.07692in" presentation:class="outline" presentation:placeholder="false">
        <draw:text-box>
          <text:list text:style-name="a109">
            <text:list-item>
              <text:p text:style-name="a108" text:class-names="" text:cond-style-name=""><text:span text:style-name="a107" text:class-names="">Образец текста</text:span></text:p>
            </text:list-item>
          </text:list>
        </draw:text-box>
        <svg:title/>
        <svg:desc/>
      </draw:frame>
      <draw:connector draw:type="line" svg:x1="0.75in" svg:y1="5.37729in" svg:x2="9.41667in" svg:y2="5.38199in" draw:id="id23" draw:style-name="a111" draw:name="Straight Connector 6">
        <svg:title/>
        <svg:desc/>
      </draw:connector>
    </style:master-page>
    <style:master-page style:name="Master1-Layout4-twoObj-Два-объекта" style:page-layout-name="pageLayout1" draw:style-name="a113">
      <draw:frame draw:id="id24" presentation:style-name="a116" draw:name="Date Placeholder 4" svg:x="6.33333in" svg:y="6.78441in" svg:width="2.83333in" svg:height="0.42in" presentation:class="date-time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25" presentation:style-name="a119" draw:name="Footer Placeholder 5" svg:x="2.33333in" svg:y="6.78441in" svg:width="3.91667in" svg:height="0.42in" presentation:class="footer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26" presentation:style-name="a123" draw:name="Slide Number Placeholder 6" svg:x="9.19792in" svg:y="6.7602in" svg:width="0.66667in" svg:height="0.5in" presentation:class="page-number" presentation:placeholder="false">
        <draw:text-box>
          <text:p text:style-name="a122" text:class-names="" text:cond-style-name=""><text:span text:style-name="a120" text:class-names=""><text:page-number style:num-format="1" text:fixed="false"/></text:span><text:span text:style-name="a121" text:class-names=""/></text:p>
        </draw:text-box>
        <svg:title/>
        <svg:desc/>
      </draw:frame>
      <draw:frame draw:id="id27" presentation:style-name="a127" draw:name="Title 1" svg:x="0.5in" svg:y="0.16667in" svg:width="9in" svg:height="1.33333in" presentation:class="title" presentation:placeholder="false">
        <draw:text-box>
          <text:p text:style-name="a126" text:class-names="" text:cond-style-name=""><text:span text:style-name="a124" text:class-names="">Образец заголовка</text:span><text:span text:style-name="a125" text:class-names=""/></text:p>
        </draw:text-box>
        <svg:title/>
        <svg:desc/>
      </draw:frame>
      <draw:frame draw:id="id28" presentation:style-name="a144" draw:name="Content Placeholder 10" svg:x="0.5in" svg:y="1.66667in" svg:width="4.44in" svg:height="5in" presentation:class="object" presentation:placeholder="false">
        <draw:text-box>
          <text:list text:style-name="a130">
            <text:list-item>
              <text:p text:style-name="a129" text:class-names="" text:cond-style-name=""><text:span text:style-name="a128" text:class-names="">Образец текста</text:span></text:p>
            </text:list-item>
          </text:list>
          <text:list text:style-name="a133">
            <text:list-item>
              <text:list text:style-name="a133">
                <text:list-item>
                  <text:p text:style-name="a132" text:class-names="" text:cond-style-name=""><text:span text:style-name="a131" text:class-names="">Второй уровень</text:span></text:p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p text:style-name="a135" text:class-names="" text:cond-style-name=""><text:span text:style-name="a13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p text:style-name="a138" text:class-names="" text:cond-style-name=""><text:span text:style-name="a13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0" text:class-names="">Пятый уровень</text:span><text:span text:style-name="a1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1" draw:name="Content Placeholder 12" svg:x="5.08333in" svg:y="1.66667in" svg:width="4.44in" svg:height="5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>Образец текста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Второй уровень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7" text:class-names="">Пятый уровень</text:span><text:span text:style-name="a1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5-twoTxTwoObj-Сравнение" style:page-layout-name="pageLayout1" draw:style-name="a163">
      <draw:frame draw:id="id30" presentation:style-name="a167" draw:name="Slide Number Placeholder 8" svg:x="9.19792in" svg:y="6.7602in" svg:width="0.66667in" svg:height="0.5in" presentation:class="page-number" presentation:placeholder="false">
        <draw:text-box>
          <text:p text:style-name="a166" text:class-names="" text:cond-style-name=""><text:span text:style-name="a164" text:class-names=""><text:page-number style:num-format="1" text:fixed="false"/></text:span><text:span text:style-name="a165" text:class-names=""/></text:p>
        </draw:text-box>
        <svg:title/>
        <svg:desc/>
      </draw:frame>
      <draw:frame draw:id="id31" presentation:style-name="a170" draw:name="Footer Placeholder 7" svg:x="2.33333in" svg:y="6.78441in" svg:width="3.91667in" svg:height="0.42in" presentation:class="footer" presentation:placeholder="false">
        <draw:text-box>
          <text:p text:style-name="a169" text:class-names="" text:cond-style-name=""><text:span text:style-name="a168" text:class-names=""/></text:p>
        </draw:text-box>
        <svg:title/>
        <svg:desc/>
      </draw:frame>
      <draw:frame draw:id="id32" presentation:style-name="a173" draw:name="Date Placeholder 6" svg:x="6.33333in" svg:y="6.78441in" svg:width="2.83333in" svg:height="0.42in" presentation:class="date-time" presentation:placeholder="false">
        <draw:text-box>
          <text:p text:style-name="a172" text:class-names="" text:cond-style-name=""><text:span text:style-name="a171" text:class-names=""/></text:p>
        </draw:text-box>
        <svg:title/>
        <svg:desc/>
      </draw:frame>
      <draw:frame draw:id="id33" presentation:style-name="a177" draw:name="Text Placeholder 2" svg:x="0.5in" svg:y="1.53061in" svg:width="4.4184in" svg:height="0.83333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Образец текста</text:span></text:p>
            </text:list-item>
          </text:list>
        </draw:text-box>
        <svg:title/>
        <svg:desc/>
      </draw:frame>
      <draw:frame draw:id="id34" presentation:style-name="a194" draw:name="Content Placeholder 31" svg:x="0.5in" svg:y="2.40802in" svg:width="4.41667in" svg:height="4.28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Образец текста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Второй уровень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Пятый уровень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11" draw:name="Content Placeholder 33" svg:x="5.08507in" svg:y="2.40802in" svg:width="4.41667in" svg:height="4.28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Образец текста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Второй уровень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7" text:class-names="">Пятый уровень</text:span><text:span text:style-name="a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15" draw:name="Title 1" svg:x="0.5in" svg:y="0.17in" svg:width="9in" svg:height="1.25in" presentation:class="title" presentation:placeholder="false">
        <draw:text-box>
          <text:p text:style-name="a214" text:class-names="" text:cond-style-name=""><text:span text:style-name="a212" text:class-names="">Образец заголовка</text:span><text:span text:style-name="a213" text:class-names=""/></text:p>
        </draw:text-box>
        <svg:title/>
        <svg:desc/>
      </draw:frame>
      <draw:frame draw:id="id37" presentation:style-name="a219" draw:name="Text Placeholder 11" svg:x="5.08333in" svg:y="1.53061in" svg:width="4.4184in" svg:height="0.83333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Образец текста</text:span></text:p>
            </text:list-item>
          </text:list>
        </draw:text-box>
        <svg:title/>
        <svg:desc/>
      </draw:frame>
      <draw:connector draw:type="line" svg:x1="0.61564in" svg:y1="2.38432in" svg:x2="4.71564in" svg:y2="2.38605in" draw:id="id38" draw:style-name="a220" draw:name="Straight Connector 9">
        <svg:title/>
        <svg:desc/>
      </draw:connector>
      <draw:connector draw:type="line" svg:x1="5.2in" svg:y1="2.38432in" svg:x2="9.3in" svg:y2="2.38605in" draw:id="id39" draw:style-name="a221" draw:name="Straight Connector 16">
        <svg:title/>
        <svg:desc/>
      </draw:connector>
    </style:master-page>
    <style:master-page style:name="Master1-Layout6-titleOnly-Только-заголовок" style:page-layout-name="pageLayout1" draw:style-name="a223">
      <draw:frame draw:id="id40" presentation:style-name="a226" draw:name="Date Placeholder 2" svg:x="6.33333in" svg:y="6.78441in" svg:width="2.83333in" svg:height="0.42in" presentation:class="date-time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41" presentation:style-name="a229" draw:name="Footer Placeholder 3" svg:x="2.33333in" svg:y="6.78441in" svg:width="3.91667in" svg:height="0.42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2" presentation:style-name="a233" draw:name="Slide Number Placeholder 4" svg:x="9.19792in" svg:y="6.7602in" svg:width="0.66667in" svg:height="0.5in" presentation:class="page-number" presentation:placeholder="false">
        <draw:text-box>
          <text:p text:style-name="a232" text:class-names="" text:cond-style-name=""><text:span text:style-name="a230" text:class-names=""><text:page-number style:num-format="1" text:fixed="false"/></text:span><text:span text:style-name="a231" text:class-names=""/></text:p>
        </draw:text-box>
        <svg:title/>
        <svg:desc/>
      </draw:frame>
      <draw:frame draw:id="id43" presentation:style-name="a237" draw:name="Title 1" svg:x="0.5in" svg:y="0.16667in" svg:width="9in" svg:height="1.33333in" presentation:class="title" presentation:placeholder="false">
        <draw:text-box>
          <text:p text:style-name="a236" text:class-names="" text:cond-style-name=""><text:span text:style-name="a234" text:class-names="">Образец заголовка</text:span><text:span text:style-name="a235" text:class-names=""/></text:p>
        </draw:text-box>
        <svg:title/>
        <svg:desc/>
      </draw:frame>
    </style:master-page>
    <style:master-page style:name="Master1-Layout7-blank-Пустой-слайд" style:page-layout-name="pageLayout1" draw:style-name="a239">
      <draw:frame draw:id="id44" presentation:style-name="a242" draw:name="Date Placeholder 1" svg:x="6.33333in" svg:y="6.78441in" svg:width="2.83333in" svg:height="0.42in" presentation:class="date-time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45" presentation:style-name="a245" draw:name="Footer Placeholder 2" svg:x="2.33333in" svg:y="6.78441in" svg:width="3.91667in" svg:height="0.42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6" presentation:style-name="a249" draw:name="Slide Number Placeholder 3" svg:x="9.19792in" svg:y="6.7602in" svg:width="0.66667in" svg:height="0.5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Объект-с-подписью" style:page-layout-name="pageLayout1" draw:style-name="a251">
      <draw:frame draw:id="id47" presentation:style-name="a268" draw:name="Content Placeholder 28" svg:x="0.5in" svg:y="0.5in" svg:width="6.83333in" svg:height="6.25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Образец текста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Второй уровень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4" text:class-names="">Пятый уровень</text:span><text:span text:style-name="a2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72" draw:name="Text Placeholder 2" svg:x="7.41667in" svg:y="1.75in" svg:width="2.17in" svg:height="4.08333in" presentation:class="outline" presentation:placeholder="false">
        <draw:text-box>
          <text:list text:style-name="a271">
            <text:list-item>
              <text:p text:style-name="a270" text:class-names="" text:cond-style-name=""><text:span text:style-name="a269" text:class-names="">Образец текста</text:span></text:p>
            </text:list-item>
          </text:list>
        </draw:text-box>
        <svg:title/>
        <svg:desc/>
      </draw:frame>
      <draw:frame draw:id="id49" presentation:style-name="a276" draw:name="Title 30" svg:x="7.41667in" svg:y="0.5in" svg:width="2.16667in" svg:height="1.16667in" presentation:class="title" presentation:placeholder="false">
        <draw:text-box>
          <text:p text:style-name="a275" text:class-names="" text:cond-style-name=""><text:span text:style-name="a273" text:class-names="">Образец заголовка</text:span><text:span text:style-name="a274" text:class-names=""/></text:p>
        </draw:text-box>
        <svg:title/>
        <svg:desc/>
      </draw:frame>
      <draw:frame draw:id="id50" presentation:style-name="a279" draw:name="Date Placeholder 7" svg:x="6.33333in" svg:y="6.78441in" svg:width="2.83333in" svg:height="0.42in" presentation:class="date-time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51" presentation:style-name="a283" draw:name="Slide Number Placeholder 8" svg:x="9.19792in" svg:y="6.7602in" svg:width="0.66667in" svg:height="0.5in" presentation:class="page-number" presentation:placeholder="false">
        <draw:text-box>
          <text:p text:style-name="a282" text:class-names="" text:cond-style-name=""><text:span text:style-name="a280" text:class-names=""><text:page-number style:num-format="1" text:fixed="false"/></text:span><text:span text:style-name="a281" text:class-names=""/></text:p>
        </draw:text-box>
        <svg:title/>
        <svg:desc/>
      </draw:frame>
      <draw:frame draw:id="id52" presentation:style-name="a286" draw:name="Footer Placeholder 9" svg:x="2.33333in" svg:y="6.78441in" svg:width="3.91667in" svg:height="0.42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</style:master-page>
    <style:master-page style:name="Master1-Layout9-picTx-Рисунок-с-подписью" style:page-layout-name="pageLayout1" draw:style-name="a288">
      <draw:frame draw:id="id53" presentation:style-name="a292" draw:name="Title 1" svg:x="7.25in" svg:y="0.5in" svg:width="2.25in" svg:height="1.16667in" presentation:class="title" presentation:placeholder="false">
        <draw:text-box>
          <text:p text:style-name="a291" text:class-names="" text:cond-style-name=""><text:span text:style-name="a289" text:class-names="">Образец заголовка</text:span><text:span text:style-name="a290" text:class-names=""/></text:p>
        </draw:text-box>
        <svg:title/>
        <svg:desc/>
      </draw:frame>
      <draw:frame draw:id="id54" presentation:style-name="a296" draw:name="Picture Placeholder 2" svg:x="0.5in" svg:y="0.5in" svg:width="6.58333in" svg:height="6.08333in" presentation:class="graphic" presentation:placeholder="false">
        <draw:text-box>
          <text:p text:style-name="a295" text:class-names="" text:cond-style-name=""><text:span text:style-name="a293" text:class-names="">Вставка рисунка</text:span><text:span text:style-name="a294" text:class-names=""/></text:p>
        </draw:text-box>
        <svg:title/>
        <svg:desc/>
      </draw:frame>
      <draw:frame draw:id="id55" presentation:style-name="a300" draw:name="Text Placeholder 3" svg:x="7.25in" svg:y="1.75in" svg:width="2.25in" svg:height="4.83333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Образец текста</text:span></text:p>
            </text:list-item>
          </text:list>
        </draw:text-box>
        <svg:title/>
        <svg:desc/>
      </draw:frame>
      <draw:frame draw:id="id56" presentation:style-name="a303" draw:name="Date Placeholder 7" svg:x="6.33333in" svg:y="6.78441in" svg:width="2.83333in" svg:height="0.42in" presentation:class="date-time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57" presentation:style-name="a307" draw:name="Slide Number Placeholder 8" svg:x="9.19792in" svg:y="6.7602in" svg:width="0.66667in" svg:height="0.5in" presentation:class="page-number" presentation:placeholder="false">
        <draw:text-box>
          <text:p text:style-name="a306" text:class-names="" text:cond-style-name=""><text:span text:style-name="a304" text:class-names=""><text:page-number style:num-format="1" text:fixed="false"/></text:span><text:span text:style-name="a305" text:class-names=""/></text:p>
        </draw:text-box>
        <svg:title/>
        <svg:desc/>
      </draw:frame>
      <draw:frame draw:id="id58" presentation:style-name="a310" draw:name="Footer Placeholder 9" svg:x="2.33333in" svg:y="6.78441in" svg:width="3.91667in" svg:height="0.42in" presentation:class="footer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</style:master-page>
    <style:master-page style:name="Master1-Layout10-vertTx-Заголовок-и-вертикальный-текст" style:page-layout-name="pageLayout1" draw:style-name="a312">
      <draw:frame draw:id="id59" presentation:style-name="a316" draw:name="Title 1" svg:x="0.5in" svg:y="0.16667in" svg:width="9in" svg:height="1.33333in" presentation:class="title" presentation:placeholder="false">
        <draw:text-box>
          <text:p text:style-name="a315" text:class-names="" text:cond-style-name=""><text:span text:style-name="a313" text:class-names="">Образец заголовка</text:span><text:span text:style-name="a314" text:class-names=""/></text:p>
        </draw:text-box>
        <svg:title/>
        <svg:desc/>
      </draw:frame>
      <draw:frame draw:id="id60" presentation:style-name="a333" draw:name="Vertical Text Placeholder 2" svg:x="0.5in" svg:y="1.58333in" svg:width="9in" svg:height="5.11632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Образец текста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Второй уровень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Пятый уровень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36" draw:name="Date Placeholder 3" svg:x="6.33333in" svg:y="6.78441in" svg:width="2.83333in" svg:height="0.42in" presentation:class="date-time" presentation:placeholder="false">
        <draw:text-box>
          <text:p text:style-name="a335" text:class-names="" text:cond-style-name=""><text:span text:style-name="a334" text:class-names=""/></text:p>
        </draw:text-box>
        <svg:title/>
        <svg:desc/>
      </draw:frame>
      <draw:frame draw:id="id62" presentation:style-name="a339" draw:name="Footer Placeholder 4" svg:x="2.33333in" svg:y="6.78441in" svg:width="3.91667in" svg:height="0.42in" presentation:class="footer" presentation:placeholder="false">
        <draw:text-box>
          <text:p text:style-name="a338" text:class-names="" text:cond-style-name=""><text:span text:style-name="a337" text:class-names=""/></text:p>
        </draw:text-box>
        <svg:title/>
        <svg:desc/>
      </draw:frame>
      <draw:frame draw:id="id63" presentation:style-name="a343" draw:name="Slide Number Placeholder 5" svg:x="9.19792in" svg:y="6.7602in" svg:width="0.66667in" svg:height="0.5in" presentation:class="page-number" presentation:placeholder="false">
        <draw:text-box>
          <text:p text:style-name="a342" text:class-names="" text:cond-style-name=""><text:span text:style-name="a340" text:class-names=""><text:page-number style:num-format="1" text:fixed="false"/></text:span><text:span text:style-name="a341" text:class-names=""/></text:p>
        </draw:text-box>
        <svg:title/>
        <svg:desc/>
      </draw:frame>
    </style:master-page>
    <style:master-page style:name="Master1-Layout11-vertTitleAndTx-Вертикальный-заголовок-и-текст" style:page-layout-name="pageLayout1" draw:style-name="a345">
      <draw:frame draw:id="id64" presentation:style-name="a349" draw:name="Vertical Title 1" svg:x="7.25in" svg:y="0.30035in" svg:width="2.25in" svg:height="6.39931in" presentation:class="title" presentation:placeholder="false">
        <draw:text-box>
          <text:p text:style-name="a348" text:class-names="" text:cond-style-name=""><text:span text:style-name="a346" text:class-names="">Образец заголовка</text:span><text:span text:style-name="a347" text:class-names=""/></text:p>
        </draw:text-box>
        <svg:title/>
        <svg:desc/>
      </draw:frame>
      <draw:frame draw:id="id65" presentation:style-name="a366" draw:name="Vertical Text Placeholder 2" svg:x="0.5in" svg:y="0.30035in" svg:width="6.58333in" svg:height="6.39931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Образец текста</text:span></text:p>
            </text:list-item>
          </text:list>
          <text:list text:style-name="a355">
            <text:list-item>
              <text:list text:style-name="a355">
                <text:list-item>
                  <text:p text:style-name="a354" text:class-names="" text:cond-style-name=""><text:span text:style-name="a353" text:class-names="">Второй уровень</text:span></text:p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p text:style-name="a357" text:class-names="" text:cond-style-name=""><text:span text:style-name="a35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p text:style-name="a360" text:class-names="" text:cond-style-name=""><text:span text:style-name="a35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list text:style-name="a365">
                            <text:list-item>
                              <text:p text:style-name="a364" text:class-names="" text:cond-style-name=""><text:span text:style-name="a362" text:class-names="">Пятый уровень</text:span><text:span text:style-name="a3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69" draw:name="Date Placeholder 3" svg:x="6.33333in" svg:y="6.78441in" svg:width="2.83333in" svg:height="0.42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67" presentation:style-name="a372" draw:name="Footer Placeholder 4" svg:x="2.33333in" svg:y="6.78441in" svg:width="3.91667in" svg:height="0.42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68" presentation:style-name="a376" draw:name="Slide Number Placeholder 5" svg:x="9.19792in" svg:y="6.7602in" svg:width="0.66667in" svg:height="0.5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/></text:span><text:span text:style-name="a37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Слайд 1</dc:title>
    <meta:initial-creator>Admin</meta:initial-creator>
    <dc:creator>Пользователь Windows</dc:creator>
    <meta:creation-date>2010-09-07T05:49:21Z</meta:creation-date>
    <dc:date>2019-03-28T23:24:28Z</dc:date>
    <meta:template xlink:href="Презентация%206" xlink:type="simple"/>
    <meta:editing-cycles>19</meta:editing-cycles>
    <meta:editing-duration>PT674661S</meta:editing-duration>
    <meta:document-statistic meta:paragraph-count="214" meta:word-count="2331"/>
  </office:meta>
</office:document-meta>
</file>